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2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3e1f9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b3e1f9"/>
    </style:style>
    <style:style style:name="ce3" style:family="table-cell" style:parent-style-name="Default">
      <style:table-cell-properties fo:background-color="#b3e1f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_ECS_Oct_2022" table:style-name="ta1">
        <table:shapes>
          <draw:frame draw:z-index="0" draw:style-name="gr1" draw:text-style-name="P1" svg:width="54.49cm" svg:height="32.859cm" svg:x="5.939cm" svg:y="2.258cm">
            <draw:object draw:notify-on-update-of-ranges="calibration_ECS_Oct_2022.A1:calibration_ECS_Oct_2022.C1 calibration_ECS_Oct_2022.A1:calibration_ECS_Oct_2022.A1 calibration_ECS_Oct_2022.A2:calibration_ECS_Oct_2022.A202 calibration_ECS_Oct_2022.B1:calibration_ECS_Oct_2022.B1 calibration_ECS_Oct_2022.B2:calibration_ECS_Oct_2022.B202 calibration_ECS_Oct_2022.A1:calibration_ECS_Oct_2022.A1 calibration_ECS_Oct_2022.A2:calibration_ECS_Oct_2022.A202 calibration_ECS_Oct_2022.C1:calibration_ECS_Oct_2022.C1 calibration_ECS_Oct_2022.C2:calibration_ECS_Oct_2022.C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Poly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6.08333333333" calcext:value-type="float">
            <text:p>2276,08</text:p>
          </table:table-cell>
          <table:table-cell table:formula="of:=[$Poly.C1]" office:value-type="float" office:value="2293.70898973781" calcext:value-type="float">
            <text:p>2293,71</text:p>
          </table:table-cell>
          <table:table-cell table:formula="of:=[.C2]-[.B2]" office:value-type="float" office:value="17.6256564044766" calcext:value-type="float">
            <text:p>17,63</text:p>
          </table:table-cell>
          <table:table-cell table:style-name="Default"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2271.41666666667" calcext:value-type="float">
            <text:p>2271,42</text:p>
          </table:table-cell>
          <table:table-cell table:formula="of:=[$Poly.C2]" office:value-type="float" office:value="2289.58097430211" calcext:value-type="float">
            <text:p>2289,58</text:p>
          </table:table-cell>
          <table:table-cell table:formula="of:=[.C3]-[.B3]" office:value-type="float" office:value="18.1643076354408" calcext:value-type="float">
            <text:p>18,16</text:p>
          </table:table-cell>
          <table:table-cell table:formula="of:=MAX([.D2:.D201])" office:value-type="float" office:value="22.0166105912017" calcext:value-type="float">
            <text:p>22,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74.16666666667" calcext:value-type="float">
            <text:p>2274,17</text:p>
          </table:table-cell>
          <table:table-cell table:formula="of:=[$Poly.C3]" office:value-type="float" office:value="2285.75276891083" calcext:value-type="float">
            <text:p>2285,75</text:p>
          </table:table-cell>
          <table:table-cell table:formula="of:=[.C4]-[.B4]" office:value-type="float" office:value="11.5861022441618" calcext:value-type="float">
            <text:p>11,59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267.08333333333" calcext:value-type="float">
            <text:p>2267,08</text:p>
          </table:table-cell>
          <table:table-cell table:formula="of:=[$Poly.C4]" office:value-type="float" office:value="2282.1955404987" calcext:value-type="float">
            <text:p>2282,20</text:p>
          </table:table-cell>
          <table:table-cell table:formula="of:=[.C5]-[.B5]" office:value-type="float" office:value="15.1122071653649" calcext:value-type="float">
            <text:p>15,11</text:p>
          </table:table-cell>
          <table:table-cell table:formula="of:=MIN([.D2:.D201])" office:value-type="float" office:value="-34.751067647147" calcext:value-type="float">
            <text:p>-34,7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66" calcext:value-type="float">
            <text:p>2266,00</text:p>
          </table:table-cell>
          <table:table-cell table:formula="of:=[$Poly.C5]" office:value-type="float" office:value="2278.88122487064" calcext:value-type="float">
            <text:p>2278,88</text:p>
          </table:table-cell>
          <table:table-cell table:formula="of:=[.C6]-[.B6]" office:value-type="float" office:value="12.8812248706422" calcext:value-type="float">
            <text:p>12,88</text:p>
          </table:table-cell>
          <table:table-cell table:number-columns-repeated="2"/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2264.75" calcext:value-type="float">
            <text:p>2264,75</text:p>
          </table:table-cell>
          <table:table-cell table:formula="of:=[$Poly.C6]" office:value-type="float" office:value="2275.78251909182" calcext:value-type="float">
            <text:p>2275,78</text:p>
          </table:table-cell>
          <table:table-cell table:formula="of:=[.C7]-[.B7]" office:value-type="float" office:value="11.0325190918184" calcext:value-type="float">
            <text:p>11,0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67.58333333333" calcext:value-type="float">
            <text:p>2267,58</text:p>
          </table:table-cell>
          <table:table-cell table:formula="of:=[$Poly.C7]" office:value-type="float" office:value="2272.87287387777" calcext:value-type="float">
            <text:p>2272,87</text:p>
          </table:table-cell>
          <table:table-cell table:formula="of:=[.C8]-[.B8]" office:value-type="float" office:value="5.28954054444057" calcext:value-type="float">
            <text:p>5,29</text:p>
          </table:table-cell>
          <table:table-cell table:number-columns-repeated="2"/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270.5" calcext:value-type="float">
            <text:p>2270,50</text:p>
          </table:table-cell>
          <table:table-cell table:formula="of:=[$Poly.C8]" office:value-type="float" office:value="2270.12648598444" calcext:value-type="float">
            <text:p>2270,13</text:p>
          </table:table-cell>
          <table:table-cell table:formula="of:=[.C9]-[.B9]" office:value-type="float" office:value="-0.373514015555429" calcext:value-type="float">
            <text:p>-0,3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8.08333333333" calcext:value-type="float">
            <text:p>2268,08</text:p>
          </table:table-cell>
          <table:table-cell table:formula="of:=[$Poly.C9]" office:value-type="float" office:value="2267.51829059828" calcext:value-type="float">
            <text:p>2267,52</text:p>
          </table:table-cell>
          <table:table-cell table:formula="of:=[.C10]-[.B10]" office:value-type="float" office:value="-0.565042735050156" calcext:value-type="float">
            <text:p>-0,57</text:p>
          </table:table-cell>
          <table:table-cell table:number-columns-repeated="2"/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2271" calcext:value-type="float">
            <text:p>2271,00</text:p>
          </table:table-cell>
          <table:table-cell table:formula="of:=[$Poly.C10]" office:value-type="float" office:value="2265.02395372633" calcext:value-type="float">
            <text:p>2265,02</text:p>
          </table:table-cell>
          <table:table-cell table:formula="of:=[.C11]-[.B11]" office:value-type="float" office:value="-5.97604627366627" calcext:value-type="float">
            <text:p>-5,9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74.75" calcext:value-type="float">
            <text:p>2274,75</text:p>
          </table:table-cell>
          <table:table-cell table:formula="of:=[$Poly.C11]" office:value-type="float" office:value="2262.6198645863" calcext:value-type="float">
            <text:p>2262,62</text:p>
          </table:table-cell>
          <table:table-cell table:formula="of:=[.C12]-[.B12]" office:value-type="float" office:value="-12.1301354136986" calcext:value-type="float">
            <text:p>-12,13</text:p>
          </table:table-cell>
          <table:table-cell table:number-columns-repeated="2"/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2269.75" calcext:value-type="float">
            <text:p>2269,75</text:p>
          </table:table-cell>
          <table:table-cell table:formula="of:=[$Poly.C12]" office:value-type="float" office:value="2260.28312799664" calcext:value-type="float">
            <text:p>2260,28</text:p>
          </table:table-cell>
          <table:table-cell table:formula="of:=[.C13]-[.B13]" office:value-type="float" office:value="-9.46687200335691" calcext:value-type="float">
            <text:p>-9,4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69.66666666667" calcext:value-type="float">
            <text:p>2269,67</text:p>
          </table:table-cell>
          <table:table-cell table:formula="of:=[$Poly.C13]" office:value-type="float" office:value="2257.99155676663" calcext:value-type="float">
            <text:p>2257,99</text:p>
          </table:table-cell>
          <table:table-cell table:formula="of:=[.C14]-[.B14]" office:value-type="float" office:value="-11.6751099000389" calcext:value-type="float">
            <text:p>-11,68</text:p>
          </table:table-cell>
          <table:table-cell table:number-columns-repeated="2"/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2270.91666666667" calcext:value-type="float">
            <text:p>2270,92</text:p>
          </table:table-cell>
          <table:table-cell table:formula="of:=[$Poly.C14]" office:value-type="float" office:value="2255.72366408646" calcext:value-type="float">
            <text:p>2255,72</text:p>
          </table:table-cell>
          <table:table-cell table:formula="of:=[.C15]-[.B15]" office:value-type="float" office:value="-15.1930025802053" calcext:value-type="float">
            <text:p>-15,1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80.33333333333" calcext:value-type="float">
            <text:p>2280,33</text:p>
          </table:table-cell>
          <table:table-cell table:formula="of:=[$Poly.C15]" office:value-type="float" office:value="2253.45865591731" calcext:value-type="float">
            <text:p>2253,46</text:p>
          </table:table-cell>
          <table:table-cell table:formula="of:=[.C16]-[.B16]" office:value-type="float" office:value="-26.8746774160259" calcext:value-type="float">
            <text:p>-26,87</text:p>
          </table:table-cell>
          <table:table-cell table:number-columns-repeated="2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2276.5" calcext:value-type="float">
            <text:p>2276,50</text:p>
          </table:table-cell>
          <table:table-cell table:formula="of:=[$Poly.C16]" office:value-type="float" office:value="2251.17642338142" calcext:value-type="float">
            <text:p>2251,18</text:p>
          </table:table-cell>
          <table:table-cell table:formula="of:=[.C17]-[.B17]" office:value-type="float" office:value="-25.3235766185821" calcext:value-type="float">
            <text:p>-25,3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73.33333333333" calcext:value-type="float">
            <text:p>2273,33</text:p>
          </table:table-cell>
          <table:table-cell table:formula="of:=[$Poly.C17]" office:value-type="float" office:value="2248.85753515219" calcext:value-type="float">
            <text:p>2248,86</text:p>
          </table:table-cell>
          <table:table-cell table:formula="of:=[.C18]-[.B18]" office:value-type="float" office:value="-24.4757981811472" calcext:value-type="float">
            <text:p>-24,48</text:p>
          </table:table-cell>
          <table:table-cell table:number-columns-repeated="2"/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2271.91666666667" calcext:value-type="float">
            <text:p>2271,92</text:p>
          </table:table-cell>
          <table:table-cell table:formula="of:=[$Poly.C18]" office:value-type="float" office:value="2246.48322984425" calcext:value-type="float">
            <text:p>2246,48</text:p>
          </table:table-cell>
          <table:table-cell table:formula="of:=[.C19]-[.B19]" office:value-type="float" office:value="-25.4334368224213" calcext:value-type="float">
            <text:p>-25,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74.58333333333" calcext:value-type="float">
            <text:p>2274,58</text:p>
          </table:table-cell>
          <table:table-cell table:formula="of:=[$Poly.C19]" office:value-type="float" office:value="2244.03540840353" calcext:value-type="float">
            <text:p>2244,04</text:p>
          </table:table-cell>
          <table:table-cell table:formula="of:=[.C20]-[.B20]" office:value-type="float" office:value="-30.5479249298082" calcext:value-type="float">
            <text:p>-30,55</text:p>
          </table:table-cell>
          <table:table-cell table:number-columns-repeated="2"/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2268.83333333333" calcext:value-type="float">
            <text:p>2268,83</text:p>
          </table:table-cell>
          <table:table-cell table:formula="of:=[$Poly.C20]" office:value-type="float" office:value="2241.49662649736" calcext:value-type="float">
            <text:p>2241,50</text:p>
          </table:table-cell>
          <table:table-cell table:formula="of:=[.C21]-[.B21]" office:value-type="float" office:value="-27.3367068359753" calcext:value-type="float">
            <text:p>-27,3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0.75" calcext:value-type="float">
            <text:p>2250,75</text:p>
          </table:table-cell>
          <table:table-cell table:formula="of:=[$Poly.C21]" office:value-type="float" office:value="2238.85008690455" calcext:value-type="float">
            <text:p>2238,85</text:p>
          </table:table-cell>
          <table:table-cell table:formula="of:=[.C22]-[.B22]" office:value-type="float" office:value="-11.8999130954544" calcext:value-type="float">
            <text:p>-11,90</text:p>
          </table:table-cell>
          <table:table-cell table:number-columns-repeated="2"/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2225.5" calcext:value-type="float">
            <text:p>2225,50</text:p>
          </table:table-cell>
          <table:table-cell table:formula="of:=[$Poly.C22]" office:value-type="float" office:value="2236.07963190543" calcext:value-type="float">
            <text:p>2236,08</text:p>
          </table:table-cell>
          <table:table-cell table:formula="of:=[.C23]-[.B23]" office:value-type="float" office:value="10.5796319054311" calcext:value-type="float">
            <text:p>10,5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27" calcext:value-type="float">
            <text:p>2227,00</text:p>
          </table:table-cell>
          <table:table-cell table:formula="of:=[$Poly.C23]" office:value-type="float" office:value="2233.16973567201" calcext:value-type="float">
            <text:p>2233,17</text:p>
          </table:table-cell>
          <table:table-cell table:formula="of:=[.C24]-[.B24]" office:value-type="float" office:value="6.1697356720133" calcext:value-type="float">
            <text:p>6,17</text:p>
          </table:table-cell>
          <table:table-cell table:number-columns-repeated="2"/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2219.83333333333" calcext:value-type="float">
            <text:p>2219,83</text:p>
          </table:table-cell>
          <table:table-cell table:formula="of:=[$Poly.C24]" office:value-type="float" office:value="2230.10549665798" calcext:value-type="float">
            <text:p>2230,11</text:p>
          </table:table-cell>
          <table:table-cell table:formula="of:=[.C25]-[.B25]" office:value-type="float" office:value="10.2721633246456" calcext:value-type="float">
            <text:p>10,2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19.66666666667" calcext:value-type="float">
            <text:p>2219,67</text:p>
          </table:table-cell>
          <table:table-cell table:formula="of:=[$Poly.C25]" office:value-type="float" office:value="2226.87262998883" calcext:value-type="float">
            <text:p>2226,87</text:p>
          </table:table-cell>
          <table:table-cell table:formula="of:=[.C26]-[.B26]" office:value-type="float" office:value="7.20596332215882" calcext:value-type="float">
            <text:p>7,21</text:p>
          </table:table-cell>
          <table:table-cell table:number-columns-repeated="2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2214.5" calcext:value-type="float">
            <text:p>2214,50</text:p>
          </table:table-cell>
          <table:table-cell table:formula="of:=[$Poly.C26]" office:value-type="float" office:value="2223.45745985192" calcext:value-type="float">
            <text:p>2223,46</text:p>
          </table:table-cell>
          <table:table-cell table:formula="of:=[.C27]-[.B27]" office:value-type="float" office:value="8.95745985191797" calcext:value-type="float">
            <text:p>8,9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14" calcext:value-type="float">
            <text:p>2214,00</text:p>
          </table:table-cell>
          <table:table-cell table:formula="of:=[$Poly.C27]" office:value-type="float" office:value="2219.84691188658" calcext:value-type="float">
            <text:p>2219,85</text:p>
          </table:table-cell>
          <table:table-cell table:formula="of:=[.C28]-[.B28]" office:value-type="float" office:value="5.84691188657826" calcext:value-type="float">
            <text:p>5,85</text:p>
          </table:table-cell>
          <table:table-cell table:number-columns-repeated="2"/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212.75" calcext:value-type="float">
            <text:p>2212,75</text:p>
          </table:table-cell>
          <table:table-cell table:formula="of:=[$Poly.C28]" office:value-type="float" office:value="2216.02850557417" calcext:value-type="float">
            <text:p>2216,03</text:p>
          </table:table-cell>
          <table:table-cell table:formula="of:=[.C29]-[.B29]" office:value-type="float" office:value="3.27850557416605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17.91666666667" calcext:value-type="float">
            <text:p>2217,92</text:p>
          </table:table-cell>
          <table:table-cell table:formula="of:=[$Poly.C29]" office:value-type="float" office:value="2211.99034662814" calcext:value-type="float">
            <text:p>2211,99</text:p>
          </table:table-cell>
          <table:table-cell table:formula="of:=[.C30]-[.B30]" office:value-type="float" office:value="-5.9263200385235" calcext:value-type="float">
            <text:p>-5,93</text:p>
          </table:table-cell>
          <table:table-cell table:number-columns-repeated="2"/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214.58333333333" calcext:value-type="float">
            <text:p>2214,58</text:p>
          </table:table-cell>
          <table:table-cell table:formula="of:=[$Poly.C30]" office:value-type="float" office:value="2207.72111938419" calcext:value-type="float">
            <text:p>2207,72</text:p>
          </table:table-cell>
          <table:table-cell table:formula="of:=[.C31]-[.B31]" office:value-type="float" office:value="-6.86221394913855" calcext:value-type="float">
            <text:p>-6,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12.66666666667" calcext:value-type="float">
            <text:p>2212,67</text:p>
          </table:table-cell>
          <table:table-cell table:formula="of:=[$Poly.C31]" office:value-type="float" office:value="2203.21007919026" calcext:value-type="float">
            <text:p>2203,21</text:p>
          </table:table-cell>
          <table:table-cell table:formula="of:=[.C32]-[.B32]" office:value-type="float" office:value="-9.45658747641119" calcext:value-type="float">
            <text:p>-9,46</text:p>
          </table:table-cell>
          <table:table-cell table:number-columns-repeated="2"/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2198.5" calcext:value-type="float">
            <text:p>2198,50</text:p>
          </table:table-cell>
          <table:table-cell table:formula="of:=[$Poly.C32]" office:value-type="float" office:value="2198.44704479663" calcext:value-type="float">
            <text:p>2198,45</text:p>
          </table:table-cell>
          <table:table-cell table:formula="of:=[.C33]-[.B33]" office:value-type="float" office:value="-0.0529552033704022" calcext:value-type="float">
            <text:p>-0,0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94.41666666667" calcext:value-type="float">
            <text:p>2194,42</text:p>
          </table:table-cell>
          <table:table-cell table:formula="of:=[$Poly.C33]" office:value-type="float" office:value="2193.42239074606" calcext:value-type="float">
            <text:p>2193,42</text:p>
          </table:table-cell>
          <table:table-cell table:formula="of:=[.C34]-[.B34]" office:value-type="float" office:value="-0.994275920603286" calcext:value-type="float">
            <text:p>-0,99</text:p>
          </table:table-cell>
          <table:table-cell table:number-columns-repeated="2"/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178.33333333333" calcext:value-type="float">
            <text:p>2178,33</text:p>
          </table:table-cell>
          <table:table-cell table:formula="of:=[$Poly.C34]" office:value-type="float" office:value="2188.12703976381" calcext:value-type="float">
            <text:p>2188,13</text:p>
          </table:table-cell>
          <table:table-cell table:formula="of:=[.C35]-[.B35]" office:value-type="float" office:value="9.79370643048014" calcext:value-type="float">
            <text:p>9,7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80.91666666667" calcext:value-type="float">
            <text:p>2180,92</text:p>
          </table:table-cell>
          <table:table-cell table:formula="of:=[$Poly.C35]" office:value-type="float" office:value="2182.55245514774" calcext:value-type="float">
            <text:p>2182,55</text:p>
          </table:table-cell>
          <table:table-cell table:formula="of:=[.C36]-[.B36]" office:value-type="float" office:value="1.63578848107363" calcext:value-type="float">
            <text:p>1,64</text:p>
          </table:table-cell>
          <table:table-cell table:number-columns-repeated="2"/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2167.41666666667" calcext:value-type="float">
            <text:p>2167,42</text:p>
          </table:table-cell>
          <table:table-cell table:formula="of:=[$Poly.C36]" office:value-type="float" office:value="2176.69063315838" calcext:value-type="float">
            <text:p>2176,69</text:p>
          </table:table-cell>
          <table:table-cell table:formula="of:=[.C37]-[.B37]" office:value-type="float" office:value="9.27396649171396" calcext:value-type="float">
            <text:p>9,2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67.58333333333" calcext:value-type="float">
            <text:p>2167,58</text:p>
          </table:table-cell>
          <table:table-cell table:formula="of:=[$Poly.C37]" office:value-type="float" office:value="2170.53409540904" calcext:value-type="float">
            <text:p>2170,53</text:p>
          </table:table-cell>
          <table:table-cell table:formula="of:=[.C38]-[.B38]" office:value-type="float" office:value="2.95076207570537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2155.83333333333" calcext:value-type="float">
            <text:p>2155,83</text:p>
          </table:table-cell>
          <table:table-cell table:formula="of:=[$Poly.C38]" office:value-type="float" office:value="2164.07588125584" calcext:value-type="float">
            <text:p>2164,08</text:p>
          </table:table-cell>
          <table:table-cell table:formula="of:=[.C39]-[.B39]" office:value-type="float" office:value="8.24254792251122" calcext:value-type="float">
            <text:p>8,2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51.58333333333" calcext:value-type="float">
            <text:p>2151,58</text:p>
          </table:table-cell>
          <table:table-cell table:formula="of:=[$Poly.C39]" office:value-type="float" office:value="2157.30954018787" calcext:value-type="float">
            <text:p>2157,31</text:p>
          </table:table-cell>
          <table:table-cell table:formula="of:=[.C40]-[.B40]" office:value-type="float" office:value="5.72620685453785" calcext:value-type="float">
            <text:p>5,73</text:p>
          </table:table-cell>
          <table:table-cell table:number-columns-repeated="2"/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2144.75" calcext:value-type="float">
            <text:p>2144,75</text:p>
          </table:table-cell>
          <table:table-cell table:formula="of:=[$Poly.C40]" office:value-type="float" office:value="2150.22912421717" calcext:value-type="float">
            <text:p>2150,23</text:p>
          </table:table-cell>
          <table:table-cell table:formula="of:=[.C41]-[.B41]" office:value-type="float" office:value="5.47912421717047" calcext:value-type="float">
            <text:p>5,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42.91666666667" calcext:value-type="float">
            <text:p>2142,92</text:p>
          </table:table-cell>
          <table:table-cell table:formula="of:=[$Poly.C41]" office:value-type="float" office:value="2142.82918026889" calcext:value-type="float">
            <text:p>2142,83</text:p>
          </table:table-cell>
          <table:table-cell table:formula="of:=[.C42]-[.B42]" office:value-type="float" office:value="-0.0874863977765017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125.5" calcext:value-type="float">
            <text:p>2125,50</text:p>
          </table:table-cell>
          <table:table-cell table:formula="of:=[$Poly.C42]" office:value-type="float" office:value="2135.10474257134" calcext:value-type="float">
            <text:p>2135,10</text:p>
          </table:table-cell>
          <table:table-cell table:formula="of:=[.C43]-[.B43]" office:value-type="float" office:value="9.60474257133592" calcext:value-type="float">
            <text:p>9,6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27.5" calcext:value-type="float">
            <text:p>2127,50</text:p>
          </table:table-cell>
          <table:table-cell table:formula="of:=[$Poly.C43]" office:value-type="float" office:value="2127.05132504606" calcext:value-type="float">
            <text:p>2127,05</text:p>
          </table:table-cell>
          <table:table-cell table:formula="of:=[.C44]-[.B44]" office:value-type="float" office:value="-0.448674953940099" calcext:value-type="float">
            <text:p>-0,45</text:p>
          </table:table-cell>
          <table:table-cell table:number-columns-repeated="2"/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2105.83333333333" calcext:value-type="float">
            <text:p>2105,83</text:p>
          </table:table-cell>
          <table:table-cell table:formula="of:=[$Poly.C44]" office:value-type="float" office:value="2118.66491369794" calcext:value-type="float">
            <text:p>2118,66</text:p>
          </table:table-cell>
          <table:table-cell table:formula="of:=[.C45]-[.B45]" office:value-type="float" office:value="12.8315803646065" calcext:value-type="float">
            <text:p>12,8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03.41666666667" calcext:value-type="float">
            <text:p>2103,42</text:p>
          </table:table-cell>
          <table:table-cell table:formula="of:=[$Poly.C45]" office:value-type="float" office:value="2109.94195900524" calcext:value-type="float">
            <text:p>2109,94</text:p>
          </table:table-cell>
          <table:table-cell table:formula="of:=[.C46]-[.B46]" office:value-type="float" office:value="6.5252923385774" calcext:value-type="float">
            <text:p>6,53</text:p>
          </table:table-cell>
          <table:table-cell table:number-columns-repeated="2"/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2082.58333333333" calcext:value-type="float">
            <text:p>2082,58</text:p>
          </table:table-cell>
          <table:table-cell table:formula="of:=[$Poly.C46]" office:value-type="float" office:value="2100.87936830975" calcext:value-type="float">
            <text:p>2100,88</text:p>
          </table:table-cell>
          <table:table-cell table:formula="of:=[.C47]-[.B47]" office:value-type="float" office:value="18.2960349764126" calcext:value-type="float">
            <text:p>18,3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80.58333333333" calcext:value-type="float">
            <text:p>2080,58</text:p>
          </table:table-cell>
          <table:table-cell table:formula="of:=[$Poly.C47]" office:value-type="float" office:value="2091.47449820677" calcext:value-type="float">
            <text:p>2091,47</text:p>
          </table:table-cell>
          <table:table-cell table:formula="of:=[.C48]-[.B48]" office:value-type="float" office:value="10.8911648734356" calcext:value-type="float">
            <text:p>10,89</text:p>
          </table:table-cell>
          <table:table-cell table:number-columns-repeated="2"/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2061.83333333333" calcext:value-type="float">
            <text:p>2061,83</text:p>
          </table:table-cell>
          <table:table-cell table:formula="of:=[$Poly.C48]" office:value-type="float" office:value="2081.72514693529" calcext:value-type="float">
            <text:p>2081,73</text:p>
          </table:table-cell>
          <table:table-cell table:formula="of:=[.C49]-[.B49]" office:value-type="float" office:value="19.8918136019533" calcext:value-type="float">
            <text:p>19,8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59.91666666667" calcext:value-type="float">
            <text:p>2059,92</text:p>
          </table:table-cell>
          <table:table-cell table:formula="of:=[$Poly.C49]" office:value-type="float" office:value="2071.629546768" calcext:value-type="float">
            <text:p>2071,63</text:p>
          </table:table-cell>
          <table:table-cell table:formula="of:=[.C50]-[.B50]" office:value-type="float" office:value="11.7128801013359" calcext:value-type="float">
            <text:p>11,71</text:p>
          </table:table-cell>
          <table:table-cell table:number-columns-repeated="2"/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2045.16666666667" calcext:value-type="float">
            <text:p>2045,17</text:p>
          </table:table-cell>
          <table:table-cell table:formula="of:=[$Poly.C50]" office:value-type="float" office:value="2061.18635640142" calcext:value-type="float">
            <text:p>2061,19</text:p>
          </table:table-cell>
          <table:table-cell table:formula="of:=[.C51]-[.B51]" office:value-type="float" office:value="16.0196897347562" calcext:value-type="float">
            <text:p>16,0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7.25" calcext:value-type="float">
            <text:p>2047,25</text:p>
          </table:table-cell>
          <table:table-cell table:formula="of:=[$Poly.C51]" office:value-type="float" office:value="2050.39465334594" calcext:value-type="float">
            <text:p>2050,39</text:p>
          </table:table-cell>
          <table:table-cell table:formula="of:=[.C52]-[.B52]" office:value-type="float" office:value="3.14465334594297" calcext:value-type="float">
            <text:p>3,14</text:p>
          </table:table-cell>
          <table:table-cell table:number-columns-repeated="2"/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2022.25" calcext:value-type="float">
            <text:p>2022,25</text:p>
          </table:table-cell>
          <table:table-cell table:formula="of:=[$Poly.C52]" office:value-type="float" office:value="2039.25392631592" calcext:value-type="float">
            <text:p>2039,25</text:p>
          </table:table-cell>
          <table:table-cell table:formula="of:=[.C53]-[.B53]" office:value-type="float" office:value="17.0039263159247" calcext:value-type="float">
            <text:p>17,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0.91666666667" calcext:value-type="float">
            <text:p>2020,92</text:p>
          </table:table-cell>
          <table:table-cell table:formula="of:=[$Poly.C53]" office:value-type="float" office:value="2027.76406761978" calcext:value-type="float">
            <text:p>2027,76</text:p>
          </table:table-cell>
          <table:table-cell table:formula="of:=[.C54]-[.B54]" office:value-type="float" office:value="6.8474009531169" calcext:value-type="float">
            <text:p>6,85</text:p>
          </table:table-cell>
          <table:table-cell table:number-columns-repeated="2"/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1998" calcext:value-type="float">
            <text:p>1998,00</text:p>
          </table:table-cell>
          <table:table-cell table:formula="of:=[$Poly.C54]" office:value-type="float" office:value="2015.92536555005" calcext:value-type="float">
            <text:p>2015,93</text:p>
          </table:table-cell>
          <table:table-cell table:formula="of:=[.C55]-[.B55]" office:value-type="float" office:value="17.9253655500522" calcext:value-type="float">
            <text:p>17,9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5.75" calcext:value-type="float">
            <text:p>1995,75</text:p>
          </table:table-cell>
          <table:table-cell table:formula="of:=[$Poly.C55]" office:value-type="float" office:value="2003.73849677349" calcext:value-type="float">
            <text:p>2003,74</text:p>
          </table:table-cell>
          <table:table-cell table:formula="of:=[.C56]-[.B56]" office:value-type="float" office:value="7.98849677348858" calcext:value-type="float">
            <text:p>7,99</text:p>
          </table:table-cell>
          <table:table-cell table:number-columns-repeated="2"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1971.5" calcext:value-type="float">
            <text:p>1971,50</text:p>
          </table:table-cell>
          <table:table-cell table:formula="of:=[$Poly.C56]" office:value-type="float" office:value="1991.20451872113" calcext:value-type="float">
            <text:p>1991,20</text:p>
          </table:table-cell>
          <table:table-cell table:formula="of:=[.C57]-[.B57]" office:value-type="float" office:value="19.7045187211286" calcext:value-type="float">
            <text:p>19,7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71.83333333333" calcext:value-type="float">
            <text:p>1971,83</text:p>
          </table:table-cell>
          <table:table-cell table:formula="of:=[$Poly.C57]" office:value-type="float" office:value="1978.32486197838" calcext:value-type="float">
            <text:p>1978,32</text:p>
          </table:table-cell>
          <table:table-cell table:formula="of:=[.C58]-[.B58]" office:value-type="float" office:value="6.49152864504777" calcext:value-type="float">
            <text:p>6,49</text:p>
          </table:table-cell>
          <table:table-cell table:number-columns-repeated="2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950.66666666667" calcext:value-type="float">
            <text:p>1950,67</text:p>
          </table:table-cell>
          <table:table-cell table:formula="of:=[$Poly.C58]" office:value-type="float" office:value="1965.10132267511" calcext:value-type="float">
            <text:p>1965,10</text:p>
          </table:table-cell>
          <table:table-cell table:formula="of:=[.C59]-[.B59]" office:value-type="float" office:value="14.4346560084443" calcext:value-type="float">
            <text:p>14,4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46.16666666667" calcext:value-type="float">
            <text:p>1946,17</text:p>
          </table:table-cell>
          <table:table-cell table:formula="of:=[$Poly.C59]" office:value-type="float" office:value="1951.53605487571" calcext:value-type="float">
            <text:p>1951,54</text:p>
          </table:table-cell>
          <table:table-cell table:formula="of:=[.C60]-[.B60]" office:value-type="float" office:value="5.36938820904334" calcext:value-type="float">
            <text:p>5,37</text:p>
          </table:table-cell>
          <table:table-cell table:number-columns-repeated="2"/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1918.75" calcext:value-type="float">
            <text:p>1918,75</text:p>
          </table:table-cell>
          <table:table-cell table:formula="of:=[$Poly.C60]" office:value-type="float" office:value="1937.63156296919" calcext:value-type="float">
            <text:p>1937,63</text:p>
          </table:table-cell>
          <table:table-cell table:formula="of:=[.C61]-[.B61]" office:value-type="float" office:value="18.8815629691858" calcext:value-type="float">
            <text:p>18,8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17.75" calcext:value-type="float">
            <text:p>1917,75</text:p>
          </table:table-cell>
          <table:table-cell table:formula="of:=[$Poly.C61]" office:value-type="float" office:value="1923.39069405923" calcext:value-type="float">
            <text:p>1923,39</text:p>
          </table:table-cell>
          <table:table-cell table:formula="of:=[.C62]-[.B62]" office:value-type="float" office:value="5.64069405923146" calcext:value-type="float">
            <text:p>5,64</text:p>
          </table:table-cell>
          <table:table-cell table:number-columns-repeated="2"/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886.83333333333" calcext:value-type="float">
            <text:p>1886,83</text:p>
          </table:table-cell>
          <table:table-cell table:formula="of:=[$Poly.C62]" office:value-type="float" office:value="1908.81663035432" calcext:value-type="float">
            <text:p>1908,82</text:p>
          </table:table-cell>
          <table:table-cell table:formula="of:=[.C63]-[.B63]" office:value-type="float" office:value="21.9832970209889" calcext:value-type="float">
            <text:p>21,9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87.91666666667" calcext:value-type="float">
            <text:p>1887,92</text:p>
          </table:table-cell>
          <table:table-cell table:formula="of:=[$Poly.C63]" office:value-type="float" office:value="1893.91288155778" calcext:value-type="float">
            <text:p>1893,91</text:p>
          </table:table-cell>
          <table:table-cell table:formula="of:=[.C64]-[.B64]" office:value-type="float" office:value="5.99621489111496" calcext:value-type="float">
            <text:p>6,00</text:p>
          </table:table-cell>
          <table:table-cell table:number-columns-repeated="2"/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1856.66666666667" calcext:value-type="float">
            <text:p>1856,67</text:p>
          </table:table-cell>
          <table:table-cell table:formula="of:=[$Poly.C64]" office:value-type="float" office:value="1878.68327725787" calcext:value-type="float">
            <text:p>1878,68</text:p>
          </table:table-cell>
          <table:table-cell table:formula="of:=[.C65]-[.B65]" office:value-type="float" office:value="22.0166105912017" calcext:value-type="float">
            <text:p>22,0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56.5" calcext:value-type="float">
            <text:p>1856,50</text:p>
          </table:table-cell>
          <table:table-cell table:formula="of:=[$Poly.C65]" office:value-type="float" office:value="1863.13195931786" calcext:value-type="float">
            <text:p>1863,13</text:p>
          </table:table-cell>
          <table:table-cell table:formula="of:=[.C66]-[.B66]" office:value-type="float" office:value="6.63195931785572" calcext:value-type="float">
            <text:p>6,63</text:p>
          </table:table-cell>
          <table:table-cell table:number-columns-repeated="2"/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1860.66666666667" calcext:value-type="float">
            <text:p>1860,67</text:p>
          </table:table-cell>
          <table:table-cell table:formula="of:=[$Poly.C66]" office:value-type="float" office:value="1847.26337426611" calcext:value-type="float">
            <text:p>1847,26</text:p>
          </table:table-cell>
          <table:table-cell table:formula="of:=[.C67]-[.B67]" office:value-type="float" office:value="-13.4032924005542" calcext:value-type="float">
            <text:p>-13,4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65.83333333333" calcext:value-type="float">
            <text:p>1865,83</text:p>
          </table:table-cell>
          <table:table-cell table:formula="of:=[$Poly.C67]" office:value-type="float" office:value="1831.08226568619" calcext:value-type="float">
            <text:p>1831,08</text:p>
          </table:table-cell>
          <table:table-cell table:formula="of:=[.C68]-[.B68]" office:value-type="float" office:value="-34.751067647147" calcext:value-type="float">
            <text:p>-34,75</text:p>
          </table:table-cell>
          <table:table-cell table:number-columns-repeated="2"/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1826.08333333333" calcext:value-type="float">
            <text:p>1826,08</text:p>
          </table:table-cell>
          <table:table-cell table:formula="of:=[$Poly.C68]" office:value-type="float" office:value="1814.59366660687" calcext:value-type="float">
            <text:p>1814,59</text:p>
          </table:table-cell>
          <table:table-cell table:formula="of:=[.C69]-[.B69]" office:value-type="float" office:value="-11.4896667264588" calcext:value-type="float">
            <text:p>-11,4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2.5" calcext:value-type="float">
            <text:p>1822,50</text:p>
          </table:table-cell>
          <table:table-cell table:formula="of:=[$Poly.C69]" office:value-type="float" office:value="1797.80289189232" calcext:value-type="float">
            <text:p>1797,80</text:p>
          </table:table-cell>
          <table:table-cell table:formula="of:=[.C70]-[.B70]" office:value-type="float" office:value="-24.6971081076817" calcext:value-type="float">
            <text:p>-24,70</text:p>
          </table:table-cell>
          <table:table-cell table:number-columns-repeated="2"/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1788.91666666667" calcext:value-type="float">
            <text:p>1788,92</text:p>
          </table:table-cell>
          <table:table-cell table:formula="of:=[$Poly.C70]" office:value-type="float" office:value="1780.71553063207" calcext:value-type="float">
            <text:p>1780,72</text:p>
          </table:table-cell>
          <table:table-cell table:formula="of:=[.C71]-[.B71]" office:value-type="float" office:value="-8.20113603459708" calcext:value-type="float">
            <text:p>-8,2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1.08333333333" calcext:value-type="float">
            <text:p>1791,08</text:p>
          </table:table-cell>
          <table:table-cell table:formula="of:=[$Poly.C71]" office:value-type="float" office:value="1763.33743853118" calcext:value-type="float">
            <text:p>1763,34</text:p>
          </table:table-cell>
          <table:table-cell table:formula="of:=[.C72]-[.B72]" office:value-type="float" office:value="-27.745894802149" calcext:value-type="float">
            <text:p>-27,75</text:p>
          </table:table-cell>
          <table:table-cell table:number-columns-repeated="2"/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1752.16666666667" calcext:value-type="float">
            <text:p>1752,17</text:p>
          </table:table-cell>
          <table:table-cell table:formula="of:=[$Poly.C72]" office:value-type="float" office:value="1745.67473030029" calcext:value-type="float">
            <text:p>1745,67</text:p>
          </table:table-cell>
          <table:table-cell table:formula="of:=[.C73]-[.B73]" office:value-type="float" office:value="-6.49193636637369" calcext:value-type="float">
            <text:p>-6,4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53.08333333333" calcext:value-type="float">
            <text:p>1753,08</text:p>
          </table:table-cell>
          <table:table-cell table:formula="of:=[$Poly.C73]" office:value-type="float" office:value="1727.73377204569" calcext:value-type="float">
            <text:p>1727,73</text:p>
          </table:table-cell>
          <table:table-cell table:formula="of:=[.C74]-[.B74]" office:value-type="float" office:value="-25.3495612876479" calcext:value-type="float">
            <text:p>-25,35</text:p>
          </table:table-cell>
          <table:table-cell table:number-columns-repeated="2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714.58333333333" calcext:value-type="float">
            <text:p>1714,58</text:p>
          </table:table-cell>
          <table:table-cell table:formula="of:=[$Poly.C74]" office:value-type="float" office:value="1709.52117365939" calcext:value-type="float">
            <text:p>1709,52</text:p>
          </table:table-cell>
          <table:table-cell table:formula="of:=[.C75]-[.B75]" office:value-type="float" office:value="-5.0621596739411" calcext:value-type="float">
            <text:p>-5,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15.41666666667" calcext:value-type="float">
            <text:p>1715,42</text:p>
          </table:table-cell>
          <table:table-cell table:formula="of:=[$Poly.C75]" office:value-type="float" office:value="1691.04378120926" calcext:value-type="float">
            <text:p>1691,04</text:p>
          </table:table-cell>
          <table:table-cell table:formula="of:=[.C76]-[.B76]" office:value-type="float" office:value="-24.3728854574035" calcext:value-type="float">
            <text:p>-24,37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1674.83333333333" calcext:value-type="float">
            <text:p>1674,83</text:p>
          </table:table-cell>
          <table:table-cell table:formula="of:=[$Poly.C76]" office:value-type="float" office:value="1672.30866932905" calcext:value-type="float">
            <text:p>1672,31</text:p>
          </table:table-cell>
          <table:table-cell table:formula="of:=[.C77]-[.B77]" office:value-type="float" office:value="-2.5246640042842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2.91666666667" calcext:value-type="float">
            <text:p>1682,92</text:p>
          </table:table-cell>
          <table:table-cell table:formula="of:=[$Poly.C77]" office:value-type="float" office:value="1653.32313360848" calcext:value-type="float">
            <text:p>1653,32</text:p>
          </table:table-cell>
          <table:table-cell table:formula="of:=[.C78]-[.B78]" office:value-type="float" office:value="-29.5935330581867" calcext:value-type="float">
            <text:p>-29,59</text:p>
          </table:table-cell>
          <table:table-cell table:number-columns-repeated="2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1644.08333333333" calcext:value-type="float">
            <text:p>1644,08</text:p>
          </table:table-cell>
          <table:table-cell table:formula="of:=[$Poly.C78]" office:value-type="float" office:value="1634.09468298335" calcext:value-type="float">
            <text:p>1634,09</text:p>
          </table:table-cell>
          <table:table-cell table:formula="of:=[.C79]-[.B79]" office:value-type="float" office:value="-9.98865034998266" calcext:value-type="float">
            <text:p>-9,9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43" calcext:value-type="float">
            <text:p>1643,00</text:p>
          </table:table-cell>
          <table:table-cell table:formula="of:=[$Poly.C79]" office:value-type="float" office:value="1614.63103212559" calcext:value-type="float">
            <text:p>1614,63</text:p>
          </table:table-cell>
          <table:table-cell table:formula="of:=[.C80]-[.B80]" office:value-type="float" office:value="-28.3689678744054" calcext:value-type="float">
            <text:p>-28,37</text:p>
          </table:table-cell>
          <table:table-cell table:number-columns-repeated="2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602.25" calcext:value-type="float">
            <text:p>1602,25</text:p>
          </table:table-cell>
          <table:table-cell table:formula="of:=[$Poly.C80]" office:value-type="float" office:value="1594.94009383337" calcext:value-type="float">
            <text:p>1594,94</text:p>
          </table:table-cell>
          <table:table-cell table:formula="of:=[.C81]-[.B81]" office:value-type="float" office:value="-7.30990616663075" calcext:value-type="float">
            <text:p>-7,3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99.08333333333" calcext:value-type="float">
            <text:p>1599,08</text:p>
          </table:table-cell>
          <table:table-cell table:formula="of:=[$Poly.C81]" office:value-type="float" office:value="1575.02997142114" calcext:value-type="float">
            <text:p>1575,03</text:p>
          </table:table-cell>
          <table:table-cell table:formula="of:=[.C82]-[.B82]" office:value-type="float" office:value="-24.0533619121977" calcext:value-type="float">
            <text:p>-24,05</text:p>
          </table:table-cell>
          <table:table-cell table:number-columns-repeated="2"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555.91666666667" calcext:value-type="float">
            <text:p>1555,92</text:p>
          </table:table-cell>
          <table:table-cell table:formula="of:=[$Poly.C82]" office:value-type="float" office:value="1554.90895110974" calcext:value-type="float">
            <text:p>1554,91</text:p>
          </table:table-cell>
          <table:table-cell table:formula="of:=[.C83]-[.B83]" office:value-type="float" office:value="-1.00771555692813" calcext:value-type="float">
            <text:p>-1,0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56.08333333333" calcext:value-type="float">
            <text:p>1556,08</text:p>
          </table:table-cell>
          <table:table-cell table:formula="of:=[$Poly.C83]" office:value-type="float" office:value="1534.58549441649" calcext:value-type="float">
            <text:p>1534,59</text:p>
          </table:table-cell>
          <table:table-cell table:formula="of:=[.C84]-[.B84]" office:value-type="float" office:value="-21.4978389168477" calcext:value-type="float">
            <text:p>-21,50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512.75" calcext:value-type="float">
            <text:p>1512,75</text:p>
          </table:table-cell>
          <table:table-cell table:formula="of:=[$Poly.C84]" office:value-type="float" office:value="1514.06823054523" calcext:value-type="float">
            <text:p>1514,07</text:p>
          </table:table-cell>
          <table:table-cell table:formula="of:=[.C85]-[.B85]" office:value-type="float" office:value="1.31823054523079" calcext:value-type="float">
            <text:p>1,3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12.41666666667" calcext:value-type="float">
            <text:p>1512,42</text:p>
          </table:table-cell>
          <table:table-cell table:formula="of:=[$Poly.C85]" office:value-type="float" office:value="1493.36594877645" calcext:value-type="float">
            <text:p>1493,37</text:p>
          </table:table-cell>
          <table:table-cell table:formula="of:=[.C86]-[.B86]" office:value-type="float" office:value="-19.0507178902158" calcext:value-type="float">
            <text:p>-19,05</text:p>
          </table:table-cell>
          <table:table-cell table:number-columns-repeated="2"/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1464.83333333333" calcext:value-type="float">
            <text:p>1464,83</text:p>
          </table:table-cell>
          <table:table-cell table:formula="of:=[$Poly.C86]" office:value-type="float" office:value="1472.48759085733" calcext:value-type="float">
            <text:p>1472,49</text:p>
          </table:table-cell>
          <table:table-cell table:formula="of:=[.C87]-[.B87]" office:value-type="float" office:value="7.65425752399824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0.16666666667" calcext:value-type="float">
            <text:p>1460,17</text:p>
          </table:table-cell>
          <table:table-cell table:formula="of:=[$Poly.C87]" office:value-type="float" office:value="1451.44224339184" calcext:value-type="float">
            <text:p>1451,44</text:p>
          </table:table-cell>
          <table:table-cell table:formula="of:=[.C88]-[.B88]" office:value-type="float" office:value="-8.7244232748244" calcext:value-type="float">
            <text:p>-8,72</text:p>
          </table:table-cell>
          <table:table-cell table:number-columns-repeated="2"/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1416.41666666667" calcext:value-type="float">
            <text:p>1416,42</text:p>
          </table:table-cell>
          <table:table-cell table:formula="of:=[$Poly.C88]" office:value-type="float" office:value="1430.23913023082" calcext:value-type="float">
            <text:p>1430,24</text:p>
          </table:table-cell>
          <table:table-cell table:formula="of:=[.C89]-[.B89]" office:value-type="float" office:value="13.8224635641536" calcext:value-type="float">
            <text:p>13,8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13.66666666667" calcext:value-type="float">
            <text:p>1413,67</text:p>
          </table:table-cell>
          <table:table-cell table:formula="of:=[$Poly.C89]" office:value-type="float" office:value="1408.88760486205" calcext:value-type="float">
            <text:p>1408,89</text:p>
          </table:table-cell>
          <table:table-cell table:formula="of:=[.C90]-[.B90]" office:value-type="float" office:value="-4.77906180461741" calcext:value-type="float">
            <text:p>-4,78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1372.25" calcext:value-type="float">
            <text:p>1372,25</text:p>
          </table:table-cell>
          <table:table-cell table:formula="of:=[$Poly.C90]" office:value-type="float" office:value="1387.39714280034" calcext:value-type="float">
            <text:p>1387,40</text:p>
          </table:table-cell>
          <table:table-cell table:formula="of:=[.C91]-[.B91]" office:value-type="float" office:value="15.147142800341" calcext:value-type="float">
            <text:p>15,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0.91666666667" calcext:value-type="float">
            <text:p>1370,92</text:p>
          </table:table-cell>
          <table:table-cell table:formula="of:=[$Poly.C91]" office:value-type="float" office:value="1365.77733397762" calcext:value-type="float">
            <text:p>1365,78</text:p>
          </table:table-cell>
          <table:table-cell table:formula="of:=[.C92]-[.B92]" office:value-type="float" office:value="-5.1393326890493" calcext:value-type="float">
            <text:p>-5,14</text:p>
          </table:table-cell>
          <table:table-cell table:number-columns-repeated="2"/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1331.25" calcext:value-type="float">
            <text:p>1331,25</text:p>
          </table:table-cell>
          <table:table-cell table:formula="of:=[$Poly.C92]" office:value-type="float" office:value="1344.03787513299" calcext:value-type="float">
            <text:p>1344,04</text:p>
          </table:table-cell>
          <table:table-cell table:formula="of:=[.C93]-[.B93]" office:value-type="float" office:value="12.7878751329872" calcext:value-type="float">
            <text:p>12,7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2" calcext:value-type="float">
            <text:p>1332,00</text:p>
          </table:table-cell>
          <table:table-cell table:formula="of:=[$Poly.C93]" office:value-type="float" office:value="1322.18856220283" calcext:value-type="float">
            <text:p>1322,19</text:p>
          </table:table-cell>
          <table:table-cell table:formula="of:=[.C94]-[.B94]" office:value-type="float" office:value="-9.8114377971724" calcext:value-type="float">
            <text:p>-9,81</text:p>
          </table:table-cell>
          <table:table-cell table:number-columns-repeated="2"/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1283.91666666667" calcext:value-type="float">
            <text:p>1283,92</text:p>
          </table:table-cell>
          <table:table-cell table:formula="of:=[$Poly.C94]" office:value-type="float" office:value="1300.23928271087" calcext:value-type="float">
            <text:p>1300,24</text:p>
          </table:table-cell>
          <table:table-cell table:formula="of:=[.C95]-[.B95]" office:value-type="float" office:value="16.322616044203" calcext:value-type="float">
            <text:p>16,3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2.83333333333" calcext:value-type="float">
            <text:p>1282,83</text:p>
          </table:table-cell>
          <table:table-cell table:formula="of:=[$Poly.C95]" office:value-type="float" office:value="1278.20000815827" calcext:value-type="float">
            <text:p>1278,20</text:p>
          </table:table-cell>
          <table:table-cell table:formula="of:=[.C96]-[.B96]" office:value-type="float" office:value="-4.63332517506296" calcext:value-type="float">
            <text:p>-4,63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241.08333333333" calcext:value-type="float">
            <text:p>1241,08</text:p>
          </table:table-cell>
          <table:table-cell table:formula="of:=[$Poly.C96]" office:value-type="float" office:value="1256.0807864137" calcext:value-type="float">
            <text:p>1256,08</text:p>
          </table:table-cell>
          <table:table-cell table:formula="of:=[.C97]-[.B97]" office:value-type="float" office:value="14.9974530803668" calcext:value-type="float">
            <text:p>15,0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41.83333333333" calcext:value-type="float">
            <text:p>1241,83</text:p>
          </table:table-cell>
          <table:table-cell table:formula="of:=[$Poly.C97]" office:value-type="float" office:value="1233.89173410342" calcext:value-type="float">
            <text:p>1233,89</text:p>
          </table:table-cell>
          <table:table-cell table:formula="of:=[.C98]-[.B98]" office:value-type="float" office:value="-7.9415992299123" calcext:value-type="float">
            <text:p>-7,94</text:p>
          </table:table-cell>
          <table:table-cell table:number-columns-repeated="2"/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1198.08333333333" calcext:value-type="float">
            <text:p>1198,08</text:p>
          </table:table-cell>
          <table:table-cell table:formula="of:=[$Poly.C98]" office:value-type="float" office:value="1211.64302900137" calcext:value-type="float">
            <text:p>1211,64</text:p>
          </table:table-cell>
          <table:table-cell table:formula="of:=[.C99]-[.B99]" office:value-type="float" office:value="13.5596956680322" calcext:value-type="float">
            <text:p>13,5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8.5" calcext:value-type="float">
            <text:p>1198,50</text:p>
          </table:table-cell>
          <table:table-cell table:formula="of:=[$Poly.C99]" office:value-type="float" office:value="1189.34490241922" calcext:value-type="float">
            <text:p>1189,34</text:p>
          </table:table-cell>
          <table:table-cell table:formula="of:=[.C100]-[.B100]" office:value-type="float" office:value="-9.15509758077974" calcext:value-type="float">
            <text:p>-9,16</text:p>
          </table:table-cell>
          <table:table-cell table:number-columns-repeated="2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149.91666666667" calcext:value-type="float">
            <text:p>1149,92</text:p>
          </table:table-cell>
          <table:table-cell table:formula="of:=[$Poly.C100]" office:value-type="float" office:value="1167.0076315965" calcext:value-type="float">
            <text:p>1167,01</text:p>
          </table:table-cell>
          <table:table-cell table:formula="of:=[.C101]-[.B101]" office:value-type="float" office:value="17.0909649298364" calcext:value-type="float">
            <text:p>17,0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0.33333333333" calcext:value-type="float">
            <text:p>1150,33</text:p>
          </table:table-cell>
          <table:table-cell table:formula="of:=[$Poly.C101]" office:value-type="float" office:value="1144.64153209065" calcext:value-type="float">
            <text:p>1144,64</text:p>
          </table:table-cell>
          <table:table-cell table:formula="of:=[.C102]-[.B102]" office:value-type="float" office:value="-5.69180124268473" calcext:value-type="float">
            <text:p>-5,69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1105.41666666667" calcext:value-type="float">
            <text:p>1105,42</text:p>
          </table:table-cell>
          <table:table-cell table:formula="of:=[$Poly.C102]" office:value-type="float" office:value="1122.25695016708" calcext:value-type="float">
            <text:p>1122,26</text:p>
          </table:table-cell>
          <table:table-cell table:formula="of:=[.C103]-[.B103]" office:value-type="float" office:value="16.8402835004142" calcext:value-type="float">
            <text:p>16,8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5.41666666667" calcext:value-type="float">
            <text:p>1105,42</text:p>
          </table:table-cell>
          <table:table-cell table:formula="of:=[$Poly.C103]" office:value-type="float" office:value="1099.8642551893" calcext:value-type="float">
            <text:p>1099,86</text:p>
          </table:table-cell>
          <table:table-cell table:formula="of:=[.C104]-[.B104]" office:value-type="float" office:value="-5.55241147736365" calcext:value-type="float">
            <text:p>-5,55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1062.41666666667" calcext:value-type="float">
            <text:p>1062,42</text:p>
          </table:table-cell>
          <table:table-cell table:formula="of:=[$Poly.C104]" office:value-type="float" office:value="1077.47383200897" calcext:value-type="float">
            <text:p>1077,47</text:p>
          </table:table-cell>
          <table:table-cell table:formula="of:=[.C105]-[.B105]" office:value-type="float" office:value="15.0571653423037" calcext:value-type="float">
            <text:p>15,0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3.08333333333" calcext:value-type="float">
            <text:p>1063,08</text:p>
          </table:table-cell>
          <table:table-cell table:formula="of:=[$Poly.C105]" office:value-type="float" office:value="1055.09607335598" calcext:value-type="float">
            <text:p>1055,10</text:p>
          </table:table-cell>
          <table:table-cell table:formula="of:=[.C106]-[.B106]" office:value-type="float" office:value="-7.98725997735824" calcext:value-type="float">
            <text:p>-7,99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017.75" calcext:value-type="float">
            <text:p>1017,75</text:p>
          </table:table-cell>
          <table:table-cell table:formula="of:=[$Poly.C106]" office:value-type="float" office:value="1032.74137222853" calcext:value-type="float">
            <text:p>1032,74</text:p>
          </table:table-cell>
          <table:table-cell table:formula="of:=[.C107]-[.B107]" office:value-type="float" office:value="14.9913722285255" calcext:value-type="float">
            <text:p>14,9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7.25" calcext:value-type="float">
            <text:p>1017,25</text:p>
          </table:table-cell>
          <table:table-cell table:formula="of:=[$Poly.C107]" office:value-type="float" office:value="1010.42011428323" calcext:value-type="float">
            <text:p>1010,42</text:p>
          </table:table-cell>
          <table:table-cell table:formula="of:=[.C108]-[.B108]" office:value-type="float" office:value="-6.82988571677402" calcext:value-type="float">
            <text:p>-6,83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973.583333333333" calcext:value-type="float">
            <text:p>973,58</text:p>
          </table:table-cell>
          <table:table-cell table:formula="of:=[$Poly.C108]" office:value-type="float" office:value="988.14267022516" calcext:value-type="float">
            <text:p>988,14</text:p>
          </table:table-cell>
          <table:table-cell table:formula="of:=[.C109]-[.B109]" office:value-type="float" office:value="14.5593368918263" calcext:value-type="float">
            <text:p>14,5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4.083333333333" calcext:value-type="float">
            <text:p>974,08</text:p>
          </table:table-cell>
          <table:table-cell table:formula="of:=[$Poly.C109]" office:value-type="float" office:value="965.919388197965" calcext:value-type="float">
            <text:p>965,92</text:p>
          </table:table-cell>
          <table:table-cell table:formula="of:=[.C110]-[.B110]" office:value-type="float" office:value="-8.16394513536852" calcext:value-type="float">
            <text:p>-8,16</text:p>
          </table:table-cell>
          <table:table-cell table:number-columns-repeated="2"/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931.5" calcext:value-type="float">
            <text:p>931,50</text:p>
          </table:table-cell>
          <table:table-cell table:formula="of:=[$Poly.C110]" office:value-type="float" office:value="943.760586173922" calcext:value-type="float">
            <text:p>943,76</text:p>
          </table:table-cell>
          <table:table-cell table:formula="of:=[.C111]-[.B111]" office:value-type="float" office:value="12.2605861739215" calcext:value-type="float">
            <text:p>12,2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2.333333333333" calcext:value-type="float">
            <text:p>932,33</text:p>
          </table:table-cell>
          <table:table-cell table:formula="of:=[$Poly.C111]" office:value-type="float" office:value="921.676544344025" calcext:value-type="float">
            <text:p>921,68</text:p>
          </table:table-cell>
          <table:table-cell table:formula="of:=[.C112]-[.B112]" office:value-type="float" office:value="-10.6567889893087" calcext:value-type="float">
            <text:p>-10,66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891.5" calcext:value-type="float">
            <text:p>891,50</text:p>
          </table:table-cell>
          <table:table-cell table:formula="of:=[$Poly.C112]" office:value-type="float" office:value="899.677497508071" calcext:value-type="float">
            <text:p>899,68</text:p>
          </table:table-cell>
          <table:table-cell table:formula="of:=[.C113]-[.B113]" office:value-type="float" office:value="8.17749750807127" calcext:value-type="float">
            <text:p>8,1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0.25" calcext:value-type="float">
            <text:p>890,25</text:p>
          </table:table-cell>
          <table:table-cell table:formula="of:=[$Poly.C113]" office:value-type="float" office:value="877.773627464737" calcext:value-type="float">
            <text:p>877,77</text:p>
          </table:table-cell>
          <table:table-cell table:formula="of:=[.C114]-[.B114]" office:value-type="float" office:value="-12.4763725352625" calcext:value-type="float">
            <text:p>-12,48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44.333333333333" calcext:value-type="float">
            <text:p>844,33</text:p>
          </table:table-cell>
          <table:table-cell table:formula="of:=[$Poly.C114]" office:value-type="float" office:value="855.97505540166" calcext:value-type="float">
            <text:p>855,98</text:p>
          </table:table-cell>
          <table:table-cell table:formula="of:=[.C115]-[.B115]" office:value-type="float" office:value="11.6417220683264" calcext:value-type="float">
            <text:p>11,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2.666666666667" calcext:value-type="float">
            <text:p>842,67</text:p>
          </table:table-cell>
          <table:table-cell table:formula="of:=[$Poly.C115]" office:value-type="float" office:value="834.291834285515" calcext:value-type="float">
            <text:p>834,29</text:p>
          </table:table-cell>
          <table:table-cell table:formula="of:=[.C116]-[.B116]" office:value-type="float" office:value="-8.37483238115146" calcext:value-type="float">
            <text:p>-8,37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800.666666666667" calcext:value-type="float">
            <text:p>800,67</text:p>
          </table:table-cell>
          <table:table-cell table:formula="of:=[$Poly.C116]" office:value-type="float" office:value="812.733941252102" calcext:value-type="float">
            <text:p>812,73</text:p>
          </table:table-cell>
          <table:table-cell table:formula="of:=[.C117]-[.B117]" office:value-type="float" office:value="12.0672745854355" calcext:value-type="float">
            <text:p>12,0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3" calcext:value-type="float">
            <text:p>803,00</text:p>
          </table:table-cell>
          <table:table-cell table:formula="of:=[$Poly.C117]" office:value-type="float" office:value="791.311269996422" calcext:value-type="float">
            <text:p>791,31</text:p>
          </table:table-cell>
          <table:table-cell table:formula="of:=[.C118]-[.B118]" office:value-type="float" office:value="-11.6887300035781" calcext:value-type="float">
            <text:p>-11,69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760.25" calcext:value-type="float">
            <text:p>760,25</text:p>
          </table:table-cell>
          <table:table-cell table:formula="of:=[$Poly.C118]" office:value-type="float" office:value="770.033623162757" calcext:value-type="float">
            <text:p>770,03</text:p>
          </table:table-cell>
          <table:table-cell table:formula="of:=[.C119]-[.B119]" office:value-type="float" office:value="9.78362316275661" calcext:value-type="float">
            <text:p>9,7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1.833333333333" calcext:value-type="float">
            <text:p>761,83</text:p>
          </table:table-cell>
          <table:table-cell table:formula="of:=[$Poly.C119]" office:value-type="float" office:value="748.910704734753" calcext:value-type="float">
            <text:p>748,91</text:p>
          </table:table-cell>
          <table:table-cell table:formula="of:=[.C120]-[.B120]" office:value-type="float" office:value="-12.9226285985801" calcext:value-type="float">
            <text:p>-12,92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717.75" calcext:value-type="float">
            <text:p>717,75</text:p>
          </table:table-cell>
          <table:table-cell table:formula="of:=[$Poly.C120]" office:value-type="float" office:value="727.952112425501" calcext:value-type="float">
            <text:p>727,95</text:p>
          </table:table-cell>
          <table:table-cell table:formula="of:=[.C121]-[.B121]" office:value-type="float" office:value="10.2021124255008" calcext:value-type="float">
            <text:p>10,2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6.916666666667" calcext:value-type="float">
            <text:p>716,92</text:p>
          </table:table-cell>
          <table:table-cell table:formula="of:=[$Poly.C121]" office:value-type="float" office:value="707.167330067613" calcext:value-type="float">
            <text:p>707,17</text:p>
          </table:table-cell>
          <table:table-cell table:formula="of:=[.C122]-[.B122]" office:value-type="float" office:value="-9.749336599054" calcext:value-type="float">
            <text:p>-9,75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677.083333333333" calcext:value-type="float">
            <text:p>677,08</text:p>
          </table:table-cell>
          <table:table-cell table:formula="of:=[$Poly.C122]" office:value-type="float" office:value="686.565720003307" calcext:value-type="float">
            <text:p>686,57</text:p>
          </table:table-cell>
          <table:table-cell table:formula="of:=[.C123]-[.B123]" office:value-type="float" office:value="9.48238666997361" calcext:value-type="float">
            <text:p>9,4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5.166666666667" calcext:value-type="float">
            <text:p>675,17</text:p>
          </table:table-cell>
          <table:table-cell table:formula="of:=[$Poly.C123]" office:value-type="float" office:value="666.156515474487" calcext:value-type="float">
            <text:p>666,16</text:p>
          </table:table-cell>
          <table:table-cell table:formula="of:=[.C124]-[.B124]" office:value-type="float" office:value="-9.01015119217948" calcext:value-type="float">
            <text:p>-9,01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638.166666666667" calcext:value-type="float">
            <text:p>638,17</text:p>
          </table:table-cell>
          <table:table-cell table:formula="of:=[$Poly.C124]" office:value-type="float" office:value="645.948813012822" calcext:value-type="float">
            <text:p>645,95</text:p>
          </table:table-cell>
          <table:table-cell table:formula="of:=[.C125]-[.B125]" office:value-type="float" office:value="7.7821463461554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6.333333333333" calcext:value-type="float">
            <text:p>636,33</text:p>
          </table:table-cell>
          <table:table-cell table:formula="of:=[$Poly.C125]" office:value-type="float" office:value="625.951564829826" calcext:value-type="float">
            <text:p>625,95</text:p>
          </table:table-cell>
          <table:table-cell table:formula="of:=[.C126]-[.B126]" office:value-type="float" office:value="-10.3817685035076" calcext:value-type="float">
            <text:p>-10,38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597.916666666667" calcext:value-type="float">
            <text:p>597,92</text:p>
          </table:table-cell>
          <table:table-cell table:formula="of:=[$Poly.C126]" office:value-type="float" office:value="606.173571206941" calcext:value-type="float">
            <text:p>606,17</text:p>
          </table:table-cell>
          <table:table-cell table:formula="of:=[.C127]-[.B127]" office:value-type="float" office:value="8.25690454027392" calcext:value-type="float">
            <text:p>8,2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8.083333333333" calcext:value-type="float">
            <text:p>598,08</text:p>
          </table:table-cell>
          <table:table-cell table:formula="of:=[$Poly.C127]" office:value-type="float" office:value="586.623472885615" calcext:value-type="float">
            <text:p>586,62</text:p>
          </table:table-cell>
          <table:table-cell table:formula="of:=[.C128]-[.B128]" office:value-type="float" office:value="-11.4598604477185" calcext:value-type="float">
            <text:p>-11,46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558.75" calcext:value-type="float">
            <text:p>558,75</text:p>
          </table:table-cell>
          <table:table-cell table:formula="of:=[$Poly.C128]" office:value-type="float" office:value="567.309743457385" calcext:value-type="float">
            <text:p>567,31</text:p>
          </table:table-cell>
          <table:table-cell table:formula="of:=[.C129]-[.B129]" office:value-type="float" office:value="8.55974345738468" calcext:value-type="float">
            <text:p>8,5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7.916666666667" calcext:value-type="float">
            <text:p>557,92</text:p>
          </table:table-cell>
          <table:table-cell table:formula="of:=[$Poly.C129]" office:value-type="float" office:value="548.240681753955" calcext:value-type="float">
            <text:p>548,24</text:p>
          </table:table-cell>
          <table:table-cell table:formula="of:=[.C130]-[.B130]" office:value-type="float" office:value="-9.67598491271178" calcext:value-type="float">
            <text:p>-9,68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520.25" calcext:value-type="float">
            <text:p>520,25</text:p>
          </table:table-cell>
          <table:table-cell table:formula="of:=[$Poly.C130]" office:value-type="float" office:value="529.424404237278" calcext:value-type="float">
            <text:p>529,42</text:p>
          </table:table-cell>
          <table:table-cell table:formula="of:=[.C131]-[.B131]" office:value-type="float" office:value="9.1744042372784" calcext:value-type="float">
            <text:p>9,1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2.333333333333" calcext:value-type="float">
            <text:p>522,33</text:p>
          </table:table-cell>
          <table:table-cell table:formula="of:=[$Poly.C131]" office:value-type="float" office:value="510.868837389638" calcext:value-type="float">
            <text:p>510,87</text:p>
          </table:table-cell>
          <table:table-cell table:formula="of:=[.C132]-[.B132]" office:value-type="float" office:value="-11.4644959436955" calcext:value-type="float">
            <text:p>-11,46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485.666666666667" calcext:value-type="float">
            <text:p>485,67</text:p>
          </table:table-cell>
          <table:table-cell table:formula="of:=[$Poly.C132]" office:value-type="float" office:value="492.581710103726" calcext:value-type="float">
            <text:p>492,58</text:p>
          </table:table-cell>
          <table:table-cell table:formula="of:=[.C133]-[.B133]" office:value-type="float" office:value="6.91504343705896" calcext:value-type="float">
            <text:p>6,9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3.333333333333" calcext:value-type="float">
            <text:p>483,33</text:p>
          </table:table-cell>
          <table:table-cell table:formula="of:=[$Poly.C133]" office:value-type="float" office:value="474.570546072724" calcext:value-type="float">
            <text:p>474,57</text:p>
          </table:table-cell>
          <table:table-cell table:formula="of:=[.C134]-[.B134]" office:value-type="float" office:value="-8.76278726060912" calcext:value-type="float">
            <text:p>-8,76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450.083333333333" calcext:value-type="float">
            <text:p>450,08</text:p>
          </table:table-cell>
          <table:table-cell table:formula="of:=[$Poly.C134]" office:value-type="float" office:value="456.842656180387" calcext:value-type="float">
            <text:p>456,84</text:p>
          </table:table-cell>
          <table:table-cell table:formula="of:=[.C135]-[.B135]" office:value-type="float" office:value="6.75932284705345" calcext:value-type="float">
            <text:p>6,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.25" calcext:value-type="float">
            <text:p>449,25</text:p>
          </table:table-cell>
          <table:table-cell table:formula="of:=[$Poly.C135]" office:value-type="float" office:value="439.405130891119" calcext:value-type="float">
            <text:p>439,41</text:p>
          </table:table-cell>
          <table:table-cell table:formula="of:=[.C136]-[.B136]" office:value-type="float" office:value="-9.84486910888148" calcext:value-type="float">
            <text:p>-9,84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15.416666666667" calcext:value-type="float">
            <text:p>415,42</text:p>
          </table:table-cell>
          <table:table-cell table:formula="of:=[$Poly.C136]" office:value-type="float" office:value="422.264832640055" calcext:value-type="float">
            <text:p>422,26</text:p>
          </table:table-cell>
          <table:table-cell table:formula="of:=[.C137]-[.B137]" office:value-type="float" office:value="6.84816597338869" calcext:value-type="float">
            <text:p>6,8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5.166666666667" calcext:value-type="float">
            <text:p>415,17</text:p>
          </table:table-cell>
          <table:table-cell table:formula="of:=[$Poly.C137]" office:value-type="float" office:value="405.428388223147" calcext:value-type="float">
            <text:p>405,43</text:p>
          </table:table-cell>
          <table:table-cell table:formula="of:=[.C138]-[.B138]" office:value-type="float" office:value="-9.73827844351996" calcext:value-type="float">
            <text:p>-9,74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383.083333333333" calcext:value-type="float">
            <text:p>383,08</text:p>
          </table:table-cell>
          <table:table-cell table:formula="of:=[$Poly.C138]" office:value-type="float" office:value="388.902181187234" calcext:value-type="float">
            <text:p>388,90</text:p>
          </table:table-cell>
          <table:table-cell table:formula="of:=[.C139]-[.B139]" office:value-type="float" office:value="5.81884785390099" calcext:value-type="float">
            <text:p>5,8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1.583333333333" calcext:value-type="float">
            <text:p>381,58</text:p>
          </table:table-cell>
          <table:table-cell table:formula="of:=[$Poly.C139]" office:value-type="float" office:value="372.692344220134" calcext:value-type="float">
            <text:p>372,69</text:p>
          </table:table-cell>
          <table:table-cell table:formula="of:=[.C140]-[.B140]" office:value-type="float" office:value="-8.89098911319979" calcext:value-type="float">
            <text:p>-8,89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48.083333333333" calcext:value-type="float">
            <text:p>348,08</text:p>
          </table:table-cell>
          <table:table-cell table:formula="of:=[$Poly.C140]" office:value-type="float" office:value="356.804751540713" calcext:value-type="float">
            <text:p>356,80</text:p>
          </table:table-cell>
          <table:table-cell table:formula="of:=[.C141]-[.B141]" office:value-type="float" office:value="8.72141820738" calcext:value-type="float">
            <text:p>8,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.666666666667" calcext:value-type="float">
            <text:p>348,67</text:p>
          </table:table-cell>
          <table:table-cell table:formula="of:=[$Poly.C141]" office:value-type="float" office:value="341.245011288978" calcext:value-type="float">
            <text:p>341,25</text:p>
          </table:table-cell>
          <table:table-cell table:formula="of:=[.C142]-[.B142]" office:value-type="float" office:value="-7.42165537768869" calcext:value-type="float">
            <text:p>-7,42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14" calcext:value-type="float">
            <text:p>314,00</text:p>
          </table:table-cell>
          <table:table-cell table:formula="of:=[$Poly.C142]" office:value-type="float" office:value="326.018457916146" calcext:value-type="float">
            <text:p>326,02</text:p>
          </table:table-cell>
          <table:table-cell table:formula="of:=[.C143]-[.B143]" office:value-type="float" office:value="12.0184579161457" calcext:value-type="float">
            <text:p>12,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2.75" calcext:value-type="float">
            <text:p>312,75</text:p>
          </table:table-cell>
          <table:table-cell table:formula="of:=[$Poly.C143]" office:value-type="float" office:value="311.130144574731" calcext:value-type="float">
            <text:p>311,13</text:p>
          </table:table-cell>
          <table:table-cell table:formula="of:=[.C144]-[.B144]" office:value-type="float" office:value="-1.61985542526895" calcext:value-type="float">
            <text:p>-1,62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84.5" calcext:value-type="float">
            <text:p>284,50</text:p>
          </table:table-cell>
          <table:table-cell table:formula="of:=[$Poly.C144]" office:value-type="float" office:value="296.584835508624" calcext:value-type="float">
            <text:p>296,58</text:p>
          </table:table-cell>
          <table:table-cell table:formula="of:=[.C145]-[.B145]" office:value-type="float" office:value="12.0848355086242" calcext:value-type="float">
            <text:p>12,0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5.666666666667" calcext:value-type="float">
            <text:p>285,67</text:p>
          </table:table-cell>
          <table:table-cell table:formula="of:=[$Poly.C145]" office:value-type="float" office:value="282.386998443172" calcext:value-type="float">
            <text:p>282,39</text:p>
          </table:table-cell>
          <table:table-cell table:formula="of:=[.C146]-[.B146]" office:value-type="float" office:value="-3.27966822349464" calcext:value-type="float">
            <text:p>-3,28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59.75" calcext:value-type="float">
            <text:p>259,75</text:p>
          </table:table-cell>
          <table:table-cell table:formula="of:=[$Poly.C146]" office:value-type="float" office:value="268.540796975258" calcext:value-type="float">
            <text:p>268,54</text:p>
          </table:table-cell>
          <table:table-cell table:formula="of:=[.C147]-[.B147]" office:value-type="float" office:value="8.79079697525839" calcext:value-type="float">
            <text:p>8,7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.833333333333" calcext:value-type="float">
            <text:p>255,83</text:p>
          </table:table-cell>
          <table:table-cell table:formula="of:=[$Poly.C147]" office:value-type="float" office:value="255.050082963385" calcext:value-type="float">
            <text:p>255,05</text:p>
          </table:table-cell>
          <table:table-cell table:formula="of:=[.C148]-[.B148]" office:value-type="float" office:value="-0.783250369948263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30.416666666667" calcext:value-type="float">
            <text:p>230,42</text:p>
          </table:table-cell>
          <table:table-cell table:formula="of:=[$Poly.C148]" office:value-type="float" office:value="241.918388917752" calcext:value-type="float">
            <text:p>241,92</text:p>
          </table:table-cell>
          <table:table-cell table:formula="of:=[.C149]-[.B149]" office:value-type="float" office:value="11.5017222510852" calcext:value-type="float">
            <text:p>11,5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9.666666666667" calcext:value-type="float">
            <text:p>229,67</text:p>
          </table:table-cell>
          <table:table-cell table:formula="of:=[$Poly.C149]" office:value-type="float" office:value="229.148920390337" calcext:value-type="float">
            <text:p>229,15</text:p>
          </table:table-cell>
          <table:table-cell table:formula="of:=[.C150]-[.B150]" office:value-type="float" office:value="-0.517746276329774" calcext:value-type="float">
            <text:p>-0,52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05.25" calcext:value-type="float">
            <text:p>205,25</text:p>
          </table:table-cell>
          <table:table-cell table:formula="of:=[$Poly.C150]" office:value-type="float" office:value="216.744548364978" calcext:value-type="float">
            <text:p>216,74</text:p>
          </table:table-cell>
          <table:table-cell table:formula="of:=[.C151]-[.B151]" office:value-type="float" office:value="11.4945483649777" calcext:value-type="float">
            <text:p>11,4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.166666666667" calcext:value-type="float">
            <text:p>205,17</text:p>
          </table:table-cell>
          <table:table-cell table:formula="of:=[$Poly.C151]" office:value-type="float" office:value="204.707801647452" calcext:value-type="float">
            <text:p>204,71</text:p>
          </table:table-cell>
          <table:table-cell table:formula="of:=[.C152]-[.B152]" office:value-type="float" office:value="-0.458865019214869" calcext:value-type="float">
            <text:p>-0,46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81.916666666667" calcext:value-type="float">
            <text:p>181,92</text:p>
          </table:table-cell>
          <table:table-cell table:formula="of:=[$Poly.C152]" office:value-type="float" office:value="193.040859255557" calcext:value-type="float">
            <text:p>193,04</text:p>
          </table:table-cell>
          <table:table-cell table:formula="of:=[.C153]-[.B153]" office:value-type="float" office:value="11.1241925888899" calcext:value-type="float">
            <text:p>11,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2.5" calcext:value-type="float">
            <text:p>182,50</text:p>
          </table:table-cell>
          <table:table-cell table:formula="of:=[$Poly.C153]" office:value-type="float" office:value="181.74554280919" calcext:value-type="float">
            <text:p>181,75</text:p>
          </table:table-cell>
          <table:table-cell table:formula="of:=[.C154]-[.B154]" office:value-type="float" office:value="-0.754457190809887" calcext:value-type="float">
            <text:p>-0,75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61" calcext:value-type="float">
            <text:p>161,00</text:p>
          </table:table-cell>
          <table:table-cell table:formula="of:=[$Poly.C154]" office:value-type="float" office:value="170.823308920432" calcext:value-type="float">
            <text:p>170,82</text:p>
          </table:table-cell>
          <table:table-cell table:formula="of:=[.C155]-[.B155]" office:value-type="float" office:value="9.82330892043214" calcext:value-type="float">
            <text:p>9,8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.166666666667" calcext:value-type="float">
            <text:p>160,17</text:p>
          </table:table-cell>
          <table:table-cell table:formula="of:=[$Poly.C155]" office:value-type="float" office:value="160.275241583624" calcext:value-type="float">
            <text:p>160,28</text:p>
          </table:table-cell>
          <table:table-cell table:formula="of:=[.C156]-[.B156]" office:value-type="float" office:value="0.108574916957252" calcext:value-type="float">
            <text:p>0,11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41.083333333333" calcext:value-type="float">
            <text:p>141,08</text:p>
          </table:table-cell>
          <table:table-cell table:formula="of:=[$Poly.C156]" office:value-type="float" office:value="150.102044565449" calcext:value-type="float">
            <text:p>150,10</text:p>
          </table:table-cell>
          <table:table-cell table:formula="of:=[.C157]-[.B157]" office:value-type="float" office:value="9.01871123211578" calcext:value-type="float">
            <text:p>9,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.166666666667" calcext:value-type="float">
            <text:p>141,17</text:p>
          </table:table-cell>
          <table:table-cell table:formula="of:=[$Poly.C157]" office:value-type="float" office:value="140.304033795014" calcext:value-type="float">
            <text:p>140,30</text:p>
          </table:table-cell>
          <table:table-cell table:formula="of:=[.C158]-[.B158]" office:value-type="float" office:value="-0.862632871652494" calcext:value-type="float">
            <text:p>-0,86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23.416666666667" calcext:value-type="float">
            <text:p>123,42</text:p>
          </table:table-cell>
          <table:table-cell table:formula="of:=[$Poly.C158]" office:value-type="float" office:value="130.881129753929" calcext:value-type="float">
            <text:p>130,88</text:p>
          </table:table-cell>
          <table:table-cell table:formula="of:=[.C159]-[.B159]" office:value-type="float" office:value="7.46446308726233" calcext:value-type="float">
            <text:p>7,4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.5" calcext:value-type="float">
            <text:p>123,50</text:p>
          </table:table-cell>
          <table:table-cell table:formula="of:=[$Poly.C159]" office:value-type="float" office:value="121.832849866387" calcext:value-type="float">
            <text:p>121,83</text:p>
          </table:table-cell>
          <table:table-cell table:formula="of:=[.C160]-[.B160]" office:value-type="float" office:value="-1.66715013361276" calcext:value-type="float">
            <text:p>-1,67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07.583333333333" calcext:value-type="float">
            <text:p>107,58</text:p>
          </table:table-cell>
          <table:table-cell table:formula="of:=[$Poly.C160]" office:value-type="float" office:value="113.158300889247" calcext:value-type="float">
            <text:p>113,16</text:p>
          </table:table-cell>
          <table:table-cell table:formula="of:=[.C161]-[.B161]" office:value-type="float" office:value="5.57496755591383" calcext:value-type="float">
            <text:p>5,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.416666666667" calcext:value-type="float">
            <text:p>108,42</text:p>
          </table:table-cell>
          <table:table-cell table:formula="of:=[$Poly.C161]" office:value-type="float" office:value="104.856171302112" calcext:value-type="float">
            <text:p>104,86</text:p>
          </table:table-cell>
          <table:table-cell table:formula="of:=[.C162]-[.B162]" office:value-type="float" office:value="-3.56049536455492" calcext:value-type="float">
            <text:p>-3,56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93.8333333333333" calcext:value-type="float">
            <text:p>93,83</text:p>
          </table:table-cell>
          <table:table-cell table:formula="of:=[$Poly.C162]" office:value-type="float" office:value="96.9247236974096" calcext:value-type="float">
            <text:p>96,92</text:p>
          </table:table-cell>
          <table:table-cell table:formula="of:=[.C163]-[.B163]" office:value-type="float" office:value="3.09139036407629" calcext:value-type="float">
            <text:p>3,0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,00</text:p>
          </table:table-cell>
          <table:table-cell table:formula="of:=[$Poly.C163]" office:value-type="float" office:value="89.3617871704754" calcext:value-type="float">
            <text:p>89,36</text:p>
          </table:table-cell>
          <table:table-cell table:formula="of:=[.C164]-[.B164]" office:value-type="float" office:value="-3.63821282952463" calcext:value-type="float">
            <text:p>-3,64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79.6666666666667" calcext:value-type="float">
            <text:p>79,67</text:p>
          </table:table-cell>
          <table:table-cell table:formula="of:=[$Poly.C164]" office:value-type="float" office:value="82.1647497096299" calcext:value-type="float">
            <text:p>82,16</text:p>
          </table:table-cell>
          <table:table-cell table:formula="of:=[.C165]-[.B165]" office:value-type="float" office:value="2.49808304296324" calcext:value-type="float">
            <text:p>2,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9166666666667" calcext:value-type="float">
            <text:p>79,92</text:p>
          </table:table-cell>
          <table:table-cell table:formula="of:=[$Poly.C165]" office:value-type="float" office:value="75.3305505862614" calcext:value-type="float">
            <text:p>75,33</text:p>
          </table:table-cell>
          <table:table-cell table:formula="of:=[.C166]-[.B166]" office:value-type="float" office:value="-4.58611608040529" calcext:value-type="float">
            <text:p>-4,59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67.6666666666667" calcext:value-type="float">
            <text:p>67,67</text:p>
          </table:table-cell>
          <table:table-cell table:formula="of:=[$Poly.C166]" office:value-type="float" office:value="68.8556727449054" calcext:value-type="float">
            <text:p>68,86</text:p>
          </table:table-cell>
          <table:table-cell table:formula="of:=[.C167]-[.B167]" office:value-type="float" office:value="1.18900607823869" calcext:value-type="float">
            <text:p>1,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.9166666666667" calcext:value-type="float">
            <text:p>67,92</text:p>
          </table:table-cell>
          <table:table-cell table:formula="of:=[$Poly.C167]" office:value-type="float" office:value="62.7361351933256" calcext:value-type="float">
            <text:p>62,74</text:p>
          </table:table-cell>
          <table:table-cell table:formula="of:=[.C168]-[.B168]" office:value-type="float" office:value="-5.18053147334112" calcext:value-type="float">
            <text:p>-5,18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57.75" calcext:value-type="float">
            <text:p>57,75</text:p>
          </table:table-cell>
          <table:table-cell table:formula="of:=[$Poly.C168]" office:value-type="float" office:value="56.9674853925943" calcext:value-type="float">
            <text:p>56,97</text:p>
          </table:table-cell>
          <table:table-cell table:formula="of:=[.C169]-[.B169]" office:value-type="float" office:value="-0.782514607405744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,00</text:p>
          </table:table-cell>
          <table:table-cell table:formula="of:=[$Poly.C169]" office:value-type="float" office:value="51.5447916471729" calcext:value-type="float">
            <text:p>51,54</text:p>
          </table:table-cell>
          <table:table-cell table:formula="of:=[.C170]-[.B170]" office:value-type="float" office:value="-6.45520835282714" calcext:value-type="float">
            <text:p>-6,46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48.8333333333333" calcext:value-type="float">
            <text:p>48,83</text:p>
          </table:table-cell>
          <table:table-cell table:formula="of:=[$Poly.C170]" office:value-type="float" office:value="46.4626354949924" calcext:value-type="float">
            <text:p>46,46</text:p>
          </table:table-cell>
          <table:table-cell table:formula="of:=[.C171]-[.B171]" office:value-type="float" office:value="-2.37069783834094" calcext:value-type="float">
            <text:p>-2,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.8333333333333" calcext:value-type="float">
            <text:p>48,83</text:p>
          </table:table-cell>
          <table:table-cell table:formula="of:=[$Poly.C171]" office:value-type="float" office:value="41.7151040975341" calcext:value-type="float">
            <text:p>41,72</text:p>
          </table:table-cell>
          <table:table-cell table:formula="of:=[.C172]-[.B172]" office:value-type="float" office:value="-7.11822923579926" calcext:value-type="float">
            <text:p>-7,12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40" calcext:value-type="float">
            <text:p>40,00</text:p>
          </table:table-cell>
          <table:table-cell table:formula="of:=[$Poly.C172]" office:value-type="float" office:value="37.2957826299098" calcext:value-type="float">
            <text:p>37,30</text:p>
          </table:table-cell>
          <table:table-cell table:formula="of:=[.C173]-[.B173]" office:value-type="float" office:value="-2.70421737009018" calcext:value-type="float">
            <text:p>-2,7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,00</text:p>
          </table:table-cell>
          <table:table-cell table:formula="of:=[$Poly.C173]" office:value-type="float" office:value="33.1977466709427" calcext:value-type="float">
            <text:p>33,20</text:p>
          </table:table-cell>
          <table:table-cell table:formula="of:=[.C174]-[.B174]" office:value-type="float" office:value="-6.80225332905729" calcext:value-type="float">
            <text:p>-6,8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2.75" calcext:value-type="float">
            <text:p>32,75</text:p>
          </table:table-cell>
          <table:table-cell table:formula="of:=[$Poly.C174]" office:value-type="float" office:value="29.4135545932476" calcext:value-type="float">
            <text:p>29,41</text:p>
          </table:table-cell>
          <table:table-cell table:formula="of:=[.C175]-[.B175]" office:value-type="float" office:value="-3.33644540675239" calcext:value-type="float">
            <text:p>-3,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0833333333333" calcext:value-type="float">
            <text:p>32,08</text:p>
          </table:table-cell>
          <table:table-cell table:formula="of:=[$Poly.C175]" office:value-type="float" office:value="25.9352399533116" calcext:value-type="float">
            <text:p>25,94</text:p>
          </table:table-cell>
          <table:table-cell table:formula="of:=[.C176]-[.B176]" office:value-type="float" office:value="-6.14809338002175" calcext:value-type="float">
            <text:p>-6,15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5.8333333333333" calcext:value-type="float">
            <text:p>25,83</text:p>
          </table:table-cell>
          <table:table-cell table:formula="of:=[$Poly.C176]" office:value-type="float" office:value="22.7543038815745" calcext:value-type="float">
            <text:p>22,75</text:p>
          </table:table-cell>
          <table:table-cell table:formula="of:=[.C177]-[.B177]" office:value-type="float" office:value="-3.07902945175879" calcext:value-type="float">
            <text:p>-3,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3333333333333" calcext:value-type="float">
            <text:p>25,33</text:p>
          </table:table-cell>
          <table:table-cell table:formula="of:=[$Poly.C177]" office:value-type="float" office:value="19.8617074725097" calcext:value-type="float">
            <text:p>19,86</text:p>
          </table:table-cell>
          <table:table-cell table:formula="of:=[.C178]-[.B178]" office:value-type="float" office:value="-5.47162586082367" calcext:value-type="float">
            <text:p>-5,47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,00</text:p>
          </table:table-cell>
          <table:table-cell table:formula="of:=[$Poly.C178]" office:value-type="float" office:value="17.2478641747039" calcext:value-type="float">
            <text:p>17,25</text:p>
          </table:table-cell>
          <table:table-cell table:formula="of:=[.C179]-[.B179]" office:value-type="float" office:value="-2.75213582529607" calcext:value-type="float">
            <text:p>-2,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,00</text:p>
          </table:table-cell>
          <table:table-cell table:formula="of:=[$Poly.C179]" office:value-type="float" office:value="14.9026321809387" calcext:value-type="float">
            <text:p>14,90</text:p>
          </table:table-cell>
          <table:table-cell table:formula="of:=[.C180]-[.B180]" office:value-type="float" office:value="-5.09736781906129" calcext:value-type="float">
            <text:p>-5,10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,00</text:p>
          </table:table-cell>
          <table:table-cell table:formula="of:=[$Poly.C180]" office:value-type="float" office:value="12.8153068182702" calcext:value-type="float">
            <text:p>12,82</text:p>
          </table:table-cell>
          <table:table-cell table:formula="of:=[.C181]-[.B181]" office:value-type="float" office:value="-2.18469318172978" calcext:value-type="float">
            <text:p>-2,1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,00</text:p>
          </table:table-cell>
          <table:table-cell table:formula="of:=[$Poly.C181]" office:value-type="float" office:value="10.9746129381101" calcext:value-type="float">
            <text:p>10,97</text:p>
          </table:table-cell>
          <table:table-cell table:formula="of:=[.C182]-[.B182]" office:value-type="float" office:value="-4.02538706188992" calcext:value-type="float">
            <text:p>-4,03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1" calcext:value-type="float">
            <text:p>11,00</text:p>
          </table:table-cell>
          <table:table-cell table:formula="of:=[$Poly.C182]" office:value-type="float" office:value="9.36869730630581" calcext:value-type="float">
            <text:p>9,37</text:p>
          </table:table-cell>
          <table:table-cell table:formula="of:=[.C183]-[.B183]" office:value-type="float" office:value="-1.63130269369419" calcext:value-type="float">
            <text:p>-1,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,00</text:p>
          </table:table-cell>
          <table:table-cell table:formula="of:=[$Poly.C183]" office:value-type="float" office:value="7.9851209932214" calcext:value-type="float">
            <text:p>7,99</text:p>
          </table:table-cell>
          <table:table-cell table:formula="of:=[.C184]-[.B184]" office:value-type="float" office:value="-3.0148790067786" calcext:value-type="float">
            <text:p>-3,01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,00</text:p>
          </table:table-cell>
          <table:table-cell table:formula="of:=[$Poly.C184]" office:value-type="float" office:value="6.81085176381779" calcext:value-type="float">
            <text:p>6,81</text:p>
          </table:table-cell>
          <table:table-cell table:formula="of:=[.C185]-[.B185]" office:value-type="float" office:value="-1.18914823618221" calcext:value-type="float">
            <text:p>-1,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,00</text:p>
          </table:table-cell>
          <table:table-cell table:formula="of:=[$Poly.C185]" office:value-type="float" office:value="5.83225646773339" calcext:value-type="float">
            <text:p>5,83</text:p>
          </table:table-cell>
          <table:table-cell table:formula="of:=[.C186]-[.B186]" office:value-type="float" office:value="-2.16774353226661" calcext:value-type="float">
            <text:p>-2,17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.75" calcext:value-type="float">
            <text:p>5,75</text:p>
          </table:table-cell>
          <table:table-cell table:formula="of:=[$Poly.C186]" office:value-type="float" office:value="5.03509342936463" calcext:value-type="float">
            <text:p>5,04</text:p>
          </table:table-cell>
          <table:table-cell table:formula="of:=[.C187]-[.B187]" office:value-type="float" office:value="-0.714906570635367" calcext:value-type="float">
            <text:p>-0,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table:formula="of:=[$Poly.C187]" office:value-type="float" office:value="4.40450483794648" calcext:value-type="float">
            <text:p>4,40</text:p>
          </table:table-cell>
          <table:table-cell table:formula="of:=[.C188]-[.B188]" office:value-type="float" office:value="-1.34549516205352" calcext:value-type="float">
            <text:p>-1,35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,00</text:p>
          </table:table-cell>
          <table:table-cell table:formula="of:=[$Poly.C188]" office:value-type="float" office:value="3.92500913763295" calcext:value-type="float">
            <text:p>3,93</text:p>
          </table:table-cell>
          <table:table-cell table:formula="of:=[.C189]-[.B189]" office:value-type="float" office:value="-0.0749908623670494" calcext:value-type="float">
            <text:p>-0,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,00</text:p>
          </table:table-cell>
          <table:table-cell table:formula="of:=[$Poly.C189]" office:value-type="float" office:value="3.58049341757763" calcext:value-type="float">
            <text:p>3,58</text:p>
          </table:table-cell>
          <table:table-cell table:formula="of:=[.C190]-[.B190]" office:value-type="float" office:value="-0.419506582422367" calcext:value-type="float">
            <text:p>-0,42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1666666666667" calcext:value-type="float">
            <text:p>2,42</text:p>
          </table:table-cell>
          <table:table-cell table:formula="of:=[$Poly.C190]" office:value-type="float" office:value="3.35420580201422" calcext:value-type="float">
            <text:p>3,35</text:p>
          </table:table-cell>
          <table:table-cell table:formula="of:=[.C191]-[.B191]" office:value-type="float" office:value="0.937539135347557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0</text:p>
          </table:table-cell>
          <table:table-cell table:formula="of:=[$Poly.C191]" office:value-type="float" office:value="3.22874784033704" calcext:value-type="float">
            <text:p>3,23</text:p>
          </table:table-cell>
          <table:table-cell table:formula="of:=[.C192]-[.B192]" office:value-type="float" office:value="0.728747840337037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,00</text:p>
          </table:table-cell>
          <table:table-cell table:formula="of:=[$Poly.C192]" office:value-type="float" office:value="3.18606689718153" calcext:value-type="float">
            <text:p>3,19</text:p>
          </table:table-cell>
          <table:table-cell table:formula="of:=[.C193]-[.B193]" office:value-type="float" office:value="1.18606689718153" calcext:value-type="float">
            <text:p>1,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</text:p>
          </table:table-cell>
          <table:table-cell table:formula="of:=[$Poly.C193]" office:value-type="float" office:value="3.20744854250485" calcext:value-type="float">
            <text:p>3,21</text:p>
          </table:table-cell>
          <table:table-cell table:formula="of:=[.C194]-[.B194]" office:value-type="float" office:value="1.20744854250485" calcext:value-type="float">
            <text:p>1,2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,00</text:p>
          </table:table-cell>
          <table:table-cell table:formula="of:=[$Poly.C194]" office:value-type="float" office:value="3.2735089416663" calcext:value-type="float">
            <text:p>3,27</text:p>
          </table:table-cell>
          <table:table-cell table:formula="of:=[.C195]-[.B195]" office:value-type="float" office:value="2.2735089416663" calcext:value-type="float">
            <text:p>2,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formula="of:=[$Poly.C195]" office:value-type="float" office:value="3.36418724550792" calcext:value-type="float">
            <text:p>3,36</text:p>
          </table:table-cell>
          <table:table-cell table:formula="of:=[.C196]-[.B196]" office:value-type="float" office:value="2.36418724550792" calcext:value-type="float">
            <text:p>2,3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,00</text:p>
          </table:table-cell>
          <table:table-cell table:formula="of:=[$Poly.C196]" office:value-type="float" office:value="3.45873798043499" calcext:value-type="float">
            <text:p>3,46</text:p>
          </table:table-cell>
          <table:table-cell table:formula="of:=[.C197]-[.B197]" office:value-type="float" office:value="2.45873798043499" calcext:value-type="float">
            <text:p>2,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formula="of:=[$Poly.C197]" office:value-type="float" office:value="3.53572343849655" calcext:value-type="float">
            <text:p>3,54</text:p>
          </table:table-cell>
          <table:table-cell table:formula="of:=[.C198]-[.B198]" office:value-type="float" office:value="2.53572343849655" calcext:value-type="float">
            <text:p>2,5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,00</text:p>
          </table:table-cell>
          <table:table-cell table:formula="of:=[$Poly.C198]" office:value-type="float" office:value="3.57300606746591" calcext:value-type="float">
            <text:p>3,57</text:p>
          </table:table-cell>
          <table:table-cell table:formula="of:=[.C199]-[.B199]" office:value-type="float" office:value="2.57300606746591" calcext:value-type="float">
            <text:p>2,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$Poly.C199]" office:value-type="float" office:value="3.54774086092119" calcext:value-type="float">
            <text:p>3,55</text:p>
          </table:table-cell>
          <table:table-cell table:formula="of:=[.C200]-[.B200]" office:value-type="float" office:value="2.54774086092119" calcext:value-type="float">
            <text:p>2,5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0</text:p>
          </table:table-cell>
          <table:table-cell table:formula="of:=[$Poly.C200]" office:value-type="float" office:value="3.43636774832585" calcext:value-type="float">
            <text:p>3,44</text:p>
          </table:table-cell>
          <table:table-cell table:formula="of:=[.C201]-[.B201]" office:value-type="float" office:value="2.43636774832585" calcext:value-type="float">
            <text:p>2,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table:formula="of:=[$Poly.C201]" office:value-type="float" office:value="3.2146039851092" calcext:value-type="float">
            <text:p>3,21</text:p>
          </table:table-cell>
          <table:table-cell table:formula="of:=[.C202]-[.B202]" office:value-type="float" office:value="2.2146039851092" calcext:value-type="float">
            <text:p>2,21</text:p>
          </table:table-cell>
          <table:table-cell table:number-columns-repeated="2"/>
        </table:table-row>
        <table:table-row table:style-name="ro1" table:number-rows-repeated="10483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oly" table:style-name="ta2">
        <table:table-column table:style-name="co3" table:default-cell-style-name="ce3"/>
        <table:table-column table:style-name="co3" table:default-cell-style-name="ce2"/>
        <table:table-column table:style-name="co3" table:default-cell-style-name="ce1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3.70898973781" calcext:value-type="float">
            <text:p>2293,71</text:p>
          </table:table-cell>
          <table:table-cell table:formula="of:=[.B1]-[calibration_ECS_Oct_2022.$D$1]" office:value-type="float" office:value="2293.70898973781" calcext:value-type="float">
            <text:p>2293,71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2289.58097430211" calcext:value-type="float">
            <text:p>2289,58</text:p>
          </table:table-cell>
          <table:table-cell table:formula="of:=[.B2]-[calibration_ECS_Oct_2022.$D$1]" office:value-type="float" office:value="2289.58097430211" calcext:value-type="float">
            <text:p>2289,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85.75276891083" calcext:value-type="float">
            <text:p>2285,75</text:p>
          </table:table-cell>
          <table:table-cell table:formula="of:=[.B3]-[calibration_ECS_Oct_2022.$D$1]" office:value-type="float" office:value="2285.75276891083" calcext:value-type="float">
            <text:p>2285,75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282.1955404987" calcext:value-type="float">
            <text:p>2282,20</text:p>
          </table:table-cell>
          <table:table-cell table:formula="of:=[.B4]-[calibration_ECS_Oct_2022.$D$1]" office:value-type="float" office:value="2282.1955404987" calcext:value-type="float">
            <text:p>2282,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78.88122487064" calcext:value-type="float">
            <text:p>2278,88</text:p>
          </table:table-cell>
          <table:table-cell table:formula="of:=[.B5]-[calibration_ECS_Oct_2022.$D$1]" office:value-type="float" office:value="2278.88122487064" calcext:value-type="float">
            <text:p>2278,88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2275.78251909182" calcext:value-type="float">
            <text:p>2275,78</text:p>
          </table:table-cell>
          <table:table-cell table:formula="of:=[.B6]-[calibration_ECS_Oct_2022.$D$1]" office:value-type="float" office:value="2275.78251909182" calcext:value-type="float">
            <text:p>2275,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72.87287387777" calcext:value-type="float">
            <text:p>2272,87</text:p>
          </table:table-cell>
          <table:table-cell table:formula="of:=[.B7]-[calibration_ECS_Oct_2022.$D$1]" office:value-type="float" office:value="2272.87287387777" calcext:value-type="float">
            <text:p>2272,87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270.12648598444" calcext:value-type="float">
            <text:p>2270,13</text:p>
          </table:table-cell>
          <table:table-cell table:formula="of:=[.B8]-[calibration_ECS_Oct_2022.$D$1]" office:value-type="float" office:value="2270.12648598444" calcext:value-type="float">
            <text:p>2270,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7.51829059828" calcext:value-type="float">
            <text:p>2267,52</text:p>
          </table:table-cell>
          <table:table-cell table:formula="of:=[.B9]-[calibration_ECS_Oct_2022.$D$1]" office:value-type="float" office:value="2267.51829059828" calcext:value-type="float">
            <text:p>2267,52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2265.02395372633" calcext:value-type="float">
            <text:p>2265,02</text:p>
          </table:table-cell>
          <table:table-cell table:formula="of:=[.B10]-[calibration_ECS_Oct_2022.$D$1]" office:value-type="float" office:value="2265.02395372633" calcext:value-type="float">
            <text:p>2265,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2.6198645863" calcext:value-type="float">
            <text:p>2262,62</text:p>
          </table:table-cell>
          <table:table-cell table:formula="of:=[.B11]-[calibration_ECS_Oct_2022.$D$1]" office:value-type="float" office:value="2262.6198645863" calcext:value-type="float">
            <text:p>2262,62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2260.28312799664" calcext:value-type="float">
            <text:p>2260,28</text:p>
          </table:table-cell>
          <table:table-cell table:formula="of:=[.B12]-[calibration_ECS_Oct_2022.$D$1]" office:value-type="float" office:value="2260.28312799664" calcext:value-type="float">
            <text:p>2260,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57.99155676663" calcext:value-type="float">
            <text:p>2257,99</text:p>
          </table:table-cell>
          <table:table-cell table:formula="of:=[.B13]-[calibration_ECS_Oct_2022.$D$1]" office:value-type="float" office:value="2257.99155676663" calcext:value-type="float">
            <text:p>2257,99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2255.72366408646" calcext:value-type="float">
            <text:p>2255,72</text:p>
          </table:table-cell>
          <table:table-cell table:formula="of:=[.B14]-[calibration_ECS_Oct_2022.$D$1]" office:value-type="float" office:value="2255.72366408646" calcext:value-type="float">
            <text:p>2255,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53.45865591731" calcext:value-type="float">
            <text:p>2253,46</text:p>
          </table:table-cell>
          <table:table-cell table:formula="of:=[.B15]-[calibration_ECS_Oct_2022.$D$1]" office:value-type="float" office:value="2253.45865591731" calcext:value-type="float">
            <text:p>2253,46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2251.17642338142" calcext:value-type="float">
            <text:p>2251,18</text:p>
          </table:table-cell>
          <table:table-cell table:formula="of:=[.B16]-[calibration_ECS_Oct_2022.$D$1]" office:value-type="float" office:value="2251.17642338142" calcext:value-type="float">
            <text:p>2251,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48.85753515219" calcext:value-type="float">
            <text:p>2248,86</text:p>
          </table:table-cell>
          <table:table-cell table:formula="of:=[.B17]-[calibration_ECS_Oct_2022.$D$1]" office:value-type="float" office:value="2248.85753515219" calcext:value-type="float">
            <text:p>2248,86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2246.48322984425" calcext:value-type="float">
            <text:p>2246,48</text:p>
          </table:table-cell>
          <table:table-cell table:formula="of:=[.B18]-[calibration_ECS_Oct_2022.$D$1]" office:value-type="float" office:value="2246.48322984425" calcext:value-type="float">
            <text:p>2246,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44.03540840353" calcext:value-type="float">
            <text:p>2244,04</text:p>
          </table:table-cell>
          <table:table-cell table:formula="of:=[.B19]-[calibration_ECS_Oct_2022.$D$1]" office:value-type="float" office:value="2244.03540840353" calcext:value-type="float">
            <text:p>2244,04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2241.49662649736" calcext:value-type="float">
            <text:p>2241,50</text:p>
          </table:table-cell>
          <table:table-cell table:formula="of:=[.B20]-[calibration_ECS_Oct_2022.$D$1]" office:value-type="float" office:value="2241.49662649736" calcext:value-type="float">
            <text:p>2241,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38.85008690455" calcext:value-type="float">
            <text:p>2238,85</text:p>
          </table:table-cell>
          <table:table-cell table:formula="of:=[.B21]-[calibration_ECS_Oct_2022.$D$1]" office:value-type="float" office:value="2238.85008690455" calcext:value-type="float">
            <text:p>2238,85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2236.07963190543" calcext:value-type="float">
            <text:p>2236,08</text:p>
          </table:table-cell>
          <table:table-cell table:formula="of:=[.B22]-[calibration_ECS_Oct_2022.$D$1]" office:value-type="float" office:value="2236.07963190543" calcext:value-type="float">
            <text:p>2236,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33.16973567201" calcext:value-type="float">
            <text:p>2233,17</text:p>
          </table:table-cell>
          <table:table-cell table:formula="of:=[.B23]-[calibration_ECS_Oct_2022.$D$1]" office:value-type="float" office:value="2233.16973567201" calcext:value-type="float">
            <text:p>2233,1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2230.10549665798" calcext:value-type="float">
            <text:p>2230,11</text:p>
          </table:table-cell>
          <table:table-cell table:formula="of:=[.B24]-[calibration_ECS_Oct_2022.$D$1]" office:value-type="float" office:value="2230.10549665798" calcext:value-type="float">
            <text:p>2230,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26.87262998883" calcext:value-type="float">
            <text:p>2226,87</text:p>
          </table:table-cell>
          <table:table-cell table:formula="of:=[.B25]-[calibration_ECS_Oct_2022.$D$1]" office:value-type="float" office:value="2226.87262998883" calcext:value-type="float">
            <text:p>2226,87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2223.45745985192" calcext:value-type="float">
            <text:p>2223,46</text:p>
          </table:table-cell>
          <table:table-cell table:formula="of:=[.B26]-[calibration_ECS_Oct_2022.$D$1]" office:value-type="float" office:value="2223.45745985192" calcext:value-type="float">
            <text:p>2223,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19.84691188658" calcext:value-type="float">
            <text:p>2219,85</text:p>
          </table:table-cell>
          <table:table-cell table:formula="of:=[.B27]-[calibration_ECS_Oct_2022.$D$1]" office:value-type="float" office:value="2219.84691188658" calcext:value-type="float">
            <text:p>2219,85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216.02850557417" calcext:value-type="float">
            <text:p>2216,03</text:p>
          </table:table-cell>
          <table:table-cell table:formula="of:=[.B28]-[calibration_ECS_Oct_2022.$D$1]" office:value-type="float" office:value="2216.02850557417" calcext:value-type="float">
            <text:p>2216,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11.99034662814" calcext:value-type="float">
            <text:p>2211,99</text:p>
          </table:table-cell>
          <table:table-cell table:formula="of:=[.B29]-[calibration_ECS_Oct_2022.$D$1]" office:value-type="float" office:value="2211.99034662814" calcext:value-type="float">
            <text:p>2211,99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207.72111938419" calcext:value-type="float">
            <text:p>2207,72</text:p>
          </table:table-cell>
          <table:table-cell table:formula="of:=[.B30]-[calibration_ECS_Oct_2022.$D$1]" office:value-type="float" office:value="2207.72111938419" calcext:value-type="float">
            <text:p>2207,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3.21007919026" calcext:value-type="float">
            <text:p>2203,21</text:p>
          </table:table-cell>
          <table:table-cell table:formula="of:=[.B31]-[calibration_ECS_Oct_2022.$D$1]" office:value-type="float" office:value="2203.21007919026" calcext:value-type="float">
            <text:p>2203,21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2198.44704479663" calcext:value-type="float">
            <text:p>2198,45</text:p>
          </table:table-cell>
          <table:table-cell table:formula="of:=[.B32]-[calibration_ECS_Oct_2022.$D$1]" office:value-type="float" office:value="2198.44704479663" calcext:value-type="float">
            <text:p>2198,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93.42239074606" calcext:value-type="float">
            <text:p>2193,42</text:p>
          </table:table-cell>
          <table:table-cell table:formula="of:=[.B33]-[calibration_ECS_Oct_2022.$D$1]" office:value-type="float" office:value="2193.42239074606" calcext:value-type="float">
            <text:p>2193,42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188.12703976381" calcext:value-type="float">
            <text:p>2188,13</text:p>
          </table:table-cell>
          <table:table-cell table:formula="of:=[.B34]-[calibration_ECS_Oct_2022.$D$1]" office:value-type="float" office:value="2188.12703976381" calcext:value-type="float">
            <text:p>2188,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82.55245514774" calcext:value-type="float">
            <text:p>2182,55</text:p>
          </table:table-cell>
          <table:table-cell table:formula="of:=[.B35]-[calibration_ECS_Oct_2022.$D$1]" office:value-type="float" office:value="2182.55245514774" calcext:value-type="float">
            <text:p>2182,55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2176.69063315838" calcext:value-type="float">
            <text:p>2176,69</text:p>
          </table:table-cell>
          <table:table-cell table:formula="of:=[.B36]-[calibration_ECS_Oct_2022.$D$1]" office:value-type="float" office:value="2176.69063315838" calcext:value-type="float">
            <text:p>2176,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70.53409540904" calcext:value-type="float">
            <text:p>2170,53</text:p>
          </table:table-cell>
          <table:table-cell table:formula="of:=[.B37]-[calibration_ECS_Oct_2022.$D$1]" office:value-type="float" office:value="2170.53409540904" calcext:value-type="float">
            <text:p>2170,53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2164.07588125584" calcext:value-type="float">
            <text:p>2164,08</text:p>
          </table:table-cell>
          <table:table-cell table:formula="of:=[.B38]-[calibration_ECS_Oct_2022.$D$1]" office:value-type="float" office:value="2164.07588125584" calcext:value-type="float">
            <text:p>2164,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57.30954018787" calcext:value-type="float">
            <text:p>2157,31</text:p>
          </table:table-cell>
          <table:table-cell table:formula="of:=[.B39]-[calibration_ECS_Oct_2022.$D$1]" office:value-type="float" office:value="2157.30954018787" calcext:value-type="float">
            <text:p>2157,31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2150.22912421717" calcext:value-type="float">
            <text:p>2150,23</text:p>
          </table:table-cell>
          <table:table-cell table:formula="of:=[.B40]-[calibration_ECS_Oct_2022.$D$1]" office:value-type="float" office:value="2150.22912421717" calcext:value-type="float">
            <text:p>2150,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42.82918026889" calcext:value-type="float">
            <text:p>2142,83</text:p>
          </table:table-cell>
          <table:table-cell table:formula="of:=[.B41]-[calibration_ECS_Oct_2022.$D$1]" office:value-type="float" office:value="2142.82918026889" calcext:value-type="float">
            <text:p>2142,83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135.10474257134" calcext:value-type="float">
            <text:p>2135,10</text:p>
          </table:table-cell>
          <table:table-cell table:formula="of:=[.B42]-[calibration_ECS_Oct_2022.$D$1]" office:value-type="float" office:value="2135.10474257134" calcext:value-type="float">
            <text:p>2135,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27.05132504606" calcext:value-type="float">
            <text:p>2127,05</text:p>
          </table:table-cell>
          <table:table-cell table:formula="of:=[.B43]-[calibration_ECS_Oct_2022.$D$1]" office:value-type="float" office:value="2127.05132504606" calcext:value-type="float">
            <text:p>2127,05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2118.66491369794" calcext:value-type="float">
            <text:p>2118,66</text:p>
          </table:table-cell>
          <table:table-cell table:formula="of:=[.B44]-[calibration_ECS_Oct_2022.$D$1]" office:value-type="float" office:value="2118.66491369794" calcext:value-type="float">
            <text:p>2118,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09.94195900524" calcext:value-type="float">
            <text:p>2109,94</text:p>
          </table:table-cell>
          <table:table-cell table:formula="of:=[.B45]-[calibration_ECS_Oct_2022.$D$1]" office:value-type="float" office:value="2109.94195900524" calcext:value-type="float">
            <text:p>2109,94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2100.87936830975" calcext:value-type="float">
            <text:p>2100,88</text:p>
          </table:table-cell>
          <table:table-cell table:formula="of:=[.B46]-[calibration_ECS_Oct_2022.$D$1]" office:value-type="float" office:value="2100.87936830975" calcext:value-type="float">
            <text:p>2100,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91.47449820677" calcext:value-type="float">
            <text:p>2091,47</text:p>
          </table:table-cell>
          <table:table-cell table:formula="of:=[.B47]-[calibration_ECS_Oct_2022.$D$1]" office:value-type="float" office:value="2091.47449820677" calcext:value-type="float">
            <text:p>2091,4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2081.72514693529" calcext:value-type="float">
            <text:p>2081,73</text:p>
          </table:table-cell>
          <table:table-cell table:formula="of:=[.B48]-[calibration_ECS_Oct_2022.$D$1]" office:value-type="float" office:value="2081.72514693529" calcext:value-type="float">
            <text:p>2081,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71.629546768" calcext:value-type="float">
            <text:p>2071,63</text:p>
          </table:table-cell>
          <table:table-cell table:formula="of:=[.B49]-[calibration_ECS_Oct_2022.$D$1]" office:value-type="float" office:value="2071.629546768" calcext:value-type="float">
            <text:p>2071,63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2061.18635640142" calcext:value-type="float">
            <text:p>2061,19</text:p>
          </table:table-cell>
          <table:table-cell table:formula="of:=[.B50]-[calibration_ECS_Oct_2022.$D$1]" office:value-type="float" office:value="2061.18635640142" calcext:value-type="float">
            <text:p>2061,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0.39465334594" calcext:value-type="float">
            <text:p>2050,39</text:p>
          </table:table-cell>
          <table:table-cell table:formula="of:=[.B51]-[calibration_ECS_Oct_2022.$D$1]" office:value-type="float" office:value="2050.39465334594" calcext:value-type="float">
            <text:p>2050,39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2039.25392631592" calcext:value-type="float">
            <text:p>2039,25</text:p>
          </table:table-cell>
          <table:table-cell table:formula="of:=[.B52]-[calibration_ECS_Oct_2022.$D$1]" office:value-type="float" office:value="2039.25392631592" calcext:value-type="float">
            <text:p>2039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7.76406761978" calcext:value-type="float">
            <text:p>2027,76</text:p>
          </table:table-cell>
          <table:table-cell table:formula="of:=[.B53]-[calibration_ECS_Oct_2022.$D$1]" office:value-type="float" office:value="2027.76406761978" calcext:value-type="float">
            <text:p>2027,76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2015.92536555005" calcext:value-type="float">
            <text:p>2015,93</text:p>
          </table:table-cell>
          <table:table-cell table:formula="of:=[.B54]-[calibration_ECS_Oct_2022.$D$1]" office:value-type="float" office:value="2015.92536555005" calcext:value-type="float">
            <text:p>2015,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3.73849677349" calcext:value-type="float">
            <text:p>2003,74</text:p>
          </table:table-cell>
          <table:table-cell table:formula="of:=[.B55]-[calibration_ECS_Oct_2022.$D$1]" office:value-type="float" office:value="2003.73849677349" calcext:value-type="float">
            <text:p>2003,74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1991.20451872113" calcext:value-type="float">
            <text:p>1991,20</text:p>
          </table:table-cell>
          <table:table-cell table:formula="of:=[.B56]-[calibration_ECS_Oct_2022.$D$1]" office:value-type="float" office:value="1991.20451872113" calcext:value-type="float">
            <text:p>1991,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78.32486197838" calcext:value-type="float">
            <text:p>1978,32</text:p>
          </table:table-cell>
          <table:table-cell table:formula="of:=[.B57]-[calibration_ECS_Oct_2022.$D$1]" office:value-type="float" office:value="1978.32486197838" calcext:value-type="float">
            <text:p>1978,32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1965.10132267511" calcext:value-type="float">
            <text:p>1965,10</text:p>
          </table:table-cell>
          <table:table-cell table:formula="of:=[.B58]-[calibration_ECS_Oct_2022.$D$1]" office:value-type="float" office:value="1965.10132267511" calcext:value-type="float">
            <text:p>1965,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51.53605487571" calcext:value-type="float">
            <text:p>1951,54</text:p>
          </table:table-cell>
          <table:table-cell table:formula="of:=[.B59]-[calibration_ECS_Oct_2022.$D$1]" office:value-type="float" office:value="1951.53605487571" calcext:value-type="float">
            <text:p>1951,54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1937.63156296919" calcext:value-type="float">
            <text:p>1937,63</text:p>
          </table:table-cell>
          <table:table-cell table:formula="of:=[.B60]-[calibration_ECS_Oct_2022.$D$1]" office:value-type="float" office:value="1937.63156296919" calcext:value-type="float">
            <text:p>1937,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23.39069405923" calcext:value-type="float">
            <text:p>1923,39</text:p>
          </table:table-cell>
          <table:table-cell table:formula="of:=[.B61]-[calibration_ECS_Oct_2022.$D$1]" office:value-type="float" office:value="1923.39069405923" calcext:value-type="float">
            <text:p>1923,39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908.81663035432" calcext:value-type="float">
            <text:p>1908,82</text:p>
          </table:table-cell>
          <table:table-cell table:formula="of:=[.B62]-[calibration_ECS_Oct_2022.$D$1]" office:value-type="float" office:value="1908.81663035432" calcext:value-type="float">
            <text:p>1908,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93.91288155778" calcext:value-type="float">
            <text:p>1893,91</text:p>
          </table:table-cell>
          <table:table-cell table:formula="of:=[.B63]-[calibration_ECS_Oct_2022.$D$1]" office:value-type="float" office:value="1893.91288155778" calcext:value-type="float">
            <text:p>1893,91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1878.68327725787" calcext:value-type="float">
            <text:p>1878,68</text:p>
          </table:table-cell>
          <table:table-cell table:formula="of:=[.B64]-[calibration_ECS_Oct_2022.$D$1]" office:value-type="float" office:value="1878.68327725787" calcext:value-type="float">
            <text:p>1878,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63.13195931786" calcext:value-type="float">
            <text:p>1863,13</text:p>
          </table:table-cell>
          <table:table-cell table:formula="of:=[.B65]-[calibration_ECS_Oct_2022.$D$1]" office:value-type="float" office:value="1863.13195931786" calcext:value-type="float">
            <text:p>1863,13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1847.26337426611" calcext:value-type="float">
            <text:p>1847,26</text:p>
          </table:table-cell>
          <table:table-cell table:formula="of:=[.B66]-[calibration_ECS_Oct_2022.$D$1]" office:value-type="float" office:value="1847.26337426611" calcext:value-type="float">
            <text:p>1847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31.08226568619" calcext:value-type="float">
            <text:p>1831,08</text:p>
          </table:table-cell>
          <table:table-cell table:formula="of:=[.B67]-[calibration_ECS_Oct_2022.$D$1]" office:value-type="float" office:value="1831.08226568619" calcext:value-type="float">
            <text:p>1831,08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1814.59366660687" calcext:value-type="float">
            <text:p>1814,59</text:p>
          </table:table-cell>
          <table:table-cell table:formula="of:=[.B68]-[calibration_ECS_Oct_2022.$D$1]" office:value-type="float" office:value="1814.59366660687" calcext:value-type="float">
            <text:p>1814,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7.80289189232" calcext:value-type="float">
            <text:p>1797,80</text:p>
          </table:table-cell>
          <table:table-cell table:formula="of:=[.B69]-[calibration_ECS_Oct_2022.$D$1]" office:value-type="float" office:value="1797.80289189232" calcext:value-type="float">
            <text:p>1797,80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1780.71553063207" calcext:value-type="float">
            <text:p>1780,72</text:p>
          </table:table-cell>
          <table:table-cell table:formula="of:=[.B70]-[calibration_ECS_Oct_2022.$D$1]" office:value-type="float" office:value="1780.71553063207" calcext:value-type="float">
            <text:p>1780,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63.33743853118" calcext:value-type="float">
            <text:p>1763,34</text:p>
          </table:table-cell>
          <table:table-cell table:formula="of:=[.B71]-[calibration_ECS_Oct_2022.$D$1]" office:value-type="float" office:value="1763.33743853118" calcext:value-type="float">
            <text:p>1763,34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1745.67473030029" calcext:value-type="float">
            <text:p>1745,67</text:p>
          </table:table-cell>
          <table:table-cell table:formula="of:=[.B72]-[calibration_ECS_Oct_2022.$D$1]" office:value-type="float" office:value="1745.67473030029" calcext:value-type="float">
            <text:p>1745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7.73377204569" calcext:value-type="float">
            <text:p>1727,73</text:p>
          </table:table-cell>
          <table:table-cell table:formula="of:=[.B73]-[calibration_ECS_Oct_2022.$D$1]" office:value-type="float" office:value="1727.73377204569" calcext:value-type="float">
            <text:p>1727,73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709.52117365939" calcext:value-type="float">
            <text:p>1709,52</text:p>
          </table:table-cell>
          <table:table-cell table:formula="of:=[.B74]-[calibration_ECS_Oct_2022.$D$1]" office:value-type="float" office:value="1709.52117365939" calcext:value-type="float">
            <text:p>1709,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91.04378120926" calcext:value-type="float">
            <text:p>1691,04</text:p>
          </table:table-cell>
          <table:table-cell table:formula="of:=[.B75]-[calibration_ECS_Oct_2022.$D$1]" office:value-type="float" office:value="1691.04378120926" calcext:value-type="float">
            <text:p>1691,04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1672.30866932905" calcext:value-type="float">
            <text:p>1672,31</text:p>
          </table:table-cell>
          <table:table-cell table:formula="of:=[.B76]-[calibration_ECS_Oct_2022.$D$1]" office:value-type="float" office:value="1672.30866932905" calcext:value-type="float">
            <text:p>1672,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53.32313360848" calcext:value-type="float">
            <text:p>1653,32</text:p>
          </table:table-cell>
          <table:table-cell table:formula="of:=[.B77]-[calibration_ECS_Oct_2022.$D$1]" office:value-type="float" office:value="1653.32313360848" calcext:value-type="float">
            <text:p>1653,32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1634.09468298335" calcext:value-type="float">
            <text:p>1634,09</text:p>
          </table:table-cell>
          <table:table-cell table:formula="of:=[.B78]-[calibration_ECS_Oct_2022.$D$1]" office:value-type="float" office:value="1634.09468298335" calcext:value-type="float">
            <text:p>1634,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14.63103212559" calcext:value-type="float">
            <text:p>1614,63</text:p>
          </table:table-cell>
          <table:table-cell table:formula="of:=[.B79]-[calibration_ECS_Oct_2022.$D$1]" office:value-type="float" office:value="1614.63103212559" calcext:value-type="float">
            <text:p>1614,63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594.94009383337" calcext:value-type="float">
            <text:p>1594,94</text:p>
          </table:table-cell>
          <table:table-cell table:formula="of:=[.B80]-[calibration_ECS_Oct_2022.$D$1]" office:value-type="float" office:value="1594.94009383337" calcext:value-type="float">
            <text:p>1594,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75.02997142114" calcext:value-type="float">
            <text:p>1575,03</text:p>
          </table:table-cell>
          <table:table-cell table:formula="of:=[.B81]-[calibration_ECS_Oct_2022.$D$1]" office:value-type="float" office:value="1575.02997142114" calcext:value-type="float">
            <text:p>1575,0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554.90895110974" calcext:value-type="float">
            <text:p>1554,91</text:p>
          </table:table-cell>
          <table:table-cell table:formula="of:=[.B82]-[calibration_ECS_Oct_2022.$D$1]" office:value-type="float" office:value="1554.90895110974" calcext:value-type="float">
            <text:p>1554,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34.58549441649" calcext:value-type="float">
            <text:p>1534,59</text:p>
          </table:table-cell>
          <table:table-cell table:formula="of:=[.B83]-[calibration_ECS_Oct_2022.$D$1]" office:value-type="float" office:value="1534.58549441649" calcext:value-type="float">
            <text:p>1534,59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514.06823054523" calcext:value-type="float">
            <text:p>1514,07</text:p>
          </table:table-cell>
          <table:table-cell table:formula="of:=[.B84]-[calibration_ECS_Oct_2022.$D$1]" office:value-type="float" office:value="1514.06823054523" calcext:value-type="float">
            <text:p>1514,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3.36594877645" calcext:value-type="float">
            <text:p>1493,37</text:p>
          </table:table-cell>
          <table:table-cell table:formula="of:=[.B85]-[calibration_ECS_Oct_2022.$D$1]" office:value-type="float" office:value="1493.36594877645" calcext:value-type="float">
            <text:p>1493,37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1472.48759085733" calcext:value-type="float">
            <text:p>1472,49</text:p>
          </table:table-cell>
          <table:table-cell table:formula="of:=[.B86]-[calibration_ECS_Oct_2022.$D$1]" office:value-type="float" office:value="1472.48759085733" calcext:value-type="float">
            <text:p>1472,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1.44224339184" calcext:value-type="float">
            <text:p>1451,44</text:p>
          </table:table-cell>
          <table:table-cell table:formula="of:=[.B87]-[calibration_ECS_Oct_2022.$D$1]" office:value-type="float" office:value="1451.44224339184" calcext:value-type="float">
            <text:p>1451,44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1430.23913023082" calcext:value-type="float">
            <text:p>1430,24</text:p>
          </table:table-cell>
          <table:table-cell table:formula="of:=[.B88]-[calibration_ECS_Oct_2022.$D$1]" office:value-type="float" office:value="1430.23913023082" calcext:value-type="float">
            <text:p>1430,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8.88760486205" calcext:value-type="float">
            <text:p>1408,89</text:p>
          </table:table-cell>
          <table:table-cell table:formula="of:=[.B89]-[calibration_ECS_Oct_2022.$D$1]" office:value-type="float" office:value="1408.88760486205" calcext:value-type="float">
            <text:p>1408,89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1387.39714280034" calcext:value-type="float">
            <text:p>1387,40</text:p>
          </table:table-cell>
          <table:table-cell table:formula="of:=[.B90]-[calibration_ECS_Oct_2022.$D$1]" office:value-type="float" office:value="1387.39714280034" calcext:value-type="float">
            <text:p>1387,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5.77733397762" calcext:value-type="float">
            <text:p>1365,78</text:p>
          </table:table-cell>
          <table:table-cell table:formula="of:=[.B91]-[calibration_ECS_Oct_2022.$D$1]" office:value-type="float" office:value="1365.77733397762" calcext:value-type="float">
            <text:p>1365,7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1344.03787513299" calcext:value-type="float">
            <text:p>1344,04</text:p>
          </table:table-cell>
          <table:table-cell table:formula="of:=[.B92]-[calibration_ECS_Oct_2022.$D$1]" office:value-type="float" office:value="1344.03787513299" calcext:value-type="float">
            <text:p>1344,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22.18856220283" calcext:value-type="float">
            <text:p>1322,19</text:p>
          </table:table-cell>
          <table:table-cell table:formula="of:=[.B93]-[calibration_ECS_Oct_2022.$D$1]" office:value-type="float" office:value="1322.18856220283" calcext:value-type="float">
            <text:p>1322,19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1300.23928271087" calcext:value-type="float">
            <text:p>1300,24</text:p>
          </table:table-cell>
          <table:table-cell table:formula="of:=[.B94]-[calibration_ECS_Oct_2022.$D$1]" office:value-type="float" office:value="1300.23928271087" calcext:value-type="float">
            <text:p>1300,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78.20000815827" calcext:value-type="float">
            <text:p>1278,20</text:p>
          </table:table-cell>
          <table:table-cell table:formula="of:=[.B95]-[calibration_ECS_Oct_2022.$D$1]" office:value-type="float" office:value="1278.20000815827" calcext:value-type="float">
            <text:p>1278,20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256.0807864137" calcext:value-type="float">
            <text:p>1256,08</text:p>
          </table:table-cell>
          <table:table-cell table:formula="of:=[.B96]-[calibration_ECS_Oct_2022.$D$1]" office:value-type="float" office:value="1256.0807864137" calcext:value-type="float">
            <text:p>1256,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3.89173410342" calcext:value-type="float">
            <text:p>1233,89</text:p>
          </table:table-cell>
          <table:table-cell table:formula="of:=[.B97]-[calibration_ECS_Oct_2022.$D$1]" office:value-type="float" office:value="1233.89173410342" calcext:value-type="float">
            <text:p>1233,89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1211.64302900137" calcext:value-type="float">
            <text:p>1211,64</text:p>
          </table:table-cell>
          <table:table-cell table:formula="of:=[.B98]-[calibration_ECS_Oct_2022.$D$1]" office:value-type="float" office:value="1211.64302900137" calcext:value-type="float">
            <text:p>1211,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9.34490241922" calcext:value-type="float">
            <text:p>1189,34</text:p>
          </table:table-cell>
          <table:table-cell table:formula="of:=[.B99]-[calibration_ECS_Oct_2022.$D$1]" office:value-type="float" office:value="1189.34490241922" calcext:value-type="float">
            <text:p>1189,34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167.0076315965" calcext:value-type="float">
            <text:p>1167,01</text:p>
          </table:table-cell>
          <table:table-cell table:formula="of:=[.B100]-[calibration_ECS_Oct_2022.$D$1]" office:value-type="float" office:value="1167.0076315965" calcext:value-type="float">
            <text:p>1167,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4.64153209065" calcext:value-type="float">
            <text:p>1144,64</text:p>
          </table:table-cell>
          <table:table-cell table:formula="of:=[.B101]-[calibration_ECS_Oct_2022.$D$1]" office:value-type="float" office:value="1144.64153209065" calcext:value-type="float">
            <text:p>1144,64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1122.25695016708" calcext:value-type="float">
            <text:p>1122,26</text:p>
          </table:table-cell>
          <table:table-cell table:formula="of:=[.B102]-[calibration_ECS_Oct_2022.$D$1]" office:value-type="float" office:value="1122.25695016708" calcext:value-type="float">
            <text:p>1122,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9.8642551893" calcext:value-type="float">
            <text:p>1099,86</text:p>
          </table:table-cell>
          <table:table-cell table:formula="of:=[.B103]-[calibration_ECS_Oct_2022.$D$1]" office:value-type="float" office:value="1099.8642551893" calcext:value-type="float">
            <text:p>1099,86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1077.47383200897" calcext:value-type="float">
            <text:p>1077,47</text:p>
          </table:table-cell>
          <table:table-cell table:formula="of:=[.B104]-[calibration_ECS_Oct_2022.$D$1]" office:value-type="float" office:value="1077.47383200897" calcext:value-type="float">
            <text:p>1077,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5.09607335598" calcext:value-type="float">
            <text:p>1055,10</text:p>
          </table:table-cell>
          <table:table-cell table:formula="of:=[.B105]-[calibration_ECS_Oct_2022.$D$1]" office:value-type="float" office:value="1055.09607335598" calcext:value-type="float">
            <text:p>1055,10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032.74137222853" calcext:value-type="float">
            <text:p>1032,74</text:p>
          </table:table-cell>
          <table:table-cell table:formula="of:=[.B106]-[calibration_ECS_Oct_2022.$D$1]" office:value-type="float" office:value="1032.74137222853" calcext:value-type="float">
            <text:p>1032,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0.42011428323" calcext:value-type="float">
            <text:p>1010,42</text:p>
          </table:table-cell>
          <table:table-cell table:formula="of:=[.B107]-[calibration_ECS_Oct_2022.$D$1]" office:value-type="float" office:value="1010.42011428323" calcext:value-type="float">
            <text:p>1010,42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988.14267022516" calcext:value-type="float">
            <text:p>988,14</text:p>
          </table:table-cell>
          <table:table-cell table:formula="of:=[.B108]-[calibration_ECS_Oct_2022.$D$1]" office:value-type="float" office:value="988.14267022516" calcext:value-type="float">
            <text:p>988,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5.919388197965" calcext:value-type="float">
            <text:p>965,92</text:p>
          </table:table-cell>
          <table:table-cell table:formula="of:=[.B109]-[calibration_ECS_Oct_2022.$D$1]" office:value-type="float" office:value="965.919388197965" calcext:value-type="float">
            <text:p>965,92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943.760586173922" calcext:value-type="float">
            <text:p>943,76</text:p>
          </table:table-cell>
          <table:table-cell table:formula="of:=[.B110]-[calibration_ECS_Oct_2022.$D$1]" office:value-type="float" office:value="943.760586173922" calcext:value-type="float">
            <text:p>943,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1.676544344025" calcext:value-type="float">
            <text:p>921,68</text:p>
          </table:table-cell>
          <table:table-cell table:formula="of:=[.B111]-[calibration_ECS_Oct_2022.$D$1]" office:value-type="float" office:value="921.676544344025" calcext:value-type="float">
            <text:p>921,68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899.677497508071" calcext:value-type="float">
            <text:p>899,68</text:p>
          </table:table-cell>
          <table:table-cell table:formula="of:=[.B112]-[calibration_ECS_Oct_2022.$D$1]" office:value-type="float" office:value="899.677497508071" calcext:value-type="float">
            <text:p>899,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7.773627464737" calcext:value-type="float">
            <text:p>877,77</text:p>
          </table:table-cell>
          <table:table-cell table:formula="of:=[.B113]-[calibration_ECS_Oct_2022.$D$1]" office:value-type="float" office:value="877.773627464737" calcext:value-type="float">
            <text:p>877,7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55.97505540166" calcext:value-type="float">
            <text:p>855,98</text:p>
          </table:table-cell>
          <table:table-cell table:formula="of:=[.B114]-[calibration_ECS_Oct_2022.$D$1]" office:value-type="float" office:value="855.97505540166" calcext:value-type="float">
            <text:p>855,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4.291834285515" calcext:value-type="float">
            <text:p>834,29</text:p>
          </table:table-cell>
          <table:table-cell table:formula="of:=[.B115]-[calibration_ECS_Oct_2022.$D$1]" office:value-type="float" office:value="834.291834285515" calcext:value-type="float">
            <text:p>834,29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812.733941252102" calcext:value-type="float">
            <text:p>812,73</text:p>
          </table:table-cell>
          <table:table-cell table:formula="of:=[.B116]-[calibration_ECS_Oct_2022.$D$1]" office:value-type="float" office:value="812.733941252102" calcext:value-type="float">
            <text:p>812,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1.311269996422" calcext:value-type="float">
            <text:p>791,31</text:p>
          </table:table-cell>
          <table:table-cell table:formula="of:=[.B117]-[calibration_ECS_Oct_2022.$D$1]" office:value-type="float" office:value="791.311269996422" calcext:value-type="float">
            <text:p>791,31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770.033623162757" calcext:value-type="float">
            <text:p>770,03</text:p>
          </table:table-cell>
          <table:table-cell table:formula="of:=[.B118]-[calibration_ECS_Oct_2022.$D$1]" office:value-type="float" office:value="770.033623162757" calcext:value-type="float">
            <text:p>770,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8.910704734753" calcext:value-type="float">
            <text:p>748,91</text:p>
          </table:table-cell>
          <table:table-cell table:formula="of:=[.B119]-[calibration_ECS_Oct_2022.$D$1]" office:value-type="float" office:value="748.910704734753" calcext:value-type="float">
            <text:p>748,91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727.952112425501" calcext:value-type="float">
            <text:p>727,95</text:p>
          </table:table-cell>
          <table:table-cell table:formula="of:=[.B120]-[calibration_ECS_Oct_2022.$D$1]" office:value-type="float" office:value="727.952112425501" calcext:value-type="float">
            <text:p>727,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7.167330067613" calcext:value-type="float">
            <text:p>707,17</text:p>
          </table:table-cell>
          <table:table-cell table:formula="of:=[.B121]-[calibration_ECS_Oct_2022.$D$1]" office:value-type="float" office:value="707.167330067613" calcext:value-type="float">
            <text:p>707,17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686.565720003307" calcext:value-type="float">
            <text:p>686,57</text:p>
          </table:table-cell>
          <table:table-cell table:formula="of:=[.B122]-[calibration_ECS_Oct_2022.$D$1]" office:value-type="float" office:value="686.565720003307" calcext:value-type="float">
            <text:p>686,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6.156515474487" calcext:value-type="float">
            <text:p>666,16</text:p>
          </table:table-cell>
          <table:table-cell table:formula="of:=[.B123]-[calibration_ECS_Oct_2022.$D$1]" office:value-type="float" office:value="666.156515474487" calcext:value-type="float">
            <text:p>666,16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645.948813012822" calcext:value-type="float">
            <text:p>645,95</text:p>
          </table:table-cell>
          <table:table-cell table:formula="of:=[.B124]-[calibration_ECS_Oct_2022.$D$1]" office:value-type="float" office:value="645.948813012822" calcext:value-type="float">
            <text:p>645,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5.951564829826" calcext:value-type="float">
            <text:p>625,95</text:p>
          </table:table-cell>
          <table:table-cell table:formula="of:=[.B125]-[calibration_ECS_Oct_2022.$D$1]" office:value-type="float" office:value="625.951564829826" calcext:value-type="float">
            <text:p>625,95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606.173571206941" calcext:value-type="float">
            <text:p>606,17</text:p>
          </table:table-cell>
          <table:table-cell table:formula="of:=[.B126]-[calibration_ECS_Oct_2022.$D$1]" office:value-type="float" office:value="606.173571206941" calcext:value-type="float">
            <text:p>606,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6.623472885615" calcext:value-type="float">
            <text:p>586,62</text:p>
          </table:table-cell>
          <table:table-cell table:formula="of:=[.B127]-[calibration_ECS_Oct_2022.$D$1]" office:value-type="float" office:value="586.623472885615" calcext:value-type="float">
            <text:p>586,62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567.309743457385" calcext:value-type="float">
            <text:p>567,31</text:p>
          </table:table-cell>
          <table:table-cell table:formula="of:=[.B128]-[calibration_ECS_Oct_2022.$D$1]" office:value-type="float" office:value="567.309743457385" calcext:value-type="float">
            <text:p>567,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8.240681753955" calcext:value-type="float">
            <text:p>548,24</text:p>
          </table:table-cell>
          <table:table-cell table:formula="of:=[.B129]-[calibration_ECS_Oct_2022.$D$1]" office:value-type="float" office:value="548.240681753955" calcext:value-type="float">
            <text:p>548,24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529.424404237278" calcext:value-type="float">
            <text:p>529,42</text:p>
          </table:table-cell>
          <table:table-cell table:formula="of:=[.B130]-[calibration_ECS_Oct_2022.$D$1]" office:value-type="float" office:value="529.424404237278" calcext:value-type="float">
            <text:p>529,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0.868837389638" calcext:value-type="float">
            <text:p>510,87</text:p>
          </table:table-cell>
          <table:table-cell table:formula="of:=[.B131]-[calibration_ECS_Oct_2022.$D$1]" office:value-type="float" office:value="510.868837389638" calcext:value-type="float">
            <text:p>510,8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492.581710103726" calcext:value-type="float">
            <text:p>492,58</text:p>
          </table:table-cell>
          <table:table-cell table:formula="of:=[.B132]-[calibration_ECS_Oct_2022.$D$1]" office:value-type="float" office:value="492.581710103726" calcext:value-type="float">
            <text:p>492,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4.570546072724" calcext:value-type="float">
            <text:p>474,57</text:p>
          </table:table-cell>
          <table:table-cell table:formula="of:=[.B133]-[calibration_ECS_Oct_2022.$D$1]" office:value-type="float" office:value="474.570546072724" calcext:value-type="float">
            <text:p>474,57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456.842656180387" calcext:value-type="float">
            <text:p>456,84</text:p>
          </table:table-cell>
          <table:table-cell table:formula="of:=[.B134]-[calibration_ECS_Oct_2022.$D$1]" office:value-type="float" office:value="456.842656180387" calcext:value-type="float">
            <text:p>456,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9.405130891119" calcext:value-type="float">
            <text:p>439,41</text:p>
          </table:table-cell>
          <table:table-cell table:formula="of:=[.B135]-[calibration_ECS_Oct_2022.$D$1]" office:value-type="float" office:value="439.405130891119" calcext:value-type="float">
            <text:p>439,41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22.264832640055" calcext:value-type="float">
            <text:p>422,26</text:p>
          </table:table-cell>
          <table:table-cell table:formula="of:=[.B136]-[calibration_ECS_Oct_2022.$D$1]" office:value-type="float" office:value="422.264832640055" calcext:value-type="float">
            <text:p>422,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5.428388223147" calcext:value-type="float">
            <text:p>405,43</text:p>
          </table:table-cell>
          <table:table-cell table:formula="of:=[.B137]-[calibration_ECS_Oct_2022.$D$1]" office:value-type="float" office:value="405.428388223147" calcext:value-type="float">
            <text:p>405,43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388.902181187234" calcext:value-type="float">
            <text:p>388,90</text:p>
          </table:table-cell>
          <table:table-cell table:formula="of:=[.B138]-[calibration_ECS_Oct_2022.$D$1]" office:value-type="float" office:value="388.902181187234" calcext:value-type="float">
            <text:p>388,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2.692344220134" calcext:value-type="float">
            <text:p>372,69</text:p>
          </table:table-cell>
          <table:table-cell table:formula="of:=[.B139]-[calibration_ECS_Oct_2022.$D$1]" office:value-type="float" office:value="372.692344220134" calcext:value-type="float">
            <text:p>372,69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56.804751540713" calcext:value-type="float">
            <text:p>356,80</text:p>
          </table:table-cell>
          <table:table-cell table:formula="of:=[.B140]-[calibration_ECS_Oct_2022.$D$1]" office:value-type="float" office:value="356.804751540713" calcext:value-type="float">
            <text:p>356,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.245011288978" calcext:value-type="float">
            <text:p>341,25</text:p>
          </table:table-cell>
          <table:table-cell table:formula="of:=[.B141]-[calibration_ECS_Oct_2022.$D$1]" office:value-type="float" office:value="341.245011288978" calcext:value-type="float">
            <text:p>341,2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26.018457916146" calcext:value-type="float">
            <text:p>326,02</text:p>
          </table:table-cell>
          <table:table-cell table:formula="of:=[.B142]-[calibration_ECS_Oct_2022.$D$1]" office:value-type="float" office:value="326.018457916146" calcext:value-type="float">
            <text:p>326,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1.130144574731" calcext:value-type="float">
            <text:p>311,13</text:p>
          </table:table-cell>
          <table:table-cell table:formula="of:=[.B143]-[calibration_ECS_Oct_2022.$D$1]" office:value-type="float" office:value="311.130144574731" calcext:value-type="float">
            <text:p>311,13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96.584835508624" calcext:value-type="float">
            <text:p>296,58</text:p>
          </table:table-cell>
          <table:table-cell table:formula="of:=[.B144]-[calibration_ECS_Oct_2022.$D$1]" office:value-type="float" office:value="296.584835508624" calcext:value-type="float">
            <text:p>296,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.386998443172" calcext:value-type="float">
            <text:p>282,39</text:p>
          </table:table-cell>
          <table:table-cell table:formula="of:=[.B145]-[calibration_ECS_Oct_2022.$D$1]" office:value-type="float" office:value="282.386998443172" calcext:value-type="float">
            <text:p>282,39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68.540796975258" calcext:value-type="float">
            <text:p>268,54</text:p>
          </table:table-cell>
          <table:table-cell table:formula="of:=[.B146]-[calibration_ECS_Oct_2022.$D$1]" office:value-type="float" office:value="268.540796975258" calcext:value-type="float">
            <text:p>268,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.050082963385" calcext:value-type="float">
            <text:p>255,05</text:p>
          </table:table-cell>
          <table:table-cell table:formula="of:=[.B147]-[calibration_ECS_Oct_2022.$D$1]" office:value-type="float" office:value="255.050082963385" calcext:value-type="float">
            <text:p>255,05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41.918388917752" calcext:value-type="float">
            <text:p>241,92</text:p>
          </table:table-cell>
          <table:table-cell table:formula="of:=[.B148]-[calibration_ECS_Oct_2022.$D$1]" office:value-type="float" office:value="241.918388917752" calcext:value-type="float">
            <text:p>241,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9.148920390337" calcext:value-type="float">
            <text:p>229,15</text:p>
          </table:table-cell>
          <table:table-cell table:formula="of:=[.B149]-[calibration_ECS_Oct_2022.$D$1]" office:value-type="float" office:value="229.148920390337" calcext:value-type="float">
            <text:p>229,15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6.744548364978" calcext:value-type="float">
            <text:p>216,74</text:p>
          </table:table-cell>
          <table:table-cell table:formula="of:=[.B150]-[calibration_ECS_Oct_2022.$D$1]" office:value-type="float" office:value="216.744548364978" calcext:value-type="float">
            <text:p>216,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.707801647452" calcext:value-type="float">
            <text:p>204,71</text:p>
          </table:table-cell>
          <table:table-cell table:formula="of:=[.B151]-[calibration_ECS_Oct_2022.$D$1]" office:value-type="float" office:value="204.707801647452" calcext:value-type="float">
            <text:p>204,71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93.040859255557" calcext:value-type="float">
            <text:p>193,04</text:p>
          </table:table-cell>
          <table:table-cell table:formula="of:=[.B152]-[calibration_ECS_Oct_2022.$D$1]" office:value-type="float" office:value="193.040859255557" calcext:value-type="float">
            <text:p>193,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1.74554280919" calcext:value-type="float">
            <text:p>181,75</text:p>
          </table:table-cell>
          <table:table-cell table:formula="of:=[.B153]-[calibration_ECS_Oct_2022.$D$1]" office:value-type="float" office:value="181.74554280919" calcext:value-type="float">
            <text:p>181,75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70.823308920432" calcext:value-type="float">
            <text:p>170,82</text:p>
          </table:table-cell>
          <table:table-cell table:formula="of:=[.B154]-[calibration_ECS_Oct_2022.$D$1]" office:value-type="float" office:value="170.823308920432" calcext:value-type="float">
            <text:p>170,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.275241583624" calcext:value-type="float">
            <text:p>160,28</text:p>
          </table:table-cell>
          <table:table-cell table:formula="of:=[.B155]-[calibration_ECS_Oct_2022.$D$1]" office:value-type="float" office:value="160.275241583624" calcext:value-type="float">
            <text:p>160,28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50.102044565449" calcext:value-type="float">
            <text:p>150,10</text:p>
          </table:table-cell>
          <table:table-cell table:formula="of:=[.B156]-[calibration_ECS_Oct_2022.$D$1]" office:value-type="float" office:value="150.102044565449" calcext:value-type="float">
            <text:p>150,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.304033795014" calcext:value-type="float">
            <text:p>140,30</text:p>
          </table:table-cell>
          <table:table-cell table:formula="of:=[.B157]-[calibration_ECS_Oct_2022.$D$1]" office:value-type="float" office:value="140.304033795014" calcext:value-type="float">
            <text:p>140,3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30.881129753929" calcext:value-type="float">
            <text:p>130,88</text:p>
          </table:table-cell>
          <table:table-cell table:formula="of:=[.B158]-[calibration_ECS_Oct_2022.$D$1]" office:value-type="float" office:value="130.881129753929" calcext:value-type="float">
            <text:p>130,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.832849866387" calcext:value-type="float">
            <text:p>121,83</text:p>
          </table:table-cell>
          <table:table-cell table:formula="of:=[.B159]-[calibration_ECS_Oct_2022.$D$1]" office:value-type="float" office:value="121.832849866387" calcext:value-type="float">
            <text:p>121,8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13.158300889247" calcext:value-type="float">
            <text:p>113,16</text:p>
          </table:table-cell>
          <table:table-cell table:formula="of:=[.B160]-[calibration_ECS_Oct_2022.$D$1]" office:value-type="float" office:value="113.158300889247" calcext:value-type="float">
            <text:p>113,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.856171302112" calcext:value-type="float">
            <text:p>104,86</text:p>
          </table:table-cell>
          <table:table-cell table:formula="of:=[.B161]-[calibration_ECS_Oct_2022.$D$1]" office:value-type="float" office:value="104.856171302112" calcext:value-type="float">
            <text:p>104,86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96.9247236974096" calcext:value-type="float">
            <text:p>96,92</text:p>
          </table:table-cell>
          <table:table-cell table:formula="of:=[.B162]-[calibration_ECS_Oct_2022.$D$1]" office:value-type="float" office:value="96.9247236974096" calcext:value-type="float">
            <text:p>96,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3617871704754" calcext:value-type="float">
            <text:p>89,36</text:p>
          </table:table-cell>
          <table:table-cell table:formula="of:=[.B163]-[calibration_ECS_Oct_2022.$D$1]" office:value-type="float" office:value="89.3617871704754" calcext:value-type="float">
            <text:p>89,3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2.1647497096299" calcext:value-type="float">
            <text:p>82,16</text:p>
          </table:table-cell>
          <table:table-cell table:formula="of:=[.B164]-[calibration_ECS_Oct_2022.$D$1]" office:value-type="float" office:value="82.1647497096299" calcext:value-type="float">
            <text:p>82,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.3305505862614" calcext:value-type="float">
            <text:p>75,33</text:p>
          </table:table-cell>
          <table:table-cell table:formula="of:=[.B165]-[calibration_ECS_Oct_2022.$D$1]" office:value-type="float" office:value="75.3305505862614" calcext:value-type="float">
            <text:p>75,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68.8556727449054" calcext:value-type="float">
            <text:p>68,86</text:p>
          </table:table-cell>
          <table:table-cell table:formula="of:=[.B166]-[calibration_ECS_Oct_2022.$D$1]" office:value-type="float" office:value="68.8556727449054" calcext:value-type="float">
            <text:p>68,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7361351933256" calcext:value-type="float">
            <text:p>62,74</text:p>
          </table:table-cell>
          <table:table-cell table:formula="of:=[.B167]-[calibration_ECS_Oct_2022.$D$1]" office:value-type="float" office:value="62.7361351933256" calcext:value-type="float">
            <text:p>62,74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56.9674853925943" calcext:value-type="float">
            <text:p>56,97</text:p>
          </table:table-cell>
          <table:table-cell table:formula="of:=[.B168]-[calibration_ECS_Oct_2022.$D$1]" office:value-type="float" office:value="56.9674853925943" calcext:value-type="float">
            <text:p>56,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.5447916471729" calcext:value-type="float">
            <text:p>51,54</text:p>
          </table:table-cell>
          <table:table-cell table:formula="of:=[.B169]-[calibration_ECS_Oct_2022.$D$1]" office:value-type="float" office:value="51.5447916471729" calcext:value-type="float">
            <text:p>51,54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46.4626354949924" calcext:value-type="float">
            <text:p>46,46</text:p>
          </table:table-cell>
          <table:table-cell table:formula="of:=[.B170]-[calibration_ECS_Oct_2022.$D$1]" office:value-type="float" office:value="46.4626354949924" calcext:value-type="float">
            <text:p>46,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.7151040975341" calcext:value-type="float">
            <text:p>41,72</text:p>
          </table:table-cell>
          <table:table-cell table:formula="of:=[.B171]-[calibration_ECS_Oct_2022.$D$1]" office:value-type="float" office:value="41.7151040975341" calcext:value-type="float">
            <text:p>41,72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7.2957826299098" calcext:value-type="float">
            <text:p>37,30</text:p>
          </table:table-cell>
          <table:table-cell table:formula="of:=[.B172]-[calibration_ECS_Oct_2022.$D$1]" office:value-type="float" office:value="37.2957826299098" calcext:value-type="float">
            <text:p>37,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1977466709427" calcext:value-type="float">
            <text:p>33,20</text:p>
          </table:table-cell>
          <table:table-cell table:formula="of:=[.B173]-[calibration_ECS_Oct_2022.$D$1]" office:value-type="float" office:value="33.1977466709427" calcext:value-type="float">
            <text:p>33,2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9.4135545932476" calcext:value-type="float">
            <text:p>29,41</text:p>
          </table:table-cell>
          <table:table-cell table:formula="of:=[.B174]-[calibration_ECS_Oct_2022.$D$1]" office:value-type="float" office:value="29.4135545932476" calcext:value-type="float">
            <text:p>29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9352399533116" calcext:value-type="float">
            <text:p>25,94</text:p>
          </table:table-cell>
          <table:table-cell table:formula="of:=[.B175]-[calibration_ECS_Oct_2022.$D$1]" office:value-type="float" office:value="25.9352399533116" calcext:value-type="float">
            <text:p>25,9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2.7543038815745" calcext:value-type="float">
            <text:p>22,75</text:p>
          </table:table-cell>
          <table:table-cell table:formula="of:=[.B176]-[calibration_ECS_Oct_2022.$D$1]" office:value-type="float" office:value="22.7543038815745" calcext:value-type="float">
            <text:p>22,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8617074725097" calcext:value-type="float">
            <text:p>19,86</text:p>
          </table:table-cell>
          <table:table-cell table:formula="of:=[.B177]-[calibration_ECS_Oct_2022.$D$1]" office:value-type="float" office:value="19.8617074725097" calcext:value-type="float">
            <text:p>19,8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7.2478641747039" calcext:value-type="float">
            <text:p>17,25</text:p>
          </table:table-cell>
          <table:table-cell table:formula="of:=[.B178]-[calibration_ECS_Oct_2022.$D$1]" office:value-type="float" office:value="17.2478641747039" calcext:value-type="float">
            <text:p>17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9026321809387" calcext:value-type="float">
            <text:p>14,90</text:p>
          </table:table-cell>
          <table:table-cell table:formula="of:=[.B179]-[calibration_ECS_Oct_2022.$D$1]" office:value-type="float" office:value="14.9026321809387" calcext:value-type="float">
            <text:p>14,9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2.8153068182702" calcext:value-type="float">
            <text:p>12,82</text:p>
          </table:table-cell>
          <table:table-cell table:formula="of:=[.B180]-[calibration_ECS_Oct_2022.$D$1]" office:value-type="float" office:value="12.8153068182702" calcext:value-type="float">
            <text:p>12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746129381101" calcext:value-type="float">
            <text:p>10,97</text:p>
          </table:table-cell>
          <table:table-cell table:formula="of:=[.B181]-[calibration_ECS_Oct_2022.$D$1]" office:value-type="float" office:value="10.9746129381101" calcext:value-type="float">
            <text:p>10,9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9.36869730630581" calcext:value-type="float">
            <text:p>9,37</text:p>
          </table:table-cell>
          <table:table-cell table:formula="of:=[.B182]-[calibration_ECS_Oct_2022.$D$1]" office:value-type="float" office:value="9.36869730630581" calcext:value-type="float">
            <text:p>9,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851209932214" calcext:value-type="float">
            <text:p>7,99</text:p>
          </table:table-cell>
          <table:table-cell table:formula="of:=[.B183]-[calibration_ECS_Oct_2022.$D$1]" office:value-type="float" office:value="7.9851209932214" calcext:value-type="float">
            <text:p>7,9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.81085176381779" calcext:value-type="float">
            <text:p>6,81</text:p>
          </table:table-cell>
          <table:table-cell table:formula="of:=[.B184]-[calibration_ECS_Oct_2022.$D$1]" office:value-type="float" office:value="6.81085176381779" calcext:value-type="float">
            <text:p>6,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3225646773339" calcext:value-type="float">
            <text:p>5,83</text:p>
          </table:table-cell>
          <table:table-cell table:formula="of:=[.B185]-[calibration_ECS_Oct_2022.$D$1]" office:value-type="float" office:value="5.83225646773339" calcext:value-type="float">
            <text:p>5,8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.03509342936463" calcext:value-type="float">
            <text:p>5,04</text:p>
          </table:table-cell>
          <table:table-cell table:formula="of:=[.B186]-[calibration_ECS_Oct_2022.$D$1]" office:value-type="float" office:value="5.03509342936463" calcext:value-type="float">
            <text:p>5,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0450483794648" calcext:value-type="float">
            <text:p>4,40</text:p>
          </table:table-cell>
          <table:table-cell table:formula="of:=[.B187]-[calibration_ECS_Oct_2022.$D$1]" office:value-type="float" office:value="4.40450483794648" calcext:value-type="float">
            <text:p>4,4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92500913763295" calcext:value-type="float">
            <text:p>3,93</text:p>
          </table:table-cell>
          <table:table-cell table:formula="of:=[.B188]-[calibration_ECS_Oct_2022.$D$1]" office:value-type="float" office:value="3.92500913763295" calcext:value-type="float">
            <text:p>3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8049341757763" calcext:value-type="float">
            <text:p>3,58</text:p>
          </table:table-cell>
          <table:table-cell table:formula="of:=[.B189]-[calibration_ECS_Oct_2022.$D$1]" office:value-type="float" office:value="3.58049341757763" calcext:value-type="float">
            <text:p>3,58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35420580201422" calcext:value-type="float">
            <text:p>3,35</text:p>
          </table:table-cell>
          <table:table-cell table:formula="of:=[.B190]-[calibration_ECS_Oct_2022.$D$1]" office:value-type="float" office:value="3.35420580201422" calcext:value-type="float">
            <text:p>3,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2874784033704" calcext:value-type="float">
            <text:p>3,23</text:p>
          </table:table-cell>
          <table:table-cell table:formula="of:=[.B191]-[calibration_ECS_Oct_2022.$D$1]" office:value-type="float" office:value="3.22874784033704" calcext:value-type="float">
            <text:p>3,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18606689718153" calcext:value-type="float">
            <text:p>3,19</text:p>
          </table:table-cell>
          <table:table-cell table:formula="of:=[.B192]-[calibration_ECS_Oct_2022.$D$1]" office:value-type="float" office:value="3.18606689718153" calcext:value-type="float">
            <text:p>3,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0744854250485" calcext:value-type="float">
            <text:p>3,21</text:p>
          </table:table-cell>
          <table:table-cell table:formula="of:=[.B193]-[calibration_ECS_Oct_2022.$D$1]" office:value-type="float" office:value="3.20744854250485" calcext:value-type="float">
            <text:p>3,2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.2735089416663" calcext:value-type="float">
            <text:p>3,27</text:p>
          </table:table-cell>
          <table:table-cell table:formula="of:=[.B194]-[calibration_ECS_Oct_2022.$D$1]" office:value-type="float" office:value="3.2735089416663" calcext:value-type="float">
            <text:p>3,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6418724550792" calcext:value-type="float">
            <text:p>3,36</text:p>
          </table:table-cell>
          <table:table-cell table:formula="of:=[.B195]-[calibration_ECS_Oct_2022.$D$1]" office:value-type="float" office:value="3.36418724550792" calcext:value-type="float">
            <text:p>3,3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.45873798043499" calcext:value-type="float">
            <text:p>3,46</text:p>
          </table:table-cell>
          <table:table-cell table:formula="of:=[.B196]-[calibration_ECS_Oct_2022.$D$1]" office:value-type="float" office:value="3.45873798043499" calcext:value-type="float">
            <text:p>3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3572343849655" calcext:value-type="float">
            <text:p>3,54</text:p>
          </table:table-cell>
          <table:table-cell table:formula="of:=[.B197]-[calibration_ECS_Oct_2022.$D$1]" office:value-type="float" office:value="3.53572343849655" calcext:value-type="float">
            <text:p>3,5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.57300606746591" calcext:value-type="float">
            <text:p>3,57</text:p>
          </table:table-cell>
          <table:table-cell table:formula="of:=[.B198]-[calibration_ECS_Oct_2022.$D$1]" office:value-type="float" office:value="3.57300606746591" calcext:value-type="float">
            <text:p>3,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774086092119" calcext:value-type="float">
            <text:p>3,55</text:p>
          </table:table-cell>
          <table:table-cell table:formula="of:=[.B199]-[calibration_ECS_Oct_2022.$D$1]" office:value-type="float" office:value="3.54774086092119" calcext:value-type="float">
            <text:p>3,5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43636774832585" calcext:value-type="float">
            <text:p>3,44</text:p>
          </table:table-cell>
          <table:table-cell table:formula="of:=[.B200]-[calibration_ECS_Oct_2022.$D$1]" office:value-type="float" office:value="3.43636774832585" calcext:value-type="float">
            <text:p>3,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46039851092" calcext:value-type="float">
            <text:p>3,21</text:p>
          </table:table-cell>
          <table:table-cell table:formula="of:=[.B201]-[calibration_ECS_Oct_2022.$D$1]" office:value-type="float" office:value="3.2146039851092" calcext:value-type="float">
            <text:p>3,21</text:p>
          </table:table-cell>
        </table:table-row>
        <table:table-row table:style-name="ro1" table:number-rows-repeated="10483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9T12:34:38.801240917</dc:date>
    <meta:editing-duration>PT36M37S</meta:editing-duration>
    <meta:editing-cycles>3</meta:editing-cycles>
    <meta:generator>LibreOffice/7.3.5.2$Linux_X86_64 LibreOffice_project/30$Build-2</meta:generator>
    <meta:document-statistic meta:table-count="2" meta:cell-count="14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1cm" svg:height="32.86cm" xlink:href=".." xlink:type="simple" chart:class="chart:scatter" chart:column-mapping="0 1" chart:style-name="ch1">
        <chart:legend chart:legend-position="end" svg:x="48.833cm" svg:y="25.861cm" style:legend-expansion="custom" svg:width="3.259cm" svg:height="2.5cm" style:legend-expansion-aspect-ratio="1.3036" chart:style-name="ch2"/>
        <chart:plot-area chart:style-name="ch3" table:cell-range-address="calibration_ECS_Oct_2022.A1:calibration_ECS_Oct_2022.C202" chart:data-source-has-labels="both" svg:x="2.915cm" svg:y="1.824cm" svg:width="51.147cm" svg:height="28.635cm">
          <chart:coordinate-region svg:x="4.383cm" svg:y="2.023cm" svg:width="49.399cm" svg:height="27.789cm"/>
          <chart:axis chart:dimension="x" chart:name="primary-x" chart:style-name="ch4" chartooo:axis-type="auto">
            <chart:categories table:cell-range-address="calibration_ECS_Oct_2022.A1:calibration_ECS_Oct_2022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_ECS_Oct_2022.B2:calibration_ECS_Oct_2022.B202" chart:label-cell-address="calibration_ECS_Oct_2022.B1:calibration_ECS_Oct_2022.B1" chart:class="chart:scatter">
            <chart:domain table:cell-range-address="calibration_ECS_Oct_2022.A2:calibration_ECS_Oct_2022.A202"/>
            <chart:data-point chart:repeated="201"/>
          </chart:series>
          <chart:series chart:style-name="ch8" chart:values-cell-range-address="calibration_ECS_Oct_2022.C2:calibration_ECS_Oct_2022.C202" chart:label-cell-address="calibration_ECS_Oct_2022.C1:calibration_ECS_Oct_2022.C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CS</text:p>
                <draw:g>
                  <svg:desc>calibration_ECS_Oct_2022.B1:calibration_ECS_Oct_2022.B1</svg:desc>
                </draw:g>
              </table:table-cell>
              <table:table-cell office:value-type="string">
                <text:p>Poly</text:p>
                <draw:g>
                  <svg:desc>calibration_ECS_Oct_2022.C1:calibration_ECS_Oct_202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%</text:p>
                <draw:g>
                  <svg:desc>calibration_ECS_Oct_2022.A1:calibration_ECS_Oct_2022.C1</svg:desc>
                </draw:g>
              </table:table-cell>
              <table:table-cell office:value-type="float" office:value="100">
                <text:p>100</text:p>
                <draw:g>
                  <svg:desc>calibration_ECS_Oct_2022.A2:calibration_ECS_Oct_2022.A202</svg:desc>
                </draw:g>
              </table:table-cell>
              <table:table-cell office:value-type="float" office:value="2276.08333333333">
                <text:p>2276.08333333333</text:p>
                <draw:g>
                  <svg:desc>calibration_ECS_Oct_2022.B2:calibration_ECS_Oct_2022.B202</svg:desc>
                </draw:g>
              </table:table-cell>
              <table:table-cell office:value-type="float" office:value="2293.70898973781">
                <text:p>2293.70898973781</text:p>
                <draw:g>
                  <svg:desc>calibration_ECS_Oct_2022.C2:calibration_ECS_Oct_2022.C202</svg:desc>
                </draw:g>
              </table:table-cell>
            </table:table-row>
            <table:table-row>
              <table:table-cell office:value-type="string">
                <text:p>ECS</text:p>
              </table:table-cell>
              <table:table-cell office:value-type="float" office:value="99.5">
                <text:p>99.5</text:p>
              </table:table-cell>
              <table:table-cell office:value-type="float" office:value="2271.41666666667">
                <text:p>2271.41666666667</text:p>
              </table:table-cell>
              <table:table-cell office:value-type="float" office:value="2289.58097430211">
                <text:p>2289.58097430211</text:p>
              </table:table-cell>
            </table:table-row>
            <table:table-row>
              <table:table-cell office:value-type="string">
                <text:p>Poly</text:p>
              </table:table-cell>
              <table:table-cell office:value-type="float" office:value="99">
                <text:p>99</text:p>
              </table:table-cell>
              <table:table-cell office:value-type="float" office:value="2274.16666666667">
                <text:p>2274.16666666667</text:p>
              </table:table-cell>
              <table:table-cell office:value-type="float" office:value="2285.75276891083">
                <text:p>2285.75276891083</text:p>
              </table:table-cell>
            </table:table-row>
            <table:table-row>
              <table:table-cell office:value-type="string"/>
              <table:table-cell office:value-type="float" office:value="98.5">
                <text:p>98.5</text:p>
              </table:table-cell>
              <table:table-cell office:value-type="float" office:value="2267.08333333333">
                <text:p>2267.08333333333</text:p>
              </table:table-cell>
              <table:table-cell office:value-type="float" office:value="2282.1955404987">
                <text:p>2282.195540498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2266">
                <text:p>2266</text:p>
              </table:table-cell>
              <table:table-cell office:value-type="float" office:value="2278.88122487064">
                <text:p>2278.88122487064</text:p>
              </table:table-cell>
            </table:table-row>
            <table:table-row>
              <table:table-cell office:value-type="string"/>
              <table:table-cell office:value-type="float" office:value="97.5">
                <text:p>97.5</text:p>
              </table:table-cell>
              <table:table-cell office:value-type="float" office:value="2264.75">
                <text:p>2264.75</text:p>
              </table:table-cell>
              <table:table-cell office:value-type="float" office:value="2275.78251909182">
                <text:p>2275.78251909182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2267.58333333333">
                <text:p>2267.58333333333</text:p>
              </table:table-cell>
              <table:table-cell office:value-type="float" office:value="2272.87287387777">
                <text:p>2272.87287387777</text:p>
              </table:table-cell>
            </table:table-row>
            <table:table-row>
              <table:table-cell office:value-type="string"/>
              <table:table-cell office:value-type="float" office:value="96.5">
                <text:p>96.5</text:p>
              </table:table-cell>
              <table:table-cell office:value-type="float" office:value="2270.5">
                <text:p>2270.5</text:p>
              </table:table-cell>
              <table:table-cell office:value-type="float" office:value="2270.12648598444">
                <text:p>2270.12648598444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2268.08333333333">
                <text:p>2268.08333333333</text:p>
              </table:table-cell>
              <table:table-cell office:value-type="float" office:value="2267.51829059828">
                <text:p>2267.51829059828</text:p>
              </table:table-cell>
            </table:table-row>
            <table:table-row>
              <table:table-cell office:value-type="string"/>
              <table:table-cell office:value-type="float" office:value="95.5">
                <text:p>95.5</text:p>
              </table:table-cell>
              <table:table-cell office:value-type="float" office:value="2271">
                <text:p>2271</text:p>
              </table:table-cell>
              <table:table-cell office:value-type="float" office:value="2265.02395372633">
                <text:p>2265.0239537263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74.75">
                <text:p>2274.75</text:p>
              </table:table-cell>
              <table:table-cell office:value-type="float" office:value="2262.6198645863">
                <text:p>2262.6198645863</text:p>
              </table:table-cell>
            </table:table-row>
            <table:table-row>
              <table:table-cell office:value-type="string"/>
              <table:table-cell office:value-type="float" office:value="94.5">
                <text:p>94.5</text:p>
              </table:table-cell>
              <table:table-cell office:value-type="float" office:value="2269.75">
                <text:p>2269.75</text:p>
              </table:table-cell>
              <table:table-cell office:value-type="float" office:value="2260.28312799664">
                <text:p>2260.28312799664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269.66666666667">
                <text:p>2269.66666666667</text:p>
              </table:table-cell>
              <table:table-cell office:value-type="float" office:value="2257.99155676663">
                <text:p>2257.99155676663</text:p>
              </table:table-cell>
            </table:table-row>
            <table:table-row>
              <table:table-cell office:value-type="string"/>
              <table:table-cell office:value-type="float" office:value="93.5">
                <text:p>93.5</text:p>
              </table:table-cell>
              <table:table-cell office:value-type="float" office:value="2270.91666666667">
                <text:p>2270.91666666667</text:p>
              </table:table-cell>
              <table:table-cell office:value-type="float" office:value="2255.72366408646">
                <text:p>2255.72366408646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2280.33333333333">
                <text:p>2280.33333333333</text:p>
              </table:table-cell>
              <table:table-cell office:value-type="float" office:value="2253.45865591731">
                <text:p>2253.45865591731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76.5">
                <text:p>2276.5</text:p>
              </table:table-cell>
              <table:table-cell office:value-type="float" office:value="2251.17642338142">
                <text:p>2251.17642338142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2273.33333333333">
                <text:p>2273.33333333333</text:p>
              </table:table-cell>
              <table:table-cell office:value-type="float" office:value="2248.85753515219">
                <text:p>2248.85753515219</text:p>
              </table:table-cell>
            </table:table-row>
            <table:table-row>
              <table:table-cell office:value-type="string"/>
              <table:table-cell office:value-type="float" office:value="91.5">
                <text:p>91.5</text:p>
              </table:table-cell>
              <table:table-cell office:value-type="float" office:value="2271.91666666667">
                <text:p>2271.91666666667</text:p>
              </table:table-cell>
              <table:table-cell office:value-type="float" office:value="2246.48322984425">
                <text:p>2246.48322984425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2274.58333333333">
                <text:p>2274.58333333333</text:p>
              </table:table-cell>
              <table:table-cell office:value-type="float" office:value="2244.03540840353">
                <text:p>2244.03540840353</text:p>
              </table:table-cell>
            </table:table-row>
            <table:table-row>
              <table:table-cell office:value-type="string"/>
              <table:table-cell office:value-type="float" office:value="90.5">
                <text:p>90.5</text:p>
              </table:table-cell>
              <table:table-cell office:value-type="float" office:value="2268.83333333333">
                <text:p>2268.83333333333</text:p>
              </table:table-cell>
              <table:table-cell office:value-type="float" office:value="2241.49662649736">
                <text:p>2241.496626497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50.75">
                <text:p>2250.75</text:p>
              </table:table-cell>
              <table:table-cell office:value-type="float" office:value="2238.85008690455">
                <text:p>2238.85008690455</text:p>
              </table:table-cell>
            </table:table-row>
            <table:table-row>
              <table:table-cell office:value-type="string"/>
              <table:table-cell office:value-type="float" office:value="89.5">
                <text:p>89.5</text:p>
              </table:table-cell>
              <table:table-cell office:value-type="float" office:value="2225.5">
                <text:p>2225.5</text:p>
              </table:table-cell>
              <table:table-cell office:value-type="float" office:value="2236.07963190543">
                <text:p>2236.0796319054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2227">
                <text:p>2227</text:p>
              </table:table-cell>
              <table:table-cell office:value-type="float" office:value="2233.16973567201">
                <text:p>2233.16973567201</text:p>
              </table:table-cell>
            </table:table-row>
            <table:table-row>
              <table:table-cell office:value-type="string"/>
              <table:table-cell office:value-type="float" office:value="88.5">
                <text:p>88.5</text:p>
              </table:table-cell>
              <table:table-cell office:value-type="float" office:value="2219.83333333333">
                <text:p>2219.83333333333</text:p>
              </table:table-cell>
              <table:table-cell office:value-type="float" office:value="2230.10549665798">
                <text:p>2230.1054966579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2219.66666666667">
                <text:p>2219.66666666667</text:p>
              </table:table-cell>
              <table:table-cell office:value-type="float" office:value="2226.87262998883">
                <text:p>2226.8726299888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214.5">
                <text:p>2214.5</text:p>
              </table:table-cell>
              <table:table-cell office:value-type="float" office:value="2223.45745985192">
                <text:p>2223.45745985192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2214">
                <text:p>2214</text:p>
              </table:table-cell>
              <table:table-cell office:value-type="float" office:value="2219.84691188658">
                <text:p>2219.84691188658</text:p>
              </table:table-cell>
            </table:table-row>
            <table:table-row>
              <table:table-cell office:value-type="string"/>
              <table:table-cell office:value-type="float" office:value="86.5">
                <text:p>86.5</text:p>
              </table:table-cell>
              <table:table-cell office:value-type="float" office:value="2212.75">
                <text:p>2212.75</text:p>
              </table:table-cell>
              <table:table-cell office:value-type="float" office:value="2216.02850557417">
                <text:p>2216.02850557417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2217.91666666667">
                <text:p>2217.91666666667</text:p>
              </table:table-cell>
              <table:table-cell office:value-type="float" office:value="2211.99034662814">
                <text:p>2211.99034662814</text:p>
              </table:table-cell>
            </table:table-row>
            <table:table-row>
              <table:table-cell office:value-type="string"/>
              <table:table-cell office:value-type="float" office:value="85.5">
                <text:p>85.5</text:p>
              </table:table-cell>
              <table:table-cell office:value-type="float" office:value="2214.58333333333">
                <text:p>2214.58333333333</text:p>
              </table:table-cell>
              <table:table-cell office:value-type="float" office:value="2207.72111938419">
                <text:p>2207.72111938419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2212.66666666667">
                <text:p>2212.66666666667</text:p>
              </table:table-cell>
              <table:table-cell office:value-type="float" office:value="2203.21007919026">
                <text:p>2203.21007919026</text:p>
              </table:table-cell>
            </table:table-row>
            <table:table-row>
              <table:table-cell office:value-type="string"/>
              <table:table-cell office:value-type="float" office:value="84.5">
                <text:p>84.5</text:p>
              </table:table-cell>
              <table:table-cell office:value-type="float" office:value="2198.5">
                <text:p>2198.5</text:p>
              </table:table-cell>
              <table:table-cell office:value-type="float" office:value="2198.44704479663">
                <text:p>2198.4470447966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2194.41666666667">
                <text:p>2194.41666666667</text:p>
              </table:table-cell>
              <table:table-cell office:value-type="float" office:value="2193.42239074606">
                <text:p>2193.42239074606</text:p>
              </table:table-cell>
            </table:table-row>
            <table:table-row>
              <table:table-cell office:value-type="string"/>
              <table:table-cell office:value-type="float" office:value="83.5">
                <text:p>83.5</text:p>
              </table:table-cell>
              <table:table-cell office:value-type="float" office:value="2178.33333333333">
                <text:p>2178.33333333333</text:p>
              </table:table-cell>
              <table:table-cell office:value-type="float" office:value="2188.12703976381">
                <text:p>2188.12703976381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2180.91666666667">
                <text:p>2180.91666666667</text:p>
              </table:table-cell>
              <table:table-cell office:value-type="float" office:value="2182.55245514774">
                <text:p>2182.55245514774</text:p>
              </table:table-cell>
            </table:table-row>
            <table:table-row>
              <table:table-cell office:value-type="string"/>
              <table:table-cell office:value-type="float" office:value="82.5">
                <text:p>82.5</text:p>
              </table:table-cell>
              <table:table-cell office:value-type="float" office:value="2167.41666666667">
                <text:p>2167.41666666667</text:p>
              </table:table-cell>
              <table:table-cell office:value-type="float" office:value="2176.69063315838">
                <text:p>2176.69063315838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2167.58333333333">
                <text:p>2167.58333333333</text:p>
              </table:table-cell>
              <table:table-cell office:value-type="float" office:value="2170.53409540904">
                <text:p>2170.53409540904</text:p>
              </table:table-cell>
            </table:table-row>
            <table:table-row>
              <table:table-cell office:value-type="string"/>
              <table:table-cell office:value-type="float" office:value="81.5">
                <text:p>81.5</text:p>
              </table:table-cell>
              <table:table-cell office:value-type="float" office:value="2155.83333333333">
                <text:p>2155.83333333333</text:p>
              </table:table-cell>
              <table:table-cell office:value-type="float" office:value="2164.07588125584">
                <text:p>2164.07588125584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2151.58333333333">
                <text:p>2151.58333333333</text:p>
              </table:table-cell>
              <table:table-cell office:value-type="float" office:value="2157.30954018787">
                <text:p>2157.30954018787</text:p>
              </table:table-cell>
            </table:table-row>
            <table:table-row>
              <table:table-cell office:value-type="string"/>
              <table:table-cell office:value-type="float" office:value="80.5">
                <text:p>80.5</text:p>
              </table:table-cell>
              <table:table-cell office:value-type="float" office:value="2144.75">
                <text:p>2144.75</text:p>
              </table:table-cell>
              <table:table-cell office:value-type="float" office:value="2150.22912421717">
                <text:p>2150.2291242171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142.91666666667">
                <text:p>2142.91666666667</text:p>
              </table:table-cell>
              <table:table-cell office:value-type="float" office:value="2142.82918026889">
                <text:p>2142.82918026889</text:p>
              </table:table-cell>
            </table:table-row>
            <table:table-row>
              <table:table-cell office:value-type="string"/>
              <table:table-cell office:value-type="float" office:value="79.5">
                <text:p>79.5</text:p>
              </table:table-cell>
              <table:table-cell office:value-type="float" office:value="2125.5">
                <text:p>2125.5</text:p>
              </table:table-cell>
              <table:table-cell office:value-type="float" office:value="2135.10474257134">
                <text:p>2135.1047425713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2127.5">
                <text:p>2127.5</text:p>
              </table:table-cell>
              <table:table-cell office:value-type="float" office:value="2127.05132504606">
                <text:p>2127.05132504606</text:p>
              </table:table-cell>
            </table:table-row>
            <table:table-row>
              <table:table-cell office:value-type="string"/>
              <table:table-cell office:value-type="float" office:value="78.5">
                <text:p>78.5</text:p>
              </table:table-cell>
              <table:table-cell office:value-type="float" office:value="2105.83333333333">
                <text:p>2105.83333333333</text:p>
              </table:table-cell>
              <table:table-cell office:value-type="float" office:value="2118.66491369794">
                <text:p>2118.6649136979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2103.41666666667">
                <text:p>2103.41666666667</text:p>
              </table:table-cell>
              <table:table-cell office:value-type="float" office:value="2109.94195900524">
                <text:p>2109.94195900524</text:p>
              </table:table-cell>
            </table:table-row>
            <table:table-row>
              <table:table-cell office:value-type="string"/>
              <table:table-cell office:value-type="float" office:value="77.5">
                <text:p>77.5</text:p>
              </table:table-cell>
              <table:table-cell office:value-type="float" office:value="2082.58333333333">
                <text:p>2082.58333333333</text:p>
              </table:table-cell>
              <table:table-cell office:value-type="float" office:value="2100.87936830975">
                <text:p>2100.8793683097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2080.58333333333">
                <text:p>2080.58333333333</text:p>
              </table:table-cell>
              <table:table-cell office:value-type="float" office:value="2091.47449820677">
                <text:p>2091.47449820677</text:p>
              </table:table-cell>
            </table:table-row>
            <table:table-row>
              <table:table-cell office:value-type="string"/>
              <table:table-cell office:value-type="float" office:value="76.5">
                <text:p>76.5</text:p>
              </table:table-cell>
              <table:table-cell office:value-type="float" office:value="2061.83333333333">
                <text:p>2061.83333333333</text:p>
              </table:table-cell>
              <table:table-cell office:value-type="float" office:value="2081.72514693529">
                <text:p>2081.7251469352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2059.91666666667">
                <text:p>2059.91666666667</text:p>
              </table:table-cell>
              <table:table-cell office:value-type="float" office:value="2071.629546768">
                <text:p>2071.629546768</text:p>
              </table:table-cell>
            </table:table-row>
            <table:table-row>
              <table:table-cell office:value-type="string"/>
              <table:table-cell office:value-type="float" office:value="75.5">
                <text:p>75.5</text:p>
              </table:table-cell>
              <table:table-cell office:value-type="float" office:value="2045.16666666667">
                <text:p>2045.16666666667</text:p>
              </table:table-cell>
              <table:table-cell office:value-type="float" office:value="2061.18635640142">
                <text:p>2061.1863564014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047.25">
                <text:p>2047.25</text:p>
              </table:table-cell>
              <table:table-cell office:value-type="float" office:value="2050.39465334594">
                <text:p>2050.39465334594</text:p>
              </table:table-cell>
            </table:table-row>
            <table:table-row>
              <table:table-cell office:value-type="string"/>
              <table:table-cell office:value-type="float" office:value="74.5">
                <text:p>74.5</text:p>
              </table:table-cell>
              <table:table-cell office:value-type="float" office:value="2022.25">
                <text:p>2022.25</text:p>
              </table:table-cell>
              <table:table-cell office:value-type="float" office:value="2039.25392631592">
                <text:p>2039.2539263159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2020.91666666667">
                <text:p>2020.91666666667</text:p>
              </table:table-cell>
              <table:table-cell office:value-type="float" office:value="2027.76406761978">
                <text:p>2027.76406761978</text:p>
              </table:table-cell>
            </table:table-row>
            <table:table-row>
              <table:table-cell office:value-type="string"/>
              <table:table-cell office:value-type="float" office:value="73.5">
                <text:p>73.5</text:p>
              </table:table-cell>
              <table:table-cell office:value-type="float" office:value="1998">
                <text:p>1998</text:p>
              </table:table-cell>
              <table:table-cell office:value-type="float" office:value="2015.92536555005">
                <text:p>2015.9253655500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995.75">
                <text:p>1995.75</text:p>
              </table:table-cell>
              <table:table-cell office:value-type="float" office:value="2003.73849677349">
                <text:p>2003.73849677349</text:p>
              </table:table-cell>
            </table:table-row>
            <table:table-row>
              <table:table-cell office:value-type="string"/>
              <table:table-cell office:value-type="float" office:value="72.5">
                <text:p>72.5</text:p>
              </table:table-cell>
              <table:table-cell office:value-type="float" office:value="1971.5">
                <text:p>1971.5</text:p>
              </table:table-cell>
              <table:table-cell office:value-type="float" office:value="1991.20451872113">
                <text:p>1991.2045187211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971.83333333333">
                <text:p>1971.83333333333</text:p>
              </table:table-cell>
              <table:table-cell office:value-type="float" office:value="1978.32486197838">
                <text:p>1978.32486197838</text:p>
              </table:table-cell>
            </table:table-row>
            <table:table-row>
              <table:table-cell office:value-type="string"/>
              <table:table-cell office:value-type="float" office:value="71.5">
                <text:p>71.5</text:p>
              </table:table-cell>
              <table:table-cell office:value-type="float" office:value="1950.66666666667">
                <text:p>1950.66666666667</text:p>
              </table:table-cell>
              <table:table-cell office:value-type="float" office:value="1965.10132267511">
                <text:p>1965.1013226751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946.16666666667">
                <text:p>1946.16666666667</text:p>
              </table:table-cell>
              <table:table-cell office:value-type="float" office:value="1951.53605487571">
                <text:p>1951.53605487571</text:p>
              </table:table-cell>
            </table:table-row>
            <table:table-row>
              <table:table-cell office:value-type="string"/>
              <table:table-cell office:value-type="float" office:value="70.5">
                <text:p>70.5</text:p>
              </table:table-cell>
              <table:table-cell office:value-type="float" office:value="1918.75">
                <text:p>1918.75</text:p>
              </table:table-cell>
              <table:table-cell office:value-type="float" office:value="1937.63156296919">
                <text:p>1937.6315629691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917.75">
                <text:p>1917.75</text:p>
              </table:table-cell>
              <table:table-cell office:value-type="float" office:value="1923.39069405923">
                <text:p>1923.39069405923</text:p>
              </table:table-cell>
            </table:table-row>
            <table:table-row>
              <table:table-cell office:value-type="string"/>
              <table:table-cell office:value-type="float" office:value="69.5">
                <text:p>69.5</text:p>
              </table:table-cell>
              <table:table-cell office:value-type="float" office:value="1886.83333333333">
                <text:p>1886.83333333333</text:p>
              </table:table-cell>
              <table:table-cell office:value-type="float" office:value="1908.81663035432">
                <text:p>1908.8166303543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887.91666666667">
                <text:p>1887.91666666667</text:p>
              </table:table-cell>
              <table:table-cell office:value-type="float" office:value="1893.91288155778">
                <text:p>1893.91288155778</text:p>
              </table:table-cell>
            </table:table-row>
            <table:table-row>
              <table:table-cell office:value-type="string"/>
              <table:table-cell office:value-type="float" office:value="68.5">
                <text:p>68.5</text:p>
              </table:table-cell>
              <table:table-cell office:value-type="float" office:value="1856.66666666667">
                <text:p>1856.66666666667</text:p>
              </table:table-cell>
              <table:table-cell office:value-type="float" office:value="1878.68327725787">
                <text:p>1878.6832772578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856.5">
                <text:p>1856.5</text:p>
              </table:table-cell>
              <table:table-cell office:value-type="float" office:value="1863.13195931786">
                <text:p>1863.13195931786</text:p>
              </table:table-cell>
            </table:table-row>
            <table:table-row>
              <table:table-cell office:value-type="string"/>
              <table:table-cell office:value-type="float" office:value="67.5">
                <text:p>67.5</text:p>
              </table:table-cell>
              <table:table-cell office:value-type="float" office:value="1860.66666666667">
                <text:p>1860.66666666667</text:p>
              </table:table-cell>
              <table:table-cell office:value-type="float" office:value="1847.26337426611">
                <text:p>1847.2633742661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865.83333333333">
                <text:p>1865.83333333333</text:p>
              </table:table-cell>
              <table:table-cell office:value-type="float" office:value="1831.08226568619">
                <text:p>1831.08226568619</text:p>
              </table:table-cell>
            </table:table-row>
            <table:table-row>
              <table:table-cell office:value-type="string"/>
              <table:table-cell office:value-type="float" office:value="66.5">
                <text:p>66.5</text:p>
              </table:table-cell>
              <table:table-cell office:value-type="float" office:value="1826.08333333333">
                <text:p>1826.08333333333</text:p>
              </table:table-cell>
              <table:table-cell office:value-type="float" office:value="1814.59366660687">
                <text:p>1814.5936666068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822.5">
                <text:p>1822.5</text:p>
              </table:table-cell>
              <table:table-cell office:value-type="float" office:value="1797.80289189232">
                <text:p>1797.80289189232</text:p>
              </table:table-cell>
            </table:table-row>
            <table:table-row>
              <table:table-cell office:value-type="string"/>
              <table:table-cell office:value-type="float" office:value="65.5">
                <text:p>65.5</text:p>
              </table:table-cell>
              <table:table-cell office:value-type="float" office:value="1788.91666666667">
                <text:p>1788.91666666667</text:p>
              </table:table-cell>
              <table:table-cell office:value-type="float" office:value="1780.71553063207">
                <text:p>1780.7155306320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791.08333333333">
                <text:p>1791.08333333333</text:p>
              </table:table-cell>
              <table:table-cell office:value-type="float" office:value="1763.33743853118">
                <text:p>1763.33743853118</text:p>
              </table:table-cell>
            </table:table-row>
            <table:table-row>
              <table:table-cell office:value-type="string"/>
              <table:table-cell office:value-type="float" office:value="64.5">
                <text:p>64.5</text:p>
              </table:table-cell>
              <table:table-cell office:value-type="float" office:value="1752.16666666667">
                <text:p>1752.16666666667</text:p>
              </table:table-cell>
              <table:table-cell office:value-type="float" office:value="1745.67473030029">
                <text:p>1745.6747303002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753.08333333333">
                <text:p>1753.08333333333</text:p>
              </table:table-cell>
              <table:table-cell office:value-type="float" office:value="1727.73377204569">
                <text:p>1727.73377204569</text:p>
              </table:table-cell>
            </table:table-row>
            <table:table-row>
              <table:table-cell office:value-type="string"/>
              <table:table-cell office:value-type="float" office:value="63.5">
                <text:p>63.5</text:p>
              </table:table-cell>
              <table:table-cell office:value-type="float" office:value="1714.58333333333">
                <text:p>1714.58333333333</text:p>
              </table:table-cell>
              <table:table-cell office:value-type="float" office:value="1709.52117365939">
                <text:p>1709.52117365939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715.41666666667">
                <text:p>1715.41666666667</text:p>
              </table:table-cell>
              <table:table-cell office:value-type="float" office:value="1691.04378120926">
                <text:p>1691.04378120926</text:p>
              </table:table-cell>
            </table:table-row>
            <table:table-row>
              <table:table-cell office:value-type="string"/>
              <table:table-cell office:value-type="float" office:value="62.5">
                <text:p>62.5</text:p>
              </table:table-cell>
              <table:table-cell office:value-type="float" office:value="1674.83333333333">
                <text:p>1674.83333333333</text:p>
              </table:table-cell>
              <table:table-cell office:value-type="float" office:value="1672.30866932905">
                <text:p>1672.30866932905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1682.91666666667">
                <text:p>1682.91666666667</text:p>
              </table:table-cell>
              <table:table-cell office:value-type="float" office:value="1653.32313360848">
                <text:p>1653.32313360848</text:p>
              </table:table-cell>
            </table:table-row>
            <table:table-row>
              <table:table-cell office:value-type="string"/>
              <table:table-cell office:value-type="float" office:value="61.5">
                <text:p>61.5</text:p>
              </table:table-cell>
              <table:table-cell office:value-type="float" office:value="1644.08333333333">
                <text:p>1644.08333333333</text:p>
              </table:table-cell>
              <table:table-cell office:value-type="float" office:value="1634.09468298335">
                <text:p>1634.09468298335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1643">
                <text:p>1643</text:p>
              </table:table-cell>
              <table:table-cell office:value-type="float" office:value="1614.63103212559">
                <text:p>1614.63103212559</text:p>
              </table:table-cell>
            </table:table-row>
            <table:table-row>
              <table:table-cell office:value-type="string"/>
              <table:table-cell office:value-type="float" office:value="60.5">
                <text:p>60.5</text:p>
              </table:table-cell>
              <table:table-cell office:value-type="float" office:value="1602.25">
                <text:p>1602.25</text:p>
              </table:table-cell>
              <table:table-cell office:value-type="float" office:value="1594.94009383337">
                <text:p>1594.94009383337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599.08333333333">
                <text:p>1599.08333333333</text:p>
              </table:table-cell>
              <table:table-cell office:value-type="float" office:value="1575.02997142114">
                <text:p>1575.02997142114</text:p>
              </table:table-cell>
            </table:table-row>
            <table:table-row>
              <table:table-cell office:value-type="string"/>
              <table:table-cell office:value-type="float" office:value="59.5">
                <text:p>59.5</text:p>
              </table:table-cell>
              <table:table-cell office:value-type="float" office:value="1555.91666666667">
                <text:p>1555.91666666667</text:p>
              </table:table-cell>
              <table:table-cell office:value-type="float" office:value="1554.90895110974">
                <text:p>1554.90895110974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1556.08333333333">
                <text:p>1556.08333333333</text:p>
              </table:table-cell>
              <table:table-cell office:value-type="float" office:value="1534.58549441649">
                <text:p>1534.58549441649</text:p>
              </table:table-cell>
            </table:table-row>
            <table:table-row>
              <table:table-cell office:value-type="string"/>
              <table:table-cell office:value-type="float" office:value="58.5">
                <text:p>58.5</text:p>
              </table:table-cell>
              <table:table-cell office:value-type="float" office:value="1512.75">
                <text:p>1512.75</text:p>
              </table:table-cell>
              <table:table-cell office:value-type="float" office:value="1514.06823054523">
                <text:p>1514.06823054523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1512.41666666667">
                <text:p>1512.41666666667</text:p>
              </table:table-cell>
              <table:table-cell office:value-type="float" office:value="1493.36594877645">
                <text:p>1493.36594877645</text:p>
              </table:table-cell>
            </table:table-row>
            <table:table-row>
              <table:table-cell office:value-type="string"/>
              <table:table-cell office:value-type="float" office:value="57.5">
                <text:p>57.5</text:p>
              </table:table-cell>
              <table:table-cell office:value-type="float" office:value="1464.83333333333">
                <text:p>1464.83333333333</text:p>
              </table:table-cell>
              <table:table-cell office:value-type="float" office:value="1472.48759085733">
                <text:p>1472.4875908573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460.16666666667">
                <text:p>1460.16666666667</text:p>
              </table:table-cell>
              <table:table-cell office:value-type="float" office:value="1451.44224339184">
                <text:p>1451.44224339184</text:p>
              </table:table-cell>
            </table:table-row>
            <table:table-row>
              <table:table-cell office:value-type="string"/>
              <table:table-cell office:value-type="float" office:value="56.5">
                <text:p>56.5</text:p>
              </table:table-cell>
              <table:table-cell office:value-type="float" office:value="1416.41666666667">
                <text:p>1416.41666666667</text:p>
              </table:table-cell>
              <table:table-cell office:value-type="float" office:value="1430.23913023082">
                <text:p>1430.23913023082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413.66666666667">
                <text:p>1413.66666666667</text:p>
              </table:table-cell>
              <table:table-cell office:value-type="float" office:value="1408.88760486205">
                <text:p>1408.88760486205</text:p>
              </table:table-cell>
            </table:table-row>
            <table:table-row>
              <table:table-cell office:value-type="string"/>
              <table:table-cell office:value-type="float" office:value="55.5">
                <text:p>55.5</text:p>
              </table:table-cell>
              <table:table-cell office:value-type="float" office:value="1372.25">
                <text:p>1372.25</text:p>
              </table:table-cell>
              <table:table-cell office:value-type="float" office:value="1387.39714280034">
                <text:p>1387.3971428003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370.91666666667">
                <text:p>1370.91666666667</text:p>
              </table:table-cell>
              <table:table-cell office:value-type="float" office:value="1365.77733397762">
                <text:p>1365.77733397762</text:p>
              </table:table-cell>
            </table:table-row>
            <table:table-row>
              <table:table-cell office:value-type="string"/>
              <table:table-cell office:value-type="float" office:value="54.5">
                <text:p>54.5</text:p>
              </table:table-cell>
              <table:table-cell office:value-type="float" office:value="1331.25">
                <text:p>1331.25</text:p>
              </table:table-cell>
              <table:table-cell office:value-type="float" office:value="1344.03787513299">
                <text:p>1344.03787513299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332">
                <text:p>1332</text:p>
              </table:table-cell>
              <table:table-cell office:value-type="float" office:value="1322.18856220283">
                <text:p>1322.18856220283</text:p>
              </table:table-cell>
            </table:table-row>
            <table:table-row>
              <table:table-cell office:value-type="string"/>
              <table:table-cell office:value-type="float" office:value="53.5">
                <text:p>53.5</text:p>
              </table:table-cell>
              <table:table-cell office:value-type="float" office:value="1283.91666666667">
                <text:p>1283.91666666667</text:p>
              </table:table-cell>
              <table:table-cell office:value-type="float" office:value="1300.23928271087">
                <text:p>1300.2392827108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1282.83333333333">
                <text:p>1282.83333333333</text:p>
              </table:table-cell>
              <table:table-cell office:value-type="float" office:value="1278.20000815827">
                <text:p>1278.20000815827</text:p>
              </table:table-cell>
            </table:table-row>
            <table:table-row>
              <table:table-cell office:value-type="string"/>
              <table:table-cell office:value-type="float" office:value="52.5">
                <text:p>52.5</text:p>
              </table:table-cell>
              <table:table-cell office:value-type="float" office:value="1241.08333333333">
                <text:p>1241.08333333333</text:p>
              </table:table-cell>
              <table:table-cell office:value-type="float" office:value="1256.0807864137">
                <text:p>1256.080786413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241.83333333333">
                <text:p>1241.83333333333</text:p>
              </table:table-cell>
              <table:table-cell office:value-type="float" office:value="1233.89173410342">
                <text:p>1233.89173410342</text:p>
              </table:table-cell>
            </table:table-row>
            <table:table-row>
              <table:table-cell office:value-type="string"/>
              <table:table-cell office:value-type="float" office:value="51.5">
                <text:p>51.5</text:p>
              </table:table-cell>
              <table:table-cell office:value-type="float" office:value="1198.08333333333">
                <text:p>1198.08333333333</text:p>
              </table:table-cell>
              <table:table-cell office:value-type="float" office:value="1211.64302900137">
                <text:p>1211.64302900137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198.5">
                <text:p>1198.5</text:p>
              </table:table-cell>
              <table:table-cell office:value-type="float" office:value="1189.34490241922">
                <text:p>1189.34490241922</text:p>
              </table:table-cell>
            </table:table-row>
            <table:table-row>
              <table:table-cell office:value-type="string"/>
              <table:table-cell office:value-type="float" office:value="50.5">
                <text:p>50.5</text:p>
              </table:table-cell>
              <table:table-cell office:value-type="float" office:value="1149.91666666667">
                <text:p>1149.91666666667</text:p>
              </table:table-cell>
              <table:table-cell office:value-type="float" office:value="1167.0076315965">
                <text:p>1167.007631596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150.33333333333">
                <text:p>1150.33333333333</text:p>
              </table:table-cell>
              <table:table-cell office:value-type="float" office:value="1144.64153209065">
                <text:p>1144.64153209065</text:p>
              </table:table-cell>
            </table:table-row>
            <table:table-row>
              <table:table-cell office:value-type="string"/>
              <table:table-cell office:value-type="float" office:value="49.5">
                <text:p>49.5</text:p>
              </table:table-cell>
              <table:table-cell office:value-type="float" office:value="1105.41666666667">
                <text:p>1105.41666666667</text:p>
              </table:table-cell>
              <table:table-cell office:value-type="float" office:value="1122.25695016708">
                <text:p>1122.2569501670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105.41666666667">
                <text:p>1105.41666666667</text:p>
              </table:table-cell>
              <table:table-cell office:value-type="float" office:value="1099.8642551893">
                <text:p>1099.8642551893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1062.41666666667">
                <text:p>1062.41666666667</text:p>
              </table:table-cell>
              <table:table-cell office:value-type="float" office:value="1077.47383200897">
                <text:p>1077.47383200897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1063.08333333333">
                <text:p>1063.08333333333</text:p>
              </table:table-cell>
              <table:table-cell office:value-type="float" office:value="1055.09607335598">
                <text:p>1055.09607335598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1017.75">
                <text:p>1017.75</text:p>
              </table:table-cell>
              <table:table-cell office:value-type="float" office:value="1032.74137222853">
                <text:p>1032.74137222853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017.25">
                <text:p>1017.25</text:p>
              </table:table-cell>
              <table:table-cell office:value-type="float" office:value="1010.42011428323">
                <text:p>1010.42011428323</text:p>
              </table:table-cell>
            </table:table-row>
            <table:table-row>
              <table:table-cell office:value-type="string"/>
              <table:table-cell office:value-type="float" office:value="46.5">
                <text:p>46.5</text:p>
              </table:table-cell>
              <table:table-cell office:value-type="float" office:value="973.583333333333">
                <text:p>973.583333333333</text:p>
              </table:table-cell>
              <table:table-cell office:value-type="float" office:value="988.14267022516">
                <text:p>988.14267022516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974.083333333333">
                <text:p>974.083333333333</text:p>
              </table:table-cell>
              <table:table-cell office:value-type="float" office:value="965.919388197965">
                <text:p>965.919388197965</text:p>
              </table:table-cell>
            </table:table-row>
            <table:table-row>
              <table:table-cell office:value-type="string"/>
              <table:table-cell office:value-type="float" office:value="45.5">
                <text:p>45.5</text:p>
              </table:table-cell>
              <table:table-cell office:value-type="float" office:value="931.5">
                <text:p>931.5</text:p>
              </table:table-cell>
              <table:table-cell office:value-type="float" office:value="943.760586173922">
                <text:p>943.760586173922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932.333333333333">
                <text:p>932.333333333333</text:p>
              </table:table-cell>
              <table:table-cell office:value-type="float" office:value="921.676544344025">
                <text:p>921.676544344025</text:p>
              </table:table-cell>
            </table:table-row>
            <table:table-row>
              <table:table-cell office:value-type="string"/>
              <table:table-cell office:value-type="float" office:value="44.5">
                <text:p>44.5</text:p>
              </table:table-cell>
              <table:table-cell office:value-type="float" office:value="891.5">
                <text:p>891.5</text:p>
              </table:table-cell>
              <table:table-cell office:value-type="float" office:value="899.677497508071">
                <text:p>899.67749750807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890.25">
                <text:p>890.25</text:p>
              </table:table-cell>
              <table:table-cell office:value-type="float" office:value="877.773627464737">
                <text:p>877.773627464737</text:p>
              </table:table-cell>
            </table:table-row>
            <table:table-row>
              <table:table-cell office:value-type="string"/>
              <table:table-cell office:value-type="float" office:value="43.5">
                <text:p>43.5</text:p>
              </table:table-cell>
              <table:table-cell office:value-type="float" office:value="844.333333333333">
                <text:p>844.333333333333</text:p>
              </table:table-cell>
              <table:table-cell office:value-type="float" office:value="855.97505540166">
                <text:p>855.9750554016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842.666666666667">
                <text:p>842.666666666667</text:p>
              </table:table-cell>
              <table:table-cell office:value-type="float" office:value="834.291834285515">
                <text:p>834.291834285515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800.666666666667">
                <text:p>800.666666666667</text:p>
              </table:table-cell>
              <table:table-cell office:value-type="float" office:value="812.733941252102">
                <text:p>812.73394125210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803">
                <text:p>803</text:p>
              </table:table-cell>
              <table:table-cell office:value-type="float" office:value="791.311269996422">
                <text:p>791.311269996422</text:p>
              </table:table-cell>
            </table:table-row>
            <table:table-row>
              <table:table-cell office:value-type="string"/>
              <table:table-cell office:value-type="float" office:value="41.5">
                <text:p>41.5</text:p>
              </table:table-cell>
              <table:table-cell office:value-type="float" office:value="760.25">
                <text:p>760.25</text:p>
              </table:table-cell>
              <table:table-cell office:value-type="float" office:value="770.033623162757">
                <text:p>770.03362316275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761.833333333333">
                <text:p>761.833333333333</text:p>
              </table:table-cell>
              <table:table-cell office:value-type="float" office:value="748.910704734753">
                <text:p>748.910704734753</text:p>
              </table:table-cell>
            </table:table-row>
            <table:table-row>
              <table:table-cell office:value-type="string"/>
              <table:table-cell office:value-type="float" office:value="40.5">
                <text:p>40.5</text:p>
              </table:table-cell>
              <table:table-cell office:value-type="float" office:value="717.75">
                <text:p>717.75</text:p>
              </table:table-cell>
              <table:table-cell office:value-type="float" office:value="727.952112425501">
                <text:p>727.95211242550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716.916666666667">
                <text:p>716.916666666667</text:p>
              </table:table-cell>
              <table:table-cell office:value-type="float" office:value="707.167330067613">
                <text:p>707.167330067613</text:p>
              </table:table-cell>
            </table:table-row>
            <table:table-row>
              <table:table-cell office:value-type="string"/>
              <table:table-cell office:value-type="float" office:value="39.5">
                <text:p>39.5</text:p>
              </table:table-cell>
              <table:table-cell office:value-type="float" office:value="677.083333333333">
                <text:p>677.083333333333</text:p>
              </table:table-cell>
              <table:table-cell office:value-type="float" office:value="686.565720003307">
                <text:p>686.565720003307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675.166666666667">
                <text:p>675.166666666667</text:p>
              </table:table-cell>
              <table:table-cell office:value-type="float" office:value="666.156515474487">
                <text:p>666.156515474487</text:p>
              </table:table-cell>
            </table:table-row>
            <table:table-row>
              <table:table-cell office:value-type="string"/>
              <table:table-cell office:value-type="float" office:value="38.5">
                <text:p>38.5</text:p>
              </table:table-cell>
              <table:table-cell office:value-type="float" office:value="638.166666666667">
                <text:p>638.166666666667</text:p>
              </table:table-cell>
              <table:table-cell office:value-type="float" office:value="645.948813012822">
                <text:p>645.94881301282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636.333333333333">
                <text:p>636.333333333333</text:p>
              </table:table-cell>
              <table:table-cell office:value-type="float" office:value="625.951564829826">
                <text:p>625.951564829826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597.916666666667">
                <text:p>597.916666666667</text:p>
              </table:table-cell>
              <table:table-cell office:value-type="float" office:value="606.173571206941">
                <text:p>606.173571206941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598.083333333333">
                <text:p>598.083333333333</text:p>
              </table:table-cell>
              <table:table-cell office:value-type="float" office:value="586.623472885615">
                <text:p>586.623472885615</text:p>
              </table:table-cell>
            </table:table-row>
            <table:table-row>
              <table:table-cell office:value-type="string"/>
              <table:table-cell office:value-type="float" office:value="36.5">
                <text:p>36.5</text:p>
              </table:table-cell>
              <table:table-cell office:value-type="float" office:value="558.75">
                <text:p>558.75</text:p>
              </table:table-cell>
              <table:table-cell office:value-type="float" office:value="567.309743457385">
                <text:p>567.309743457385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557.916666666667">
                <text:p>557.916666666667</text:p>
              </table:table-cell>
              <table:table-cell office:value-type="float" office:value="548.240681753955">
                <text:p>548.240681753955</text:p>
              </table:table-cell>
            </table:table-row>
            <table:table-row>
              <table:table-cell office:value-type="string"/>
              <table:table-cell office:value-type="float" office:value="35.5">
                <text:p>35.5</text:p>
              </table:table-cell>
              <table:table-cell office:value-type="float" office:value="520.25">
                <text:p>520.25</text:p>
              </table:table-cell>
              <table:table-cell office:value-type="float" office:value="529.424404237278">
                <text:p>529.42440423727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0.868837389638">
                <text:p>510.868837389638</text:p>
              </table:table-cell>
            </table:table-row>
            <table:table-row>
              <table:table-cell office:value-type="string"/>
              <table:table-cell office:value-type="float" office:value="34.5">
                <text:p>34.5</text:p>
              </table:table-cell>
              <table:table-cell office:value-type="float" office:value="485.666666666667">
                <text:p>485.666666666667</text:p>
              </table:table-cell>
              <table:table-cell office:value-type="float" office:value="492.581710103726">
                <text:p>492.581710103726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74.570546072724">
                <text:p>474.570546072724</text:p>
              </table:table-cell>
            </table:table-row>
            <table:table-row>
              <table:table-cell office:value-type="string"/>
              <table:table-cell office:value-type="float" office:value="33.5">
                <text:p>33.5</text:p>
              </table:table-cell>
              <table:table-cell office:value-type="float" office:value="450.083333333333">
                <text:p>450.083333333333</text:p>
              </table:table-cell>
              <table:table-cell office:value-type="float" office:value="456.842656180387">
                <text:p>456.842656180387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449.25">
                <text:p>449.25</text:p>
              </table:table-cell>
              <table:table-cell office:value-type="float" office:value="439.405130891119">
                <text:p>439.405130891119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415.416666666667">
                <text:p>415.416666666667</text:p>
              </table:table-cell>
              <table:table-cell office:value-type="float" office:value="422.264832640055">
                <text:p>422.26483264005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415.166666666667">
                <text:p>415.166666666667</text:p>
              </table:table-cell>
              <table:table-cell office:value-type="float" office:value="405.428388223147">
                <text:p>405.428388223147</text:p>
              </table:table-cell>
            </table:table-row>
            <table:table-row>
              <table:table-cell office:value-type="string"/>
              <table:table-cell office:value-type="float" office:value="31.5">
                <text:p>31.5</text:p>
              </table:table-cell>
              <table:table-cell office:value-type="float" office:value="383.083333333333">
                <text:p>383.083333333333</text:p>
              </table:table-cell>
              <table:table-cell office:value-type="float" office:value="388.902181187234">
                <text:p>388.90218118723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381.583333333333">
                <text:p>381.583333333333</text:p>
              </table:table-cell>
              <table:table-cell office:value-type="float" office:value="372.692344220134">
                <text:p>372.692344220134</text:p>
              </table:table-cell>
            </table:table-row>
            <table:table-row>
              <table:table-cell office:value-type="string"/>
              <table:table-cell office:value-type="float" office:value="30.5">
                <text:p>30.5</text:p>
              </table:table-cell>
              <table:table-cell office:value-type="float" office:value="348.083333333333">
                <text:p>348.083333333333</text:p>
              </table:table-cell>
              <table:table-cell office:value-type="float" office:value="356.804751540713">
                <text:p>356.80475154071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48.666666666667">
                <text:p>348.666666666667</text:p>
              </table:table-cell>
              <table:table-cell office:value-type="float" office:value="341.245011288978">
                <text:p>341.245011288978</text:p>
              </table:table-cell>
            </table:table-row>
            <table:table-row>
              <table:table-cell office:value-type="string"/>
              <table:table-cell office:value-type="float" office:value="29.5">
                <text:p>29.5</text:p>
              </table:table-cell>
              <table:table-cell office:value-type="float" office:value="314">
                <text:p>314</text:p>
              </table:table-cell>
              <table:table-cell office:value-type="float" office:value="326.018457916146">
                <text:p>326.01845791614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12.75">
                <text:p>312.75</text:p>
              </table:table-cell>
              <table:table-cell office:value-type="float" office:value="311.130144574731">
                <text:p>311.130144574731</text:p>
              </table:table-cell>
            </table:table-row>
            <table:table-row>
              <table:table-cell office:value-type="string"/>
              <table:table-cell office:value-type="float" office:value="28.5">
                <text:p>28.5</text:p>
              </table:table-cell>
              <table:table-cell office:value-type="float" office:value="284.5">
                <text:p>284.5</text:p>
              </table:table-cell>
              <table:table-cell office:value-type="float" office:value="296.584835508624">
                <text:p>296.584835508624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285.666666666667">
                <text:p>285.666666666667</text:p>
              </table:table-cell>
              <table:table-cell office:value-type="float" office:value="282.386998443172">
                <text:p>282.386998443172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259.75">
                <text:p>259.75</text:p>
              </table:table-cell>
              <table:table-cell office:value-type="float" office:value="268.540796975258">
                <text:p>268.54079697525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255.833333333333">
                <text:p>255.833333333333</text:p>
              </table:table-cell>
              <table:table-cell office:value-type="float" office:value="255.050082963385">
                <text:p>255.050082963385</text:p>
              </table:table-cell>
            </table:table-row>
            <table:table-row>
              <table:table-cell office:value-type="string"/>
              <table:table-cell office:value-type="float" office:value="26.5">
                <text:p>26.5</text:p>
              </table:table-cell>
              <table:table-cell office:value-type="float" office:value="230.416666666667">
                <text:p>230.416666666667</text:p>
              </table:table-cell>
              <table:table-cell office:value-type="float" office:value="241.918388917752">
                <text:p>241.918388917752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229.148920390337">
                <text:p>229.148920390337</text:p>
              </table:table-cell>
            </table:table-row>
            <table:table-row>
              <table:table-cell office:value-type="string"/>
              <table:table-cell office:value-type="float" office:value="25.5">
                <text:p>25.5</text:p>
              </table:table-cell>
              <table:table-cell office:value-type="float" office:value="205.25">
                <text:p>205.25</text:p>
              </table:table-cell>
              <table:table-cell office:value-type="float" office:value="216.744548364978">
                <text:p>216.74454836497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05.166666666667">
                <text:p>205.166666666667</text:p>
              </table:table-cell>
              <table:table-cell office:value-type="float" office:value="204.707801647452">
                <text:p>204.707801647452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181.916666666667">
                <text:p>181.916666666667</text:p>
              </table:table-cell>
              <table:table-cell office:value-type="float" office:value="193.040859255557">
                <text:p>193.04085925555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82.5">
                <text:p>182.5</text:p>
              </table:table-cell>
              <table:table-cell office:value-type="float" office:value="181.74554280919">
                <text:p>181.74554280919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161">
                <text:p>161</text:p>
              </table:table-cell>
              <table:table-cell office:value-type="float" office:value="170.823308920432">
                <text:p>170.823308920432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60.166666666667">
                <text:p>160.166666666667</text:p>
              </table:table-cell>
              <table:table-cell office:value-type="float" office:value="160.275241583624">
                <text:p>160.275241583624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141.083333333333">
                <text:p>141.083333333333</text:p>
              </table:table-cell>
              <table:table-cell office:value-type="float" office:value="150.102044565449">
                <text:p>150.10204456544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41.166666666667">
                <text:p>141.166666666667</text:p>
              </table:table-cell>
              <table:table-cell office:value-type="float" office:value="140.304033795014">
                <text:p>140.304033795014</text:p>
              </table:table-cell>
            </table:table-row>
            <table:table-row>
              <table:table-cell office:value-type="string"/>
              <table:table-cell office:value-type="float" office:value="21.5">
                <text:p>21.5</text:p>
              </table:table-cell>
              <table:table-cell office:value-type="float" office:value="123.416666666667">
                <text:p>123.416666666667</text:p>
              </table:table-cell>
              <table:table-cell office:value-type="float" office:value="130.881129753929">
                <text:p>130.88112975392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3.5">
                <text:p>123.5</text:p>
              </table:table-cell>
              <table:table-cell office:value-type="float" office:value="121.832849866387">
                <text:p>121.832849866387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  <table:table-cell office:value-type="float" office:value="107.583333333333">
                <text:p>107.583333333333</text:p>
              </table:table-cell>
              <table:table-cell office:value-type="float" office:value="113.158300889247">
                <text:p>113.15830088924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08.416666666667">
                <text:p>108.416666666667</text:p>
              </table:table-cell>
              <table:table-cell office:value-type="float" office:value="104.856171302112">
                <text:p>104.856171302112</text:p>
              </table:table-cell>
            </table:table-row>
            <table:table-row>
              <table:table-cell office:value-type="string"/>
              <table:table-cell office:value-type="float" office:value="19.5">
                <text:p>19.5</text:p>
              </table:table-cell>
              <table:table-cell office:value-type="float" office:value="93.8333333333333">
                <text:p>93.8333333333333</text:p>
              </table:table-cell>
              <table:table-cell office:value-type="float" office:value="96.9247236974096">
                <text:p>96.924723697409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89.3617871704754">
                <text:p>89.3617871704754</text:p>
              </table:table-cell>
            </table:table-row>
            <table:table-row>
              <table:table-cell office:value-type="string"/>
              <table:table-cell office:value-type="float" office:value="18.5">
                <text:p>18.5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82.1647497096299">
                <text:p>82.1647497096299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75.3305505862614">
                <text:p>75.3305505862614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8.8556727449054">
                <text:p>68.855672744905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62.7361351933256">
                <text:p>62.7361351933256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57.75">
                <text:p>57.75</text:p>
              </table:table-cell>
              <table:table-cell office:value-type="float" office:value="56.9674853925943">
                <text:p>56.967485392594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51.5447916471729">
                <text:p>51.5447916471729</text:p>
              </table:table-cell>
            </table:table-row>
            <table:table-row>
              <table:table-cell office:value-type="string"/>
              <table:table-cell office:value-type="float" office:value="15.5">
                <text:p>15.5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6.4626354949924">
                <text:p>46.462635494992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41.7151040975341">
                <text:p>41.7151040975341</text:p>
              </table:table-cell>
            </table:table-row>
            <table:table-row>
              <table:table-cell office:value-type="string"/>
              <table:table-cell office:value-type="float" office:value="14.5">
                <text:p>14.5</text:p>
              </table:table-cell>
              <table:table-cell office:value-type="float" office:value="40">
                <text:p>40</text:p>
              </table:table-cell>
              <table:table-cell office:value-type="float" office:value="37.2957826299098">
                <text:p>37.295782629909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3.1977466709427">
                <text:p>33.1977466709427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32.75">
                <text:p>32.75</text:p>
              </table:table-cell>
              <table:table-cell office:value-type="float" office:value="29.4135545932476">
                <text:p>29.413554593247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25.9352399533116">
                <text:p>25.9352399533116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22.7543038815745">
                <text:p>22.754303881574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19.8617074725097">
                <text:p>19.8617074725097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20">
                <text:p>20</text:p>
              </table:table-cell>
              <table:table-cell office:value-type="float" office:value="17.2478641747039">
                <text:p>17.247864174703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4.9026321809387">
                <text:p>14.9026321809387</text:p>
              </table:table-cell>
            </table:table-row>
            <table:table-row>
              <table:table-cell office:value-type="string"/>
              <table:table-cell office:value-type="float" office:value="10.5">
                <text:p>10.5</text:p>
              </table:table-cell>
              <table:table-cell office:value-type="float" office:value="15">
                <text:p>15</text:p>
              </table:table-cell>
              <table:table-cell office:value-type="float" office:value="12.8153068182702">
                <text:p>12.81530681827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.9746129381101">
                <text:p>10.9746129381101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  <table:table-cell office:value-type="float" office:value="9.36869730630581">
                <text:p>9.3686973063058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.9851209932214">
                <text:p>7.9851209932214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6.81085176381779">
                <text:p>6.8108517638177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3225646773339">
                <text:p>5.83225646773339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5.75">
                <text:p>5.75</text:p>
              </table:table-cell>
              <table:table-cell office:value-type="float" office:value="5.03509342936463">
                <text:p>5.0350934293646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4.40450483794648">
                <text:p>4.40450483794648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3.92500913763295">
                <text:p>3.9250091376329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.58049341757763">
                <text:p>3.58049341757763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3.35420580201422">
                <text:p>3.3542058020142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.22874784033704">
                <text:p>3.22874784033704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3.18606689718153">
                <text:p>3.1860668971815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20744854250485">
                <text:p>3.20744854250485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3.2735089416663">
                <text:p>3.273508941666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36418724550792">
                <text:p>3.36418724550792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3.45873798043499">
                <text:p>3.4587379804349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3572343849655">
                <text:p>3.5357234384965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.57300606746591">
                <text:p>3.5730060674659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4774086092119">
                <text:p>3.5477408609211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3.43636774832585">
                <text:p>3.436367748325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2146039851092">
                <text:p>3.2146039851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